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46be" officeooo:paragraph-rsid="000146be"/>
    </style:style>
    <style:style style:name="P2" style:family="paragraph" style:parent-style-name="Standard">
      <style:text-properties officeooo:rsid="000146be" officeooo:paragraph-rsid="001b9aa3"/>
    </style:style>
    <style:style style:name="P3" style:family="paragraph" style:parent-style-name="Standard">
      <style:text-properties officeooo:rsid="0014f2dd" officeooo:paragraph-rsid="0014f2dd"/>
    </style:style>
    <style:style style:name="P4" style:family="paragraph" style:parent-style-name="Standard">
      <style:text-properties officeooo:rsid="00171f04" officeooo:paragraph-rsid="00171f04"/>
    </style:style>
    <style:style style:name="P5" style:family="paragraph" style:parent-style-name="Standard">
      <style:paragraph-properties fo:text-align="justify" style:justify-single-word="false"/>
      <style:text-properties officeooo:rsid="00171f04" officeooo:paragraph-rsid="00171f04"/>
    </style:style>
    <style:style style:name="P6" style:family="paragraph" style:parent-style-name="Standard">
      <style:text-properties officeooo:rsid="00062318" officeooo:paragraph-rsid="0022de25"/>
    </style:style>
    <style:style style:name="P7" style:family="paragraph" style:parent-style-name="Standard">
      <style:text-properties officeooo:paragraph-rsid="001935c0"/>
    </style:style>
    <style:style style:name="P8" style:family="paragraph" style:parent-style-name="Standard">
      <style:text-properties officeooo:rsid="00285be3" officeooo:paragraph-rsid="00285be3"/>
    </style:style>
    <style:style style:name="P9" style:family="paragraph" style:parent-style-name="Standard">
      <style:text-properties officeooo:paragraph-rsid="002c2056"/>
    </style:style>
    <style:style style:name="P10" style:family="paragraph" style:parent-style-name="Standard">
      <style:text-properties officeooo:rsid="001b9aa3" officeooo:paragraph-rsid="001b9aa3"/>
    </style:style>
    <style:style style:name="P11" style:family="paragraph" style:parent-style-name="Standard">
      <style:text-properties officeooo:paragraph-rsid="0036671e"/>
    </style:style>
    <style:style style:name="P12" style:family="paragraph" style:parent-style-name="Standard">
      <style:text-properties officeooo:rsid="0003bab5" officeooo:paragraph-rsid="0003bab5"/>
    </style:style>
    <style:style style:name="P13" style:family="paragraph" style:parent-style-name="Standard">
      <style:text-properties officeooo:paragraph-rsid="00378e62"/>
    </style:style>
    <style:style style:name="P14" style:family="paragraph" style:parent-style-name="Standard">
      <style:paragraph-properties fo:text-align="justify" style:justify-single-word="false"/>
      <style:text-properties officeooo:rsid="001935c0" officeooo:paragraph-rsid="001935c0"/>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officeooo:paragraph-rsid="00a43530"/>
    </style:style>
    <style:style style:name="P17" style:family="paragraph" style:parent-style-name="Preformatted_20_Text">
      <style:text-properties officeooo:rsid="0003bab5" officeooo:paragraph-rsid="0003bab5"/>
    </style:style>
    <style:style style:name="P18" style:family="paragraph" style:parent-style-name="Text_20_body">
      <style:text-properties officeooo:paragraph-rsid="00378e62"/>
    </style:style>
    <style:style style:name="P19" style:family="paragraph" style:parent-style-name="Text_20_body">
      <style:text-properties officeooo:paragraph-rsid="003af429"/>
    </style:style>
    <style:style style:name="P20" style:family="paragraph" style:parent-style-name="Text_20_body">
      <style:text-properties officeooo:paragraph-rsid="0041162a"/>
    </style:style>
    <style:style style:name="P21" style:family="paragraph" style:parent-style-name="Text_20_body">
      <style:text-properties officeooo:paragraph-rsid="00389860"/>
    </style:style>
    <style:style style:name="P22" style:family="paragraph" style:parent-style-name="Text_20_body">
      <style:text-properties officeooo:rsid="005298eb" officeooo:paragraph-rsid="005298eb"/>
    </style:style>
    <style:style style:name="P23" style:family="paragraph" style:parent-style-name="Text_20_body">
      <style:text-properties officeooo:paragraph-rsid="00565690"/>
    </style:style>
    <style:style style:name="P24" style:family="paragraph" style:parent-style-name="Text_20_body">
      <style:text-properties officeooo:paragraph-rsid="0057d3f9"/>
    </style:style>
    <style:style style:name="P25" style:family="paragraph" style:parent-style-name="Text_20_body">
      <style:text-properties officeooo:paragraph-rsid="0058fa79"/>
    </style:style>
    <style:style style:name="P26" style:family="paragraph" style:parent-style-name="Text_20_body">
      <style:text-properties officeooo:paragraph-rsid="00599ace"/>
    </style:style>
    <style:style style:name="P27" style:family="paragraph" style:parent-style-name="Text_20_body">
      <style:text-properties officeooo:paragraph-rsid="005b2511"/>
    </style:style>
    <style:style style:name="P28" style:family="paragraph" style:parent-style-name="Text_20_body">
      <style:text-properties officeooo:paragraph-rsid="0061cc67"/>
    </style:style>
    <style:style style:name="P29" style:family="paragraph" style:parent-style-name="Text_20_body">
      <style:text-properties officeooo:paragraph-rsid="00634c8b"/>
    </style:style>
    <style:style style:name="P30" style:family="paragraph" style:parent-style-name="Text_20_body">
      <style:text-properties officeooo:paragraph-rsid="006849c0"/>
    </style:style>
    <style:style style:name="P31" style:family="paragraph" style:parent-style-name="Text_20_body">
      <style:text-properties officeooo:paragraph-rsid="006a187c"/>
    </style:style>
    <style:style style:name="P32" style:family="paragraph" style:parent-style-name="Text_20_body">
      <style:text-properties officeooo:paragraph-rsid="006d940e"/>
    </style:style>
    <style:style style:name="P33" style:family="paragraph" style:parent-style-name="Text_20_body">
      <style:text-properties officeooo:paragraph-rsid="006dd49c"/>
    </style:style>
    <style:style style:name="P34" style:family="paragraph" style:parent-style-name="Text_20_body">
      <style:text-properties officeooo:paragraph-rsid="006f633b"/>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7379c3"/>
    </style:style>
    <style:style style:name="P37" style:family="paragraph" style:parent-style-name="Text_20_body">
      <style:paragraph-properties fo:text-align="justify" style:justify-single-word="false"/>
      <style:text-properties officeooo:paragraph-rsid="008ee5c8"/>
    </style:style>
    <style:style style:name="P38" style:family="paragraph" style:parent-style-name="Text_20_body">
      <style:paragraph-properties fo:text-align="justify" style:justify-single-word="false"/>
      <style:text-properties officeooo:paragraph-rsid="008fb4b7"/>
    </style:style>
    <style:style style:name="P39" style:family="paragraph" style:parent-style-name="Text_20_body">
      <style:paragraph-properties fo:text-align="justify" style:justify-single-word="false"/>
      <style:text-properties officeooo:paragraph-rsid="00924e02"/>
    </style:style>
    <style:style style:name="P40" style:family="paragraph" style:parent-style-name="Text_20_body">
      <style:paragraph-properties fo:text-align="justify" style:justify-single-word="false"/>
      <style:text-properties officeooo:paragraph-rsid="009e7e43"/>
    </style:style>
    <style:style style:name="P41" style:family="paragraph" style:parent-style-name="Text_20_body">
      <style:paragraph-properties fo:text-align="justify" style:justify-single-word="false"/>
      <style:text-properties officeooo:paragraph-rsid="00a263cf"/>
    </style:style>
    <style:style style:name="P42" style:family="paragraph" style:parent-style-name="Text_20_body">
      <style:paragraph-properties fo:text-align="justify" style:justify-single-word="false"/>
      <style:text-properties officeooo:paragraph-rsid="00bb5317"/>
    </style:style>
    <style:style style:name="P43" style:family="paragraph" style:parent-style-name="Text_20_body">
      <style:text-properties officeooo:paragraph-rsid="0078430d"/>
    </style:style>
    <style:style style:name="P44" style:family="paragraph" style:parent-style-name="Text_20_body">
      <style:text-properties officeooo:paragraph-rsid="0079399a"/>
    </style:style>
    <style:style style:name="P45" style:family="paragraph" style:parent-style-name="Text_20_body">
      <style:text-properties officeooo:paragraph-rsid="007fffa5"/>
    </style:style>
    <style:style style:name="P46" style:family="paragraph" style:parent-style-name="Text_20_body">
      <style:text-properties officeooo:paragraph-rsid="0082001b"/>
    </style:style>
    <style:style style:name="P47" style:family="paragraph" style:parent-style-name="Text_20_body">
      <style:text-properties officeooo:paragraph-rsid="0082a20d"/>
    </style:style>
    <style:style style:name="P48" style:family="paragraph" style:parent-style-name="Text_20_body">
      <style:text-properties officeooo:paragraph-rsid="00839682"/>
    </style:style>
    <style:style style:name="P49" style:family="paragraph" style:parent-style-name="Text_20_body">
      <style:text-properties officeooo:paragraph-rsid="008ce53e"/>
    </style:style>
    <style:style style:name="P50" style:family="paragraph" style:parent-style-name="Text_20_body">
      <style:text-properties officeooo:paragraph-rsid="0095c79a"/>
    </style:style>
    <style:style style:name="P51" style:family="paragraph" style:parent-style-name="Text_20_body">
      <style:text-properties officeooo:paragraph-rsid="0096be8d"/>
    </style:style>
    <style:style style:name="P52" style:family="paragraph" style:parent-style-name="Text_20_body">
      <style:text-properties officeooo:paragraph-rsid="009872a5"/>
    </style:style>
    <style:style style:name="P53" style:family="paragraph" style:parent-style-name="Text_20_body">
      <style:text-properties officeooo:paragraph-rsid="009a7edb"/>
    </style:style>
    <style:style style:name="P54" style:family="paragraph" style:parent-style-name="Text_20_body">
      <style:text-properties officeooo:paragraph-rsid="00a47fdc"/>
    </style:style>
    <style:style style:name="P55" style:family="paragraph" style:parent-style-name="Text_20_body">
      <style:text-properties officeooo:paragraph-rsid="00a587b7"/>
    </style:style>
    <style:style style:name="P56" style:family="paragraph" style:parent-style-name="Text_20_body">
      <style:text-properties officeooo:paragraph-rsid="00a80bf7"/>
    </style:style>
    <style:style style:name="P57" style:family="paragraph" style:parent-style-name="Text_20_body">
      <style:text-properties officeooo:paragraph-rsid="00aaf006"/>
    </style:style>
    <style:style style:name="P58" style:family="paragraph" style:parent-style-name="Text_20_body">
      <style:text-properties officeooo:paragraph-rsid="00adffda"/>
    </style:style>
    <style:style style:name="P59" style:family="paragraph" style:parent-style-name="Text_20_body">
      <style:text-properties officeooo:paragraph-rsid="00afc9c3"/>
    </style:style>
    <style:style style:name="P60" style:family="paragraph" style:parent-style-name="Text_20_body">
      <style:text-properties officeooo:paragraph-rsid="00b1facb"/>
    </style:style>
    <style:style style:name="P61" style:family="paragraph" style:parent-style-name="Text_20_body">
      <style:text-properties officeooo:paragraph-rsid="00b2e370"/>
    </style:style>
    <style:style style:name="P62" style:family="paragraph" style:parent-style-name="Text_20_body">
      <style:text-properties officeooo:paragraph-rsid="00b49222"/>
    </style:style>
    <style:style style:name="P63" style:family="paragraph" style:parent-style-name="Text_20_body">
      <style:text-properties officeooo:paragraph-rsid="00b70b22"/>
    </style:style>
    <style:style style:name="P64" style:family="paragraph" style:parent-style-name="Text_20_body">
      <style:text-properties officeooo:paragraph-rsid="00b86e32"/>
    </style:style>
    <style:style style:name="P65" style:family="paragraph" style:parent-style-name="Text_20_body">
      <style:text-properties officeooo:paragraph-rsid="00bc82a0"/>
    </style:style>
    <style:style style:name="P66" style:family="paragraph" style:parent-style-name="Text_20_body">
      <style:text-properties officeooo:paragraph-rsid="00bd8fd8"/>
    </style:style>
    <style:style style:name="P67" style:family="paragraph" style:parent-style-name="Text_20_body">
      <style:text-properties officeooo:paragraph-rsid="00bf4095"/>
    </style:style>
    <style:style style:name="P68" style:family="paragraph" style:parent-style-name="Text_20_body">
      <style:text-properties officeooo:rsid="00006c74"/>
    </style:style>
    <style:style style:name="P69" style:family="paragraph" style:parent-style-name="Preformatted_20_Text">
      <style:paragraph-properties fo:margin-top="0cm" fo:margin-bottom="0.499cm" loext:contextual-spacing="false"/>
      <style:text-properties officeooo:rsid="000c5360" officeooo:paragraph-rsid="000c5360"/>
    </style:style>
    <style:style style:name="P70" style:family="paragraph" style:parent-style-name="Preformatted_20_Text">
      <style:paragraph-properties fo:margin-top="0cm" fo:margin-bottom="0.499cm" loext:contextual-spacing="false"/>
      <style:text-properties officeooo:paragraph-rsid="00a47fdc"/>
    </style:style>
    <style:style style:name="P71" style:family="paragraph" style:parent-style-name="Table_20_Contents">
      <style:text-properties officeooo:rsid="0014f2dd" officeooo:paragraph-rsid="0014f2dd"/>
    </style:style>
    <style:style style:name="P72" style:family="paragraph" style:parent-style-name="Table_20_Contents">
      <style:text-properties officeooo:rsid="00171f04" officeooo:paragraph-rsid="00171f04"/>
    </style:style>
    <style:style style:name="P7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7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75" style:family="paragraph" style:parent-style-name="Comanddos">
      <style:text-properties officeooo:paragraph-rsid="0041162a"/>
    </style:style>
    <style:style style:name="P76" style:family="paragraph" style:parent-style-name="Comanddos">
      <style:text-properties officeooo:paragraph-rsid="004bd3f3"/>
    </style:style>
    <style:style style:name="P77" style:family="paragraph" style:parent-style-name="Comanddos">
      <style:text-properties officeooo:paragraph-rsid="004c60e6"/>
    </style:style>
    <style:style style:name="P78" style:family="paragraph" style:parent-style-name="Comanddos">
      <style:text-properties officeooo:rsid="0055be18" officeooo:paragraph-rsid="00565690"/>
    </style:style>
    <style:style style:name="P79" style:family="paragraph" style:parent-style-name="Comanddos">
      <style:text-properties officeooo:paragraph-rsid="00599ace"/>
    </style:style>
    <style:style style:name="P80" style:family="paragraph" style:parent-style-name="Comanddos">
      <style:text-properties officeooo:paragraph-rsid="007379c3"/>
    </style:style>
    <style:style style:name="P81" style:family="paragraph" style:parent-style-name="Comanddos">
      <style:text-properties officeooo:paragraph-rsid="00b1facb"/>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Text_20_body">
      <style:paragraph-properties fo:break-before="page"/>
      <style:text-properties officeooo:paragraph-rsid="00bf4095"/>
    </style:style>
    <style:style style:name="P85" style:family="paragraph" style:parent-style-name="Contents_20_Heading">
      <style:paragraph-properties fo:break-before="page"/>
    </style:style>
    <style:style style:name="P86" style:family="paragraph" style:parent-style-name="Title">
      <style:paragraph-properties fo:break-before="page"/>
      <style:text-properties officeooo:paragraph-rsid="00bfee11"/>
    </style:style>
    <style:style style:name="P87" style:family="paragraph" style:parent-style-name="Text_20_body" style:master-page-name="">
      <loext:graphic-properties draw:fill="none"/>
      <style:paragraph-properties fo:margin-left="0cm" fo:margin-right="0cm" fo:margin-top="0cm" fo:margin-bottom="0.247cm" loext:contextual-spacing="false" fo:line-height="120%" fo:text-indent="2.101cm" style:auto-text-indent="false" style:page-number="auto" fo:background-color="transparent">
        <style:tab-stops>
          <style:tab-stop style:position="2.087cm"/>
        </style:tab-stops>
      </style:paragraph-properties>
    </style:style>
    <style:style style:name="P88" style:family="paragraph" style:parent-style-name="Text_20_body">
      <loext:graphic-properties draw:fill="none"/>
      <style:paragraph-properties fo:margin-left="0cm" fo:margin-right="0cm" fo:margin-top="0cm" fo:margin-bottom="0.247cm" loext:contextual-spacing="false" fo:line-height="120%" fo:text-indent="2.101cm" style:auto-text-indent="false" fo:background-color="transparent">
        <style:tab-stops>
          <style:tab-stop style:position="2.087cm"/>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Heading">
      <style:paragraph-properties fo:text-align="center" style:justify-single-word="false"/>
    </style:style>
    <style:style style:name="P91" style:family="paragraph" style:parent-style-name="Title">
      <style:text-properties officeooo:paragraph-rsid="00bfee11"/>
    </style:style>
    <style:style style:name="P92" style:family="paragraph" style:parent-style-name="Standard">
      <style:paragraph-properties fo:text-align="justify" style:justify-single-word="false"/>
      <style:text-properties officeooo:rsid="00171f04" officeooo:paragraph-rsid="00171f04"/>
    </style:style>
    <style:style style:name="P93" style:family="paragraph" style:parent-style-name="Standard">
      <style:text-properties officeooo:rsid="000146be" officeooo:paragraph-rsid="000146be"/>
    </style:style>
    <style:style style:name="P94" style:family="paragraph" style:parent-style-name="Standard">
      <style:text-properties officeooo:paragraph-rsid="001935c0"/>
    </style:style>
    <style:style style:name="P95" style:family="paragraph" style:parent-style-name="Standard">
      <style:paragraph-properties fo:text-align="justify" style:justify-single-word="false"/>
      <style:text-properties officeooo:paragraph-rsid="001935c0"/>
    </style:style>
    <style:style style:name="P96" style:family="paragraph" style:parent-style-name="Standard">
      <style:paragraph-properties fo:text-align="justify" style:justify-single-word="false"/>
      <style:text-properties officeooo:paragraph-rsid="0049a9a6"/>
    </style:style>
    <style:style style:name="P97" style:family="paragraph" style:parent-style-name="Standard">
      <style:paragraph-properties fo:text-align="justify" style:justify-single-word="false"/>
      <style:text-properties officeooo:paragraph-rsid="004217bc"/>
    </style:style>
    <style:style style:name="P98" style:family="paragraph" style:parent-style-name="Standard">
      <style:paragraph-properties fo:text-align="justify" style:justify-single-word="false"/>
      <style:text-properties officeooo:paragraph-rsid="0054f73b"/>
    </style:style>
    <style:style style:name="P99" style:family="paragraph" style:parent-style-name="Standard">
      <style:paragraph-properties fo:text-align="justify" style:justify-single-word="false"/>
      <style:text-properties officeooo:paragraph-rsid="002a1628"/>
    </style:style>
    <style:style style:name="P100" style:family="paragraph" style:parent-style-name="Standard">
      <style:paragraph-properties fo:text-align="justify" style:justify-single-word="false"/>
      <style:text-properties officeooo:paragraph-rsid="002c2056"/>
    </style:style>
    <style:style style:name="P101" style:family="paragraph" style:parent-style-name="Standard">
      <style:paragraph-properties fo:text-align="justify" style:justify-single-word="false"/>
      <style:text-properties officeooo:paragraph-rsid="0036671e"/>
    </style:style>
    <style:style style:name="P102" style:family="paragraph" style:parent-style-name="Standard">
      <style:paragraph-properties fo:text-align="justify" style:justify-single-word="false"/>
      <style:text-properties officeooo:rsid="00285be3" officeooo:paragraph-rsid="00285be3"/>
    </style:style>
    <style:style style:name="P103" style:family="paragraph" style:parent-style-name="Standard">
      <style:paragraph-properties fo:text-align="justify" style:justify-single-word="false"/>
      <style:text-properties officeooo:rsid="0034fb37" officeooo:paragraph-rsid="0034fb37"/>
    </style:style>
    <style:style style:name="P104" style:family="paragraph" style:parent-style-name="Standard">
      <style:paragraph-properties fo:text-align="justify" style:justify-single-word="false"/>
      <style:text-properties fo:font-style="normal" style:font-style-asian="normal" style:font-style-complex="normal"/>
    </style:style>
    <style:style style:name="P105" style:family="paragraph" style:parent-style-name="Text_20_body">
      <style:paragraph-properties fo:text-align="justify" style:justify-single-word="false"/>
      <style:text-properties officeooo:rsid="0014f2dd" officeooo:paragraph-rsid="0014f2dd"/>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officeooo:paragraph-rsid="00c62ffa"/>
    </style:style>
    <style:style style:name="P108" style:family="paragraph" style:parent-style-name="Text_20_body">
      <style:paragraph-properties fo:text-align="justify" style:justify-single-word="false"/>
      <style:text-properties officeooo:paragraph-rsid="002e15ef"/>
    </style:style>
    <style:style style:name="P109" style:family="paragraph" style:parent-style-name="Text_20_body">
      <style:paragraph-properties fo:text-align="justify" style:justify-single-word="false"/>
      <style:text-properties officeooo:paragraph-rsid="00222a12"/>
    </style:style>
    <style:style style:name="P110" style:family="paragraph" style:parent-style-name="Text_20_body">
      <style:paragraph-properties fo:text-align="justify" style:justify-single-word="false"/>
      <style:text-properties officeooo:paragraph-rsid="003af429"/>
    </style:style>
    <style:style style:name="P111" style:family="paragraph" style:parent-style-name="Text_20_body">
      <style:paragraph-properties fo:text-align="justify" style:justify-single-word="false"/>
      <style:text-properties officeooo:paragraph-rsid="0022de25"/>
    </style:style>
    <style:style style:name="P112" style:family="paragraph" style:parent-style-name="Text_20_body">
      <style:paragraph-properties fo:text-align="justify" style:justify-single-word="false"/>
      <style:text-properties officeooo:paragraph-rsid="005298eb"/>
    </style:style>
    <style:style style:name="P113" style:family="paragraph" style:parent-style-name="Text_20_body">
      <style:paragraph-properties fo:text-align="justify" style:justify-single-word="false"/>
      <style:text-properties officeooo:paragraph-rsid="0057d3f9"/>
    </style:style>
    <style:style style:name="P114" style:family="paragraph" style:parent-style-name="Text_20_body">
      <style:paragraph-properties fo:text-align="justify" style:justify-single-word="false"/>
      <style:text-properties officeooo:paragraph-rsid="0058d95b"/>
    </style:style>
    <style:style style:name="P115" style:family="paragraph" style:parent-style-name="Text_20_body">
      <style:paragraph-properties fo:text-align="justify" style:justify-single-word="false"/>
      <style:text-properties officeooo:paragraph-rsid="0058fa79"/>
    </style:style>
    <style:style style:name="P116" style:family="paragraph" style:parent-style-name="Text_20_body">
      <style:paragraph-properties fo:text-align="justify" style:justify-single-word="false"/>
      <style:text-properties officeooo:paragraph-rsid="005b2511"/>
    </style:style>
    <style:style style:name="P117" style:family="paragraph" style:parent-style-name="Text_20_body">
      <style:paragraph-properties fo:text-align="justify" style:justify-single-word="false"/>
      <style:text-properties officeooo:paragraph-rsid="005e5aa7"/>
    </style:style>
    <style:style style:name="P118" style:family="paragraph" style:parent-style-name="Text_20_body">
      <style:paragraph-properties fo:text-align="justify" style:justify-single-word="false"/>
      <style:text-properties officeooo:paragraph-rsid="00637ae4"/>
    </style:style>
    <style:style style:name="P119" style:family="paragraph" style:parent-style-name="Text_20_body">
      <style:paragraph-properties fo:text-align="justify" style:justify-single-word="false"/>
      <style:text-properties officeooo:paragraph-rsid="0064fbb0"/>
    </style:style>
    <style:style style:name="P120" style:family="paragraph" style:parent-style-name="Text_20_body">
      <style:paragraph-properties fo:text-align="justify" style:justify-single-word="false"/>
      <style:text-properties officeooo:paragraph-rsid="0065e333"/>
    </style:style>
    <style:style style:name="P121" style:family="paragraph" style:parent-style-name="Text_20_body">
      <style:paragraph-properties fo:text-align="justify" style:justify-single-word="false"/>
      <style:text-properties officeooo:paragraph-rsid="00670016"/>
    </style:style>
    <style:style style:name="P122" style:family="paragraph" style:parent-style-name="Text_20_body">
      <style:paragraph-properties fo:text-align="justify" style:justify-single-word="false"/>
      <style:text-properties officeooo:paragraph-rsid="00699369"/>
    </style:style>
    <style:style style:name="P123" style:family="paragraph" style:parent-style-name="Text_20_body">
      <style:paragraph-properties fo:text-align="justify" style:justify-single-word="false"/>
      <style:text-properties officeooo:paragraph-rsid="006dd49c"/>
    </style:style>
    <style:style style:name="P124" style:family="paragraph" style:parent-style-name="Text_20_body">
      <style:paragraph-properties fo:text-align="justify" style:justify-single-word="false"/>
      <style:text-properties officeooo:paragraph-rsid="006d940e"/>
    </style:style>
    <style:style style:name="P125" style:family="paragraph" style:parent-style-name="Text_20_body">
      <style:paragraph-properties fo:text-align="justify" style:justify-single-word="false"/>
      <style:text-properties officeooo:paragraph-rsid="006f633b"/>
    </style:style>
    <style:style style:name="P126" style:family="paragraph" style:parent-style-name="Text_20_body">
      <style:paragraph-properties fo:text-align="justify" style:justify-single-word="false"/>
      <style:text-properties officeooo:paragraph-rsid="0071039b"/>
    </style:style>
    <style:style style:name="P127" style:family="paragraph" style:parent-style-name="Text_20_body">
      <style:paragraph-properties fo:text-align="justify" style:justify-single-word="false"/>
      <style:text-properties officeooo:paragraph-rsid="00a43530"/>
    </style:style>
    <style:style style:name="P128" style:family="paragraph" style:parent-style-name="Text_20_body">
      <style:paragraph-properties fo:text-align="justify" style:justify-single-word="false"/>
      <style:text-properties officeooo:paragraph-rsid="0077a09a"/>
    </style:style>
    <style:style style:name="P129" style:family="paragraph" style:parent-style-name="Text_20_body">
      <style:paragraph-properties fo:text-align="justify" style:justify-single-word="false"/>
      <style:text-properties officeooo:paragraph-rsid="007a9c2d"/>
    </style:style>
    <style:style style:name="P130" style:family="paragraph" style:parent-style-name="Text_20_body">
      <style:paragraph-properties fo:text-align="justify" style:justify-single-word="false"/>
      <style:text-properties officeooo:paragraph-rsid="007e85a9"/>
    </style:style>
    <style:style style:name="P131" style:family="paragraph" style:parent-style-name="Text_20_body">
      <style:paragraph-properties fo:text-align="justify" style:justify-single-word="false"/>
      <style:text-properties officeooo:paragraph-rsid="00818fbf"/>
    </style:style>
    <style:style style:name="P132" style:family="paragraph" style:parent-style-name="Text_20_body">
      <style:paragraph-properties fo:text-align="justify" style:justify-single-word="false"/>
      <style:text-properties officeooo:paragraph-rsid="0082a20d"/>
    </style:style>
    <style:style style:name="P133" style:family="paragraph" style:parent-style-name="Text_20_body">
      <style:paragraph-properties fo:text-align="justify" style:justify-single-word="false"/>
      <style:text-properties officeooo:paragraph-rsid="008fb4b7"/>
    </style:style>
    <style:style style:name="P134" style:family="paragraph" style:parent-style-name="Text_20_body">
      <style:paragraph-properties fo:text-align="justify" style:justify-single-word="false"/>
      <style:text-properties officeooo:paragraph-rsid="008aecb6"/>
    </style:style>
    <style:style style:name="P135" style:family="paragraph" style:parent-style-name="Text_20_body">
      <style:paragraph-properties fo:text-align="justify" style:justify-single-word="false"/>
      <style:text-properties officeooo:paragraph-rsid="008ce53e"/>
    </style:style>
    <style:style style:name="P136" style:family="paragraph" style:parent-style-name="Text_20_body">
      <style:paragraph-properties fo:text-align="justify" style:justify-single-word="false"/>
      <style:text-properties officeooo:paragraph-rsid="0095c79a"/>
    </style:style>
    <style:style style:name="P137" style:family="paragraph" style:parent-style-name="Text_20_body">
      <style:paragraph-properties fo:text-align="justify" style:justify-single-word="false"/>
      <style:text-properties officeooo:paragraph-rsid="009a7edb"/>
    </style:style>
    <style:style style:name="P138" style:family="paragraph" style:parent-style-name="Text_20_body">
      <style:paragraph-properties fo:text-align="justify" style:justify-single-word="false"/>
      <style:text-properties officeooo:paragraph-rsid="00a47fdc"/>
    </style:style>
    <style:style style:name="P139" style:family="paragraph" style:parent-style-name="Text_20_body">
      <style:paragraph-properties fo:text-align="justify" style:justify-single-word="false"/>
      <style:text-properties officeooo:paragraph-rsid="00a587b7"/>
    </style:style>
    <style:style style:name="P140" style:family="paragraph" style:parent-style-name="Text_20_body">
      <style:paragraph-properties fo:text-align="justify" style:justify-single-word="false"/>
      <style:text-properties officeooo:paragraph-rsid="00a80bf7"/>
    </style:style>
    <style:style style:name="P141" style:family="paragraph" style:parent-style-name="Text_20_body">
      <style:paragraph-properties fo:text-align="justify" style:justify-single-word="false"/>
      <style:text-properties officeooo:paragraph-rsid="00aaf006"/>
    </style:style>
    <style:style style:name="P142" style:family="paragraph" style:parent-style-name="Text_20_body">
      <style:paragraph-properties fo:text-align="justify" style:justify-single-word="false"/>
      <style:text-properties officeooo:paragraph-rsid="00ac6b09"/>
    </style:style>
    <style:style style:name="P143" style:family="paragraph" style:parent-style-name="Text_20_body">
      <style:paragraph-properties fo:text-align="justify" style:justify-single-word="false"/>
      <style:text-properties officeooo:paragraph-rsid="00adffda"/>
    </style:style>
    <style:style style:name="P144" style:family="paragraph" style:parent-style-name="Text_20_body">
      <style:paragraph-properties fo:text-align="justify" style:justify-single-word="false"/>
      <style:text-properties officeooo:paragraph-rsid="00afc9c3"/>
    </style:style>
    <style:style style:name="P145" style:family="paragraph" style:parent-style-name="Text_20_body">
      <style:paragraph-properties fo:text-align="justify" style:justify-single-word="false"/>
      <style:text-properties officeooo:paragraph-rsid="00b0c8d6"/>
    </style:style>
    <style:style style:name="P146" style:family="paragraph" style:parent-style-name="Text_20_body">
      <style:paragraph-properties fo:text-align="justify" style:justify-single-word="false"/>
      <style:text-properties officeooo:paragraph-rsid="00b2e370"/>
    </style:style>
    <style:style style:name="P147" style:family="paragraph" style:parent-style-name="Text_20_body">
      <style:paragraph-properties fo:text-align="justify" style:justify-single-word="false"/>
      <style:text-properties officeooo:paragraph-rsid="00b49222"/>
    </style:style>
    <style:style style:name="P148" style:family="paragraph" style:parent-style-name="Text_20_body">
      <style:paragraph-properties fo:text-align="justify" style:justify-single-word="false"/>
      <style:text-properties officeooo:paragraph-rsid="00b6d358"/>
    </style:style>
    <style:style style:name="P149" style:family="paragraph" style:parent-style-name="Text_20_body">
      <style:paragraph-properties fo:text-align="justify" style:justify-single-word="false"/>
      <style:text-properties officeooo:paragraph-rsid="00b70b22"/>
    </style:style>
    <style:style style:name="P150" style:family="paragraph" style:parent-style-name="Text_20_body">
      <style:paragraph-properties fo:text-align="justify" style:justify-single-word="false"/>
      <style:text-properties officeooo:paragraph-rsid="00b86e32"/>
    </style:style>
    <style:style style:name="P151" style:family="paragraph" style:parent-style-name="Text_20_body">
      <style:paragraph-properties fo:text-align="justify" style:justify-single-word="false"/>
      <style:text-properties officeooo:paragraph-rsid="00bb5317"/>
    </style:style>
    <style:style style:name="P152" style:family="paragraph" style:parent-style-name="Text_20_body">
      <style:paragraph-properties fo:text-align="justify" style:justify-single-word="false"/>
      <style:text-properties officeooo:paragraph-rsid="00bc82a0"/>
    </style:style>
    <style:style style:name="P153" style:family="paragraph" style:parent-style-name="Text_20_body">
      <style:paragraph-properties fo:text-align="justify" style:justify-single-word="false"/>
      <style:text-properties officeooo:paragraph-rsid="00bf4095"/>
    </style:style>
    <style:style style:name="P154" style:family="paragraph" style:parent-style-name="Text_20_body">
      <style:text-properties officeooo:paragraph-rsid="00a43530"/>
    </style:style>
    <style:style style:name="P155" style:family="paragraph" style:parent-style-name="Text_20_body">
      <style:text-properties officeooo:paragraph-rsid="00b86e32"/>
    </style:style>
    <style:style style:name="P156" style:family="paragraph" style:parent-style-name="Text_20_body">
      <style:text-properties officeooo:paragraph-rsid="00bc82a0"/>
    </style:style>
    <style:style style:name="P157" style:family="paragraph" style:parent-style-name="Text_20_body">
      <style:paragraph-properties fo:text-align="center" style:justify-single-word="false"/>
      <style:text-properties fo:font-size="16pt" fo:font-weight="bold" officeooo:rsid="00c9d6c4" officeooo:paragraph-rsid="00c9d6c4" style:font-size-asian="16pt" style:font-weight-asian="bold" style:font-size-complex="16pt" style:font-weight-complex="bold"/>
    </style:style>
    <style:style style:name="P158" style:family="paragraph" style:parent-style-name="Text_20_body">
      <style:paragraph-properties fo:text-align="center" style:justify-single-word="false"/>
      <style:text-properties fo:font-size="15pt" fo:font-style="italic" officeooo:rsid="00c9d6c4" officeooo:paragraph-rsid="00c9d6c4" style:font-size-asian="15pt" style:font-style-asian="italic" style:font-size-complex="15pt" style:font-style-complex="italic"/>
    </style:style>
    <style:style style:name="P159" style:family="paragraph" style:parent-style-name="Title">
      <style:text-properties officeooo:paragraph-rsid="00bfee11"/>
    </style:style>
    <style:style style:name="P160" style:family="paragraph" style:parent-style-name="Title">
      <style:text-properties fo:font-size="16pt" officeooo:paragraph-rsid="00bfee11" style:font-size-asian="16pt" style:font-size-complex="16pt"/>
    </style:style>
    <style:style style:name="P161" style:family="paragraph" style:parent-style-name="Preformatted_20_Text">
      <style:text-properties officeooo:paragraph-rsid="0003bab5"/>
    </style:style>
    <style:style style:name="P162" style:family="paragraph" style:parent-style-name="Preformatted_20_Text">
      <style:paragraph-properties fo:margin-top="0cm" fo:margin-bottom="0.499cm" loext:contextual-spacing="false" fo:text-align="justify" style:justify-single-word="false"/>
      <style:text-properties officeooo:paragraph-rsid="00c54ef3"/>
    </style:style>
    <style:style style:name="P163" style:family="paragraph" style:parent-style-name="Heading_20_2">
      <style:text-properties officeooo:paragraph-rsid="0041162a"/>
    </style:style>
    <style:style style:name="P164" style:family="paragraph" style:parent-style-name="Heading_20_2" style:list-style-name=""/>
    <style:style style:name="P165" style:family="paragraph" style:parent-style-name="Heading_20_2">
      <style:paragraph-properties fo:break-before="page"/>
    </style:style>
    <style:style style:name="P166" style:family="paragraph" style:parent-style-name="Heading_20_1">
      <style:paragraph-properties fo:break-before="page"/>
    </style:style>
    <style:style style:name="P167" style:family="paragraph" style:parent-style-name="Heading_20_3">
      <style:text-properties officeooo:paragraph-rsid="00b2e370"/>
    </style:style>
    <style:style style:name="P168" style:family="paragraph" style:parent-style-name="Heading_20_3">
      <style:text-properties officeooo:paragraph-rsid="00bb5317"/>
    </style:style>
    <style:style style:name="P169" style:family="paragraph">
      <loext:graphic-properties draw:fill="none" draw:fill-color="#ffffff"/>
      <style:text-properties fo:font-size="12pt" style:font-size-asian="10pt" style:font-size-complex="10pt"/>
    </style:style>
    <style:style style:name="P170" style:family="paragraph">
      <loext:graphic-properties draw:fill="none" draw:fill-color="#ffffff"/>
      <style:text-properties fo:font-size="10pt" style:font-size-asian="10pt" style:font-size-complex="10pt"/>
    </style:style>
    <style:style style:name="P171"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c54ef3" style:font-name-asian="Nimbus Mono L" style:font-size-asian="10pt" style:font-weight-asian="bold" style:font-name-complex="Liberation Mono" style:font-size-complex="10pt" style:font-weight-complex="bold"/>
    </style:style>
    <style:style style:name="T6" style:family="text">
      <style:text-properties officeooo:rsid="0014e059"/>
    </style:style>
    <style:style style:name="T7" style:family="text">
      <style:text-properties officeooo:rsid="001b9aa3"/>
    </style:style>
    <style:style style:name="T8" style:family="text">
      <style:text-properties officeooo:rsid="001dd79e"/>
    </style:style>
    <style:style style:name="T9" style:family="text">
      <style:text-properties officeooo:rsid="001fcd6c"/>
    </style:style>
    <style:style style:name="T10" style:family="text">
      <style:text-properties officeooo:rsid="0021c8b5"/>
    </style:style>
    <style:style style:name="T11" style:family="text">
      <style:text-properties officeooo:rsid="00222a12"/>
    </style:style>
    <style:style style:name="T12" style:family="text">
      <style:text-properties officeooo:rsid="0022de25"/>
    </style:style>
    <style:style style:name="T13" style:family="text">
      <style:text-properties officeooo:rsid="0024473f"/>
    </style:style>
    <style:style style:name="T14" style:family="text">
      <style:text-properties officeooo:rsid="00268373"/>
    </style:style>
    <style:style style:name="T15" style:family="text">
      <style:text-properties officeooo:rsid="002a1628"/>
    </style:style>
    <style:style style:name="T16" style:family="text">
      <style:text-properties officeooo:rsid="002ac38f"/>
    </style:style>
    <style:style style:name="T17" style:family="text">
      <style:text-properties officeooo:rsid="002ac8fc"/>
    </style:style>
    <style:style style:name="T18" style:family="text">
      <style:text-properties officeooo:rsid="002c2056"/>
    </style:style>
    <style:style style:name="T19" style:family="text">
      <style:text-properties officeooo:rsid="002ce249"/>
    </style:style>
    <style:style style:name="T20" style:family="text">
      <style:text-properties officeooo:rsid="002ec7ff"/>
    </style:style>
    <style:style style:name="T21" style:family="text">
      <style:text-properties officeooo:rsid="003af429"/>
    </style:style>
    <style:style style:name="T22" style:family="text">
      <style:text-properties fo:font-weight="bold" style:font-weight-asian="bold" style:font-weight-complex="bold"/>
    </style:style>
    <style:style style:name="T23" style:family="text">
      <style:text-properties fo:font-weight="bold" officeooo:rsid="003af429" style:font-weight-asian="bold" style:font-weight-complex="bold"/>
    </style:style>
    <style:style style:name="T24" style:family="text">
      <style:text-properties fo:font-weight="bold" officeooo:rsid="00565690" style:font-weight-asian="bold" style:font-weight-complex="bold"/>
    </style:style>
    <style:style style:name="T25"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6" style:family="text">
      <style:text-properties officeooo:rsid="003bb068"/>
    </style:style>
    <style:style style:name="T27" style:family="text">
      <style:text-properties officeooo:rsid="00285be3"/>
    </style:style>
    <style:style style:name="T28" style:family="text">
      <style:text-properties fo:font-style="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0146be"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5b2511" style:font-style-asian="italic" style:font-style-complex="italic"/>
    </style:style>
    <style:style style:name="T33" style:family="text">
      <style:text-properties fo:font-style="italic" officeooo:rsid="00a263cf" style:font-style-asian="italic" style:font-style-complex="italic"/>
    </style:style>
    <style:style style:name="T34" style:family="text">
      <style:text-properties fo:font-style="italic" style:text-underline-style="solid" style:text-underline-width="auto" style:text-underline-color="font-color" fo:font-weight="bold" officeooo:rsid="00a263cf" style:font-style-asian="italic" style:font-weight-asian="bold" style:font-style-complex="italic" style:font-weight-complex="bold"/>
    </style:style>
    <style:style style:name="T35" style:family="text">
      <style:text-properties fo:font-size="12pt" fo:font-style="italic" fo:font-weight="bold" style:font-size-asian="12pt" style:font-style-asian="italic" style:font-weight-asian="bold" style:font-size-complex="12pt" style:font-style-complex="italic" style:font-weight-complex="bold"/>
    </style:style>
    <style:style style:name="T36" style:family="text">
      <style:text-properties officeooo:rsid="004217bc"/>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4217bc" style:font-weight-asian="bold" style:font-weight-complex="bold"/>
    </style:style>
    <style:style style:name="T39" style:family="text">
      <style:text-properties style:text-underline-style="solid" style:text-underline-width="auto" style:text-underline-color="font-color" fo:font-weight="bold" officeooo:rsid="00285be3" style:font-weight-asian="bold" style:font-weight-complex="bold"/>
    </style:style>
    <style:style style:name="T40" style:family="text">
      <style:text-properties style:text-underline-style="solid" style:text-underline-width="auto" style:text-underline-color="font-color" fo:font-weight="bold" officeooo:rsid="00c62ffa" style:font-weight-asian="bold" style:font-weight-complex="bold"/>
    </style:style>
    <style:style style:name="T41" style:family="text">
      <style:text-properties style:text-underline-style="solid" style:text-underline-width="auto" style:text-underline-color="font-color" fo:font-weight="bold" officeooo:rsid="00699369" style:font-weight-asian="bold" style:font-weight-complex="bold"/>
    </style:style>
    <style:style style:name="T42" style:family="text">
      <style:text-properties officeooo:rsid="004440fd"/>
    </style:style>
    <style:style style:name="T43" style:family="text">
      <style:text-properties officeooo:rsid="004bd3f3"/>
    </style:style>
    <style:style style:name="T44" style:family="text">
      <style:text-properties fo:language="es" fo:country="ES"/>
    </style:style>
    <style:style style:name="T45" style:family="text">
      <style:text-properties fo:language="es" fo:country="ES" officeooo:rsid="004dc48a"/>
    </style:style>
    <style:style style:name="T46" style:family="text">
      <style:text-properties fo:language="es" fo:country="ES" officeooo:rsid="0054f73b"/>
    </style:style>
    <style:style style:name="T47" style:family="text">
      <style:text-properties fo:language="es" fo:country="ES" fo:font-style="normal" style:font-style-asian="normal" style:font-style-complex="normal"/>
    </style:style>
    <style:style style:name="T48" style:family="text">
      <style:text-properties fo:language="es" fo:country="ES" fo:font-style="normal" officeooo:rsid="005e4037" style:font-style-asian="normal" style:font-style-complex="normal"/>
    </style:style>
    <style:style style:name="T49"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0"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1" style:family="text">
      <style:text-properties style:font-name="Liberation Sans" fo:font-size="16.1000003814697pt" fo:font-weight="bold" officeooo:rsid="00c62ffa" style:font-name-asian="Droid Sans Fallback" style:font-size-asian="16.1000003814697pt" style:font-weight-asian="bold" style:font-name-complex="FreeSans" style:font-size-complex="16.1000003814697pt" style:font-weight-complex="bold"/>
    </style:style>
    <style:style style:name="T52" style:family="text">
      <style:text-properties officeooo:rsid="005298eb"/>
    </style:style>
    <style:style style:name="T53" style:family="text">
      <style:text-properties officeooo:rsid="00565690"/>
    </style:style>
    <style:style style:name="T54" style:family="text">
      <style:text-properties fo:font-size="6pt" style:font-size-asian="5.25pt" style:font-size-complex="6pt"/>
    </style:style>
    <style:style style:name="T55" style:family="text">
      <style:text-properties officeooo:rsid="005e5aa7"/>
    </style:style>
    <style:style style:name="T56" style:family="text">
      <style:text-properties fo:font-weight="normal" style:font-weight-asian="normal" style:font-weight-complex="normal"/>
    </style:style>
    <style:style style:name="T57" style:family="text">
      <style:text-properties fo:font-weight="normal" officeooo:rsid="00a47fdc" style:font-weight-asian="normal" style:font-weight-complex="normal"/>
    </style:style>
    <style:style style:name="T58" style:family="text">
      <style:text-properties fo:font-weight="normal" officeooo:rsid="003bb068" style:font-weight-asian="normal" style:font-weight-complex="normal"/>
    </style:style>
    <style:style style:name="T59" style:family="text">
      <style:text-properties fo:font-weight="normal" officeooo:rsid="003af429" style:font-weight-asian="normal" style:font-weight-complex="normal"/>
    </style:style>
    <style:style style:name="T60" style:family="text">
      <style:text-properties officeooo:rsid="006ca837"/>
    </style:style>
    <style:style style:name="T61" style:family="text">
      <style:text-properties officeooo:rsid="007379c3"/>
    </style:style>
    <style:style style:name="T62" style:family="text">
      <style:text-properties officeooo:rsid="0079399a"/>
    </style:style>
    <style:style style:name="T63" style:family="text">
      <style:text-properties officeooo:rsid="007fffa5"/>
    </style:style>
    <style:style style:name="T64" style:family="text">
      <style:text-properties officeooo:rsid="0087c53b"/>
    </style:style>
    <style:style style:name="T65" style:family="text">
      <style:text-properties officeooo:rsid="008e223c"/>
    </style:style>
    <style:style style:name="T66" style:family="text">
      <style:text-properties officeooo:rsid="00924e02"/>
    </style:style>
    <style:style style:name="T67" style:family="text">
      <style:text-properties officeooo:rsid="00943a29"/>
    </style:style>
    <style:style style:name="T68" style:family="text">
      <style:text-properties officeooo:rsid="009c3ad7"/>
    </style:style>
    <style:style style:name="T69" style:family="text">
      <style:text-properties officeooo:rsid="009c846b"/>
    </style:style>
    <style:style style:name="T70" style:family="text">
      <style:text-properties officeooo:rsid="009e7e43"/>
    </style:style>
    <style:style style:name="T71" style:family="text">
      <style:text-properties officeooo:rsid="00a80bf7"/>
    </style:style>
    <style:style style:name="T72" style:family="text">
      <style:text-properties officeooo:rsid="00ac6b09"/>
    </style:style>
    <style:style style:name="T73" style:family="text">
      <style:text-properties officeooo:rsid="00adffda"/>
    </style:style>
    <style:style style:name="T74" style:family="text">
      <style:text-properties officeooo:rsid="00b1facb"/>
    </style:style>
    <style:style style:name="T75" style:family="text">
      <style:text-properties officeooo:rsid="00b70b22"/>
    </style:style>
    <style:style style:name="T76" style:family="text">
      <style:text-properties officeooo:rsid="00b86e32"/>
    </style:style>
    <style:style style:name="T77" style:family="text">
      <style:text-properties officeooo:rsid="00b9e70d"/>
    </style:style>
    <style:style style:name="T78" style:family="text">
      <style:text-properties officeooo:rsid="00bb5317"/>
    </style:style>
    <style:style style:name="T79" style:family="text">
      <style:text-properties officeooo:rsid="00bc82a0"/>
    </style:style>
    <style:style style:name="T80" style:family="text">
      <style:text-properties officeooo:rsid="00bd8fd8"/>
    </style:style>
    <style:style style:name="T81" style:family="text">
      <style:text-properties officeooo:rsid="00bf4095"/>
    </style:style>
    <style:style style:name="T82" style:family="text">
      <style:text-properties officeooo:rsid="00c54ef3"/>
    </style:style>
    <style:style style:name="T83" style:family="text">
      <style:text-properties officeooo:rsid="00c62ffa"/>
    </style:style>
    <style:style style:name="T84" style:family="text">
      <style:text-properties fo:font-style="normal" style:font-style-asian="normal" style:font-style-complex="normal"/>
    </style:style>
    <style:style style:name="T85" style:family="text">
      <style:text-properties fo:font-style="normal" officeooo:rsid="0036671e" style:font-style-asian="normal" style:font-style-complex="normal"/>
    </style:style>
    <style:style style:name="T86" style:family="text">
      <style:text-properties fo:font-style="normal" officeooo:rsid="0057d3f9" style:font-style-asian="normal" style:font-style-complex="normal"/>
    </style:style>
    <style:style style:name="T87" style:family="text">
      <style:text-properties fo:font-style="normal" officeooo:rsid="0058d95b" style:font-style-asian="normal" style:font-style-complex="normal"/>
    </style:style>
    <style:style style:name="T88" style:family="text">
      <style:text-properties fo:font-style="normal" officeooo:rsid="0058fa79" style:font-style-asian="normal" style:font-style-complex="normal"/>
    </style:style>
    <style:style style:name="T89" style:family="text">
      <style:text-properties fo:font-style="normal" officeooo:rsid="00c62ffa" style:font-style-asian="normal" style:font-style-complex="normal"/>
    </style:style>
    <style:style style:name="T90" style:family="text">
      <style:text-properties fo:font-style="normal" officeooo:rsid="005b2511" style:font-style-asian="normal" style:font-style-complex="normal"/>
    </style:style>
    <style:style style:name="T91" style:family="text">
      <style:text-properties fo:font-style="normal" officeooo:rsid="005e5aa7" style:font-style-asian="normal" style:font-style-complex="normal"/>
    </style:style>
    <style:style style:name="T92" style:family="text">
      <style:text-properties fo:font-style="normal" officeooo:rsid="00637ae4" style:font-style-asian="normal" style:font-style-complex="normal"/>
    </style:style>
    <style:style style:name="T93" style:family="text">
      <style:text-properties fo:font-style="normal" officeooo:rsid="0064fbb0" style:font-style-asian="normal" style:font-style-complex="normal"/>
    </style:style>
    <style:style style:name="T94" style:family="text">
      <style:text-properties fo:font-style="normal" officeooo:rsid="0065e333" style:font-style-asian="normal" style:font-style-complex="normal"/>
    </style:style>
    <style:style style:name="T95" style:family="text">
      <style:text-properties fo:font-style="normal" officeooo:rsid="00670016" style:font-style-asian="normal" style:font-style-complex="normal"/>
    </style:style>
    <style:style style:name="T96" style:family="text">
      <style:text-properties fo:font-style="normal" officeooo:rsid="00699369" style:font-style-asian="normal" style:font-style-complex="normal"/>
    </style:style>
    <style:style style:name="T97" style:family="text">
      <style:text-properties fo:font-style="normal" officeooo:rsid="00c6531a" style:font-style-asian="normal" style:font-style-complex="normal"/>
    </style:style>
    <style:style style:name="T98" style:family="text">
      <style:text-properties fo:font-style="normal" officeooo:rsid="006dd49c" style:font-style-asian="normal" style:font-style-complex="normal"/>
    </style:style>
    <style:style style:name="T99" style:family="text">
      <style:text-properties fo:font-style="normal" officeooo:rsid="006d940e" style:font-style-asian="normal" style:font-style-complex="normal"/>
    </style:style>
    <style:style style:name="T100" style:family="text">
      <style:text-properties fo:font-style="normal" officeooo:rsid="006f633b" style:font-style-asian="normal" style:font-style-complex="normal"/>
    </style:style>
    <style:style style:name="T101" style:family="text">
      <style:text-properties fo:font-style="normal" officeooo:rsid="0070d5ba" style:font-style-asian="normal" style:font-style-complex="normal"/>
    </style:style>
    <style:style style:name="T102" style:family="text">
      <style:text-properties fo:font-style="normal" officeooo:rsid="0072241b" style:font-style-asian="normal" style:font-style-complex="normal"/>
    </style:style>
    <style:style style:name="T103" style:family="text">
      <style:text-properties fo:font-style="normal" officeooo:rsid="00a43530" style:font-style-asian="normal" style:font-style-complex="normal"/>
    </style:style>
    <style:style style:name="T104" style:family="text">
      <style:text-properties fo:font-style="normal" officeooo:rsid="0077a09a" style:font-style-asian="normal" style:font-style-complex="normal"/>
    </style:style>
    <style:style style:name="T105" style:family="text">
      <style:text-properties fo:font-style="normal" officeooo:rsid="0078430d" style:font-style-asian="normal" style:font-style-complex="normal"/>
    </style:style>
    <style:style style:name="T106" style:family="text">
      <style:text-properties fo:font-style="normal" officeooo:rsid="007a9c2d" style:font-style-asian="normal" style:font-style-complex="normal"/>
    </style:style>
    <style:style style:name="T107" style:family="text">
      <style:text-properties fo:font-style="normal" officeooo:rsid="007fffa5" style:font-style-asian="normal" style:font-style-complex="normal"/>
    </style:style>
    <style:style style:name="T108" style:family="text">
      <style:text-properties fo:font-style="normal" officeooo:rsid="00bfee11" style:font-style-asian="normal" style:font-style-complex="normal"/>
    </style:style>
    <style:style style:name="T109" style:family="text">
      <style:text-properties fo:font-style="normal" officeooo:rsid="00818fbf" style:font-style-asian="normal" style:font-style-complex="normal"/>
    </style:style>
    <style:style style:name="T110" style:family="text">
      <style:text-properties fo:font-style="normal" officeooo:rsid="0082a20d" style:font-style-asian="normal" style:font-style-complex="normal"/>
    </style:style>
    <style:style style:name="T111" style:family="text">
      <style:text-properties fo:font-style="normal" officeooo:rsid="008fb4b7" style:font-style-asian="normal" style:font-style-complex="normal"/>
    </style:style>
    <style:style style:name="T112" style:family="text">
      <style:text-properties fo:font-style="normal" officeooo:rsid="008aecb6" style:font-style-asian="normal" style:font-style-complex="normal"/>
    </style:style>
    <style:style style:name="T113" style:family="text">
      <style:text-properties fo:font-style="normal" officeooo:rsid="008ce53e" style:font-style-asian="normal" style:font-style-complex="normal"/>
    </style:style>
    <style:style style:name="T114" style:family="text">
      <style:text-properties fo:font-style="normal" officeooo:rsid="00c790fa" style:font-style-asian="normal" style:font-style-complex="normal"/>
    </style:style>
    <style:style style:name="T115" style:family="text">
      <style:text-properties fo:font-style="normal" officeooo:rsid="0095067c" style:font-style-asian="normal" style:font-style-complex="normal"/>
    </style:style>
    <style:style style:name="T116" style:family="text">
      <style:text-properties fo:font-style="normal" officeooo:rsid="0095c79a" style:font-style-asian="normal" style:font-style-complex="normal"/>
    </style:style>
    <style:style style:name="T117" style:family="text">
      <style:text-properties fo:font-style="normal" officeooo:rsid="0096be8d" style:font-style-asian="normal" style:font-style-complex="normal"/>
    </style:style>
    <style:style style:name="T118" style:family="text">
      <style:text-properties fo:font-style="normal" officeooo:rsid="009e7e43" style:font-style-asian="normal" style:font-style-complex="normal"/>
    </style:style>
    <style:style style:name="T119" style:family="text">
      <style:text-properties fo:font-style="normal" officeooo:rsid="009a7edb" style:font-style-asian="normal" style:font-style-complex="normal"/>
    </style:style>
    <style:style style:name="T120" style:family="text">
      <style:text-properties fo:font-style="normal" officeooo:rsid="00a47fdc" style:font-style-asian="normal" style:font-style-complex="normal"/>
    </style:style>
    <style:style style:name="T121" style:family="text">
      <style:text-properties fo:font-style="normal" officeooo:rsid="00a587b7" style:font-style-asian="normal" style:font-style-complex="normal"/>
    </style:style>
    <style:style style:name="T122" style:family="text">
      <style:text-properties fo:font-style="normal" officeooo:rsid="00a80bf7" style:font-style-asian="normal" style:font-style-complex="normal"/>
    </style:style>
    <style:style style:name="T123" style:family="text">
      <style:text-properties fo:font-style="normal" officeooo:rsid="00c87498" style:font-style-asian="normal" style:font-style-complex="normal"/>
    </style:style>
    <style:style style:name="T124" style:family="text">
      <style:text-properties fo:font-style="normal" officeooo:rsid="00aaf006" style:font-style-asian="normal" style:font-style-complex="normal"/>
    </style:style>
    <style:style style:name="T125" style:family="text">
      <style:text-properties fo:font-style="normal" officeooo:rsid="00ac6b09" style:font-style-asian="normal" style:font-style-complex="normal"/>
    </style:style>
    <style:style style:name="T126" style:family="text">
      <style:text-properties fo:font-style="normal" officeooo:rsid="00adffda" style:font-style-asian="normal" style:font-style-complex="normal"/>
    </style:style>
    <style:style style:name="T127" style:family="text">
      <style:text-properties fo:font-style="normal" officeooo:rsid="00afc9c3" style:font-style-asian="normal" style:font-style-complex="normal"/>
    </style:style>
    <style:style style:name="T128" style:family="text">
      <style:text-properties fo:font-style="normal" officeooo:rsid="00b1facb" style:font-style-asian="normal" style:font-style-complex="normal"/>
    </style:style>
    <style:style style:name="T129" style:family="text">
      <style:text-properties fo:font-style="normal" officeooo:rsid="00b2e370" style:font-style-asian="normal" style:font-style-complex="normal"/>
    </style:style>
    <style:style style:name="T130" style:family="text">
      <style:text-properties fo:font-style="normal" officeooo:rsid="00b49222" style:font-style-asian="normal" style:font-style-complex="normal"/>
    </style:style>
    <style:style style:name="T131" style:family="text">
      <style:text-properties fo:font-style="normal" officeooo:rsid="00b6d358" style:font-style-asian="normal" style:font-style-complex="normal"/>
    </style:style>
    <style:style style:name="T132" style:family="text">
      <style:text-properties fo:font-style="normal" officeooo:rsid="00b70b22" style:font-style-asian="normal" style:font-style-complex="normal"/>
    </style:style>
    <style:style style:name="T133" style:family="text">
      <style:text-properties fo:font-style="normal" officeooo:rsid="00b86e32" style:font-style-asian="normal" style:font-style-complex="normal"/>
    </style:style>
    <style:style style:name="T134" style:family="text">
      <style:text-properties fo:font-style="normal" officeooo:rsid="00bb5317" style:font-style-asian="normal" style:font-style-complex="normal"/>
    </style:style>
    <style:style style:name="T135" style:family="text">
      <style:text-properties fo:font-style="normal" officeooo:rsid="00bc82a0" style:font-style-asian="normal" style:font-style-complex="normal"/>
    </style:style>
    <style:style style:name="T136" style:family="text">
      <style:text-properties fo:font-style="normal" officeooo:rsid="00bd8fd8" style:font-style-asian="normal" style:font-style-complex="normal"/>
    </style:style>
    <style:style style:name="T137" style:family="text">
      <style:text-properties fo:font-style="normal" officeooo:rsid="00bf4095"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58fa79" style:font-style-asian="normal" style:font-weight-asian="bold" style:font-style-complex="normal" style:font-weight-complex="bold"/>
    </style:style>
    <style:style style:name="T140" style:family="text">
      <style:text-properties fo:font-style="normal" fo:font-weight="bold" officeooo:rsid="005e4037" style:font-style-asian="normal" style:font-weight-asian="bold" style:font-style-complex="normal" style:font-weight-complex="bold"/>
    </style:style>
    <style:style style:name="T141" style:family="text">
      <style:text-properties fo:font-style="normal" fo:font-weight="bold" officeooo:rsid="0094c473" style:font-style-asian="normal" style:font-weight-asian="bold" style:font-style-complex="normal" style:font-weight-complex="bold"/>
    </style:style>
    <style:style style:name="T142" style:family="text">
      <style:text-properties fo:font-style="normal" fo:font-weight="bold" officeooo:rsid="0065e333" style:font-style-asian="normal" style:font-weight-asian="bold" style:font-style-complex="normal" style:font-weight-complex="bold"/>
    </style:style>
    <style:style style:name="T143" style:family="text">
      <style:text-properties fo:font-style="normal" fo:font-weight="bold" officeooo:rsid="00699369" style:font-style-asian="normal" style:font-weight-asian="bold" style:font-style-complex="normal" style:font-weight-complex="bold"/>
    </style:style>
    <style:style style:name="T144" style:family="text">
      <style:text-properties fo:font-style="normal" fo:font-weight="bold" officeooo:rsid="00a47fdc" style:font-style-asian="normal" style:font-weight-asian="bold" style:font-style-complex="normal" style:font-weight-complex="bol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699369" style:font-style-asian="normal" style:font-weight-asian="normal" style:font-style-complex="normal" style:font-weight-complex="normal"/>
    </style:style>
    <style:style style:name="T147" style:family="text">
      <style:text-properties fo:font-style="normal" fo:font-weight="normal" officeooo:rsid="00a47fdc" style:font-style-asian="normal" style:font-weight-asian="normal" style:font-style-complex="normal" style:font-weight-complex="normal"/>
    </style:style>
    <style:style style:name="T14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9" style:family="text">
      <style:text-properties fo:font-style="normal" style:text-underline-style="solid" style:text-underline-width="auto" style:text-underline-color="font-color" fo:font-weight="bold" officeooo:rsid="0077a09a" style:font-style-asian="normal" style:font-weight-asian="bold" style:font-style-complex="normal" style:font-weight-complex="bold"/>
    </style:style>
    <style:style style:name="T150" style:family="text">
      <style:text-properties fo:font-style="normal" style:text-underline-style="solid" style:text-underline-width="auto" style:text-underline-color="font-color" fo:font-weight="bold" officeooo:rsid="00bfee11" style:font-style-asian="normal" style:font-weight-asian="bold" style:font-style-complex="normal" style:font-weight-complex="bold"/>
    </style:style>
    <style:style style:name="T151" style:family="text">
      <style:text-properties fo:font-style="normal" style:text-underline-style="solid" style:text-underline-width="auto" style:text-underline-color="font-color" fo:font-weight="bold" officeooo:rsid="008fb4b7" style:font-style-asian="normal" style:font-weight-asian="bold" style:font-style-complex="normal" style:font-weight-complex="bold"/>
    </style:style>
    <style:style style:name="T152" style:family="text">
      <style:text-properties fo:font-style="normal" style:text-underline-style="solid" style:text-underline-width="auto" style:text-underline-color="font-color" fo:font-weight="bold" officeooo:rsid="0095c79a" style:font-style-asian="normal" style:font-weight-asian="bold" style:font-style-complex="normal" style:font-weight-complex="bold"/>
    </style:style>
    <style:style style:name="T153" style:family="text">
      <style:text-properties fo:font-style="normal" style:text-underline-style="solid" style:text-underline-width="auto" style:text-underline-color="font-color" fo:font-weight="bold" officeooo:rsid="00b6d358" style:font-style-asian="normal" style:font-weight-asian="bold" style:font-style-complex="normal" style:font-weight-complex="bold"/>
    </style:style>
    <style:style style:name="T154" style:family="text">
      <style:text-properties fo:font-style="normal" style:text-underline-style="none" fo:font-weight="bold" officeooo:rsid="008fb4b7" style:font-style-asian="normal" style:font-weight-asian="bold" style:font-style-complex="normal" style:font-weight-complex="bold"/>
    </style:style>
    <style:style style:name="T155" style:family="text">
      <style:text-properties fo:font-style="normal" style:text-underline-style="none" fo:font-weight="normal" officeooo:rsid="008fb4b7" style:font-style-asian="normal" style:font-weight-asian="normal" style:font-style-complex="normal" style:font-weight-complex="normal"/>
    </style:style>
    <style:style style:name="T156" style:family="text">
      <style:text-properties fo:font-size="13pt" fo:font-weight="bold" style:font-size-asian="13pt" style:font-weight-asian="bold" style:font-size-complex="13pt" style:font-weight-complex="bold"/>
    </style:style>
    <style:style style:name="T157" style:family="text">
      <style:text-properties officeooo:rsid="00c9d6c4"/>
    </style:style>
    <style:style style:name="T158" style:family="text">
      <style:text-properties fo:font-size="10pt" style:font-size-asian="10pt" style:font-size-complex="10pt"/>
    </style:style>
    <style:style style:name="T159"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160" style:family="text">
      <style:text-properties fo:font-size="10pt" fo:font-style="italic" style:font-size-asian="10pt" style:font-style-asian="italic" style:font-size-complex="10pt" style:font-style-complex="italic"/>
    </style:style>
    <style:style style:name="T161"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6.5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8.9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5.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4.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3.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3.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8.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91"/>
      <text:p text:style-name="P91"/>
      <text:p text:style-name="P160"/>
      <text:p text:style-name="P157">Administración Avanzada de Sistemas</text:p>
      <text:p text:style-name="P158">Trabajo Práctico de Laboratorio</text:p>
      <text:p text:style-name="P91"/>
      <text:p text:style-name="P91"/>
      <text:p text:style-name="P91">Manual de Instalación, Configuración <text:span text:style-name="T157">y Logs</text:span> de Cl<text:span text:style-name="T157">ú</text:span>ster</text:p>
      <text:p text:style-name="P90"><text:span text:style-name="T6">en Centos 7, con <text:s/></text:span>PaceMaker, <text:span text:style-name="T1">CoroSync y DRBD</text:span></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Indice</text:p>
          </text:index-title>
          <text:p text:style-name="P82"><text:a xlink:type="simple" xlink:href="#__RefHeading___Toc766_245026740" text:style-name="Index_20_Link" text:visited-style-name="Index_20_Link">1.0.0 - Configuración de CENTOS 7.2<text:tab/>3</text:a></text:p>
          <text:p text:style-name="P83"><text:a xlink:type="simple" xlink:href="#__RefHeading___Toc777_245026740" text:style-name="Index_20_Link" text:visited-style-name="Index_20_Link">1.1.0 - Configurar Red<text:tab/>3</text:a></text:p>
          <text:p text:style-name="P89"><text:a xlink:type="simple" xlink:href="#__RefHeading___Toc770_245026740" text:style-name="Index_20_Link" text:visited-style-name="Index_20_Link">1.1.1 - Chequeo de comunicación y actualización de soft<text:tab/>4</text:a></text:p>
          <text:p text:style-name="P83"><text:a xlink:type="simple" xlink:href="#__RefHeading___Toc866_383831560" text:style-name="Index_20_Link" text:visited-style-name="Index_20_Link">1.2.1 - Cambiamos el nombre del equipo<text:tab/>4</text:a></text:p>
          <text:p text:style-name="P83"><text:a xlink:type="simple" xlink:href="#__RefHeading___Toc870_383831560" text:style-name="Index_20_Link" text:visited-style-name="Index_20_Link">1.3.1 - Resolución de IP, Gateway, Hostname y DNS<text:tab/>4</text:a></text:p>
          <text:p text:style-name="P83"><text:a xlink:type="simple" xlink:href="#__RefHeading___Toc900_164111168" text:style-name="Index_20_Link" text:visited-style-name="Index_20_Link">1.4.0 - Instalación ntpd<text:tab/>5</text:a></text:p>
          <text:p text:style-name="P89"><text:a xlink:type="simple" xlink:href="#__RefHeading___Toc904_164111168" text:style-name="Index_20_Link" text:visited-style-name="Index_20_Link">1.4.1 - Configuración ntpd<text:tab/>5</text:a></text:p>
          <text:p text:style-name="P83"><text:a xlink:type="simple" xlink:href="#__RefHeading___Toc906_164111168" text:style-name="Index_20_Link" text:visited-style-name="Index_20_Link">1.5.1 - Configuración ssh<text:tab/>6</text:a></text:p>
          <text:p text:style-name="P82"><text:a xlink:type="simple" xlink:href="#__RefHeading___Toc912_164111168" text:style-name="Index_20_Link" text:visited-style-name="Index_20_Link">2.0.0 - Instalación del Software de Cluster<text:tab/>6</text:a></text:p>
          <text:p text:style-name="P83"><text:a xlink:type="simple" xlink:href="#__RefHeading___Toc663_999924962" text:style-name="Index_20_Link" text:visited-style-name="Index_20_Link">2.1.0 - Configuración Firewall<text:tab/>7</text:a></text:p>
          <text:p text:style-name="P83"><text:a xlink:type="simple" xlink:href="#__RefHeading___Toc665_999924962" text:style-name="Index_20_Link" text:visited-style-name="Index_20_Link">2.2.0 - Iniciando pcs<text:tab/>7</text:a></text:p>
          <text:p text:style-name="P83"><text:a xlink:type="simple" xlink:href="#__RefHeading___Toc924_1486652563" text:style-name="Index_20_Link" text:visited-style-name="Index_20_Link">2.3.0 - Configuración CoroSyn<text:tab/>7</text:a></text:p>
          <text:p text:style-name="P89"><text:a xlink:type="simple" xlink:href="#__RefHeading___Toc985_1462296093" text:style-name="Index_20_Link" text:visited-style-name="Index_20_Link">2.3.1 - Generar y sincronizar la configuración de CoroSync<text:tab/>8</text:a></text:p>
          <text:p text:style-name="P89"><text:a xlink:type="simple" xlink:href="#__RefHeading___Toc987_1462296093" text:style-name="Index_20_Link" text:visited-style-name="Index_20_Link">2.3.2 - Deshabilitar stonith<text:tab/>10</text:a></text:p>
          <text:p text:style-name="P82"><text:a xlink:type="simple" xlink:href="#__RefHeading___Toc989_1462296093" text:style-name="Index_20_Link" text:visited-style-name="Index_20_Link">3.0.0 - Agregar recursos al Cluster<text:tab/>10</text:a></text:p>
          <text:p text:style-name="P83"><text:a xlink:type="simple" xlink:href="#__RefHeading___Toc992_1462296093" text:style-name="Index_20_Link" text:visited-style-name="Index_20_Link">3.1.0 - Agregar un recurso IP<text:tab/>10</text:a></text:p>
          <text:p text:style-name="P89"><text:a xlink:type="simple" xlink:href="#__RefHeading___Toc994_1462296093" text:style-name="Index_20_Link" text:visited-style-name="Index_20_Link">3.1.1 - Probar un failover<text:tab/>11</text:a></text:p>
          <text:p text:style-name="P89"><text:a xlink:type="simple" xlink:href="#__RefHeading___Toc2251_1292225044" text:style-name="Index_20_Link" text:visited-style-name="Index_20_Link">3.1.2 - Evitar el cambio de nodo luego de un failover - Stickiness<text:tab/>12</text:a></text:p>
          <text:p text:style-name="P83"><text:a xlink:type="simple" xlink:href="#__RefHeading___Toc998_1462296093" text:style-name="Index_20_Link" text:visited-style-name="Index_20_Link">3.2.0 - Agregar un recurso Apache<text:tab/>13</text:a></text:p>
          <text:p text:style-name="P89"><text:a xlink:type="simple" xlink:href="#__RefHeading___Toc2001_1056113442" text:style-name="Index_20_Link" text:visited-style-name="Index_20_Link">3.2.1 - Instalando el servicio apache<text:tab/>13</text:a></text:p>
          <text:p text:style-name="P89"><text:a xlink:type="simple" xlink:href="#__RefHeading___Toc2003_1056113442" text:style-name="Index_20_Link" text:visited-style-name="Index_20_Link">3.2.2 - Probamos el servicio Apache<text:tab/>13</text:a></text:p>
          <text:p text:style-name="P89"><text:a xlink:type="simple" xlink:href="#__RefHeading___Toc2005_1056113442" text:style-name="Index_20_Link" text:visited-style-name="Index_20_Link">3.2.3 - Confugurar el estado URL de apache<text:tab/>13</text:a></text:p>
          <text:p text:style-name="P89"><text:a xlink:type="simple" xlink:href="#__RefHeading___Toc2007_1056113442" text:style-name="Index_20_Link" text:visited-style-name="Index_20_Link">3.2.4 - Agregar el recurso Apache<text:tab/>14</text:a></text:p>
          <text:p text:style-name="P82"><text:a xlink:type="simple" xlink:href="#__RefHeading___Toc2247_1292225044" text:style-name="Index_20_Link" text:visited-style-name="Index_20_Link">4.0.0 - Constraints<text:tab/>15</text:a></text:p>
          <text:p text:style-name="P83"><text:a xlink:type="simple" xlink:href="#__RefHeading___Toc2009_1056113442" text:style-name="Index_20_Link" text:visited-style-name="Index_20_Link">4.1.0 - Configuración de constraints de colocación - ClusterIP y WebSite esten juntos<text:tab/>15</text:a></text:p>
          <text:p text:style-name="P83"><text:a xlink:type="simple" xlink:href="#__RefHeading___Toc2249_1292225044" text:style-name="Index_20_Link" text:visited-style-name="Index_20_Link">4.2.0 - Configuración de constraints de orden - ClusterIP arranque antes que WebSite<text:tab/>16</text:a></text:p>
          <text:p text:style-name="P83"><text:a xlink:type="simple" xlink:href="#__RefHeading___Toc2412_1699723844" text:style-name="Index_20_Link" text:visited-style-name="Index_20_Link">4.3.0 - Configuración de constraints de locación - Preferir un nodo sobre otro<text:tab/>17</text:a></text:p>
          <text:p text:style-name="P89"><text:a xlink:type="simple" xlink:href="#__RefHeading___Toc2417_1699723844" text:style-name="Index_20_Link" text:visited-style-name="Index_20_Link">4.3.1 – Mover recursos de nodo<text:tab/>17</text:a></text:p>
          <text:p text:style-name="P83"><text:a xlink:type="simple" xlink:href="#__RefHeading___Toc2414_1699723844" text:style-name="Index_20_Link" text:visited-style-name="Index_20_Link">4.4.0 - Remover constraints<text:tab/>18</text:a></text:p>
          <text:p text:style-name="P82"><text:a xlink:type="simple" xlink:href="#__RefHeading___Toc3061_1265269863" text:style-name="Index_20_Link" text:visited-style-name="Index_20_Link">5.0.0 - Replicar almacenamiento mediante DRBD<text:tab/>18</text:a></text:p>
          <text:p text:style-name="P83"><text:a xlink:type="simple" xlink:href="#__RefHeading___Toc3063_1265269863" text:style-name="Index_20_Link" text:visited-style-name="Index_20_Link">5.1.0 – Instalación de DRBD<text:tab/>19</text:a></text:p>
          <text:p text:style-name="P89"><text:a xlink:type="simple" xlink:href="#__RefHeading___Toc3065_1265269863" text:style-name="Index_20_Link" text:visited-style-name="Index_20_Link">5.1.1 – Abrir puertos para DRBD<text:tab/>19</text:a></text:p>
          <text:p text:style-name="P83"><text:a xlink:type="simple" xlink:href="#__RefHeading___Toc3067_1265269863" text:style-name="Index_20_Link" text:visited-style-name="Index_20_Link">5.2.0 – Creando discos en los nodos con LVM<text:tab/>20</text:a></text:p>
          <text:p text:style-name="P83"><text:a xlink:type="simple" xlink:href="#__RefHeading___Toc3069_1265269863" text:style-name="Index_20_Link" text:visited-style-name="Index_20_Link">5.3.0 – Configurar DRBD<text:tab/>20</text:a></text:p>
          <text:p text:style-name="P89"><text:a xlink:type="simple" xlink:href="#__RefHeading___Toc3071_1265269863" text:style-name="Index_20_Link" text:visited-style-name="Index_20_Link">5.3.1 – Creamos el archivo de configuración<text:tab/>20</text:a></text:p>
          <text:p text:style-name="P89"><text:a xlink:type="simple" xlink:href="#__RefHeading___Toc3073_1265269863" text:style-name="Index_20_Link" text:visited-style-name="Index_20_Link">5.3.2 – Inicializar DRBD<text:tab/>20</text:a></text:p>
          <text:p text:style-name="P89"><text:a xlink:type="simple" xlink:href="#__RefHeading___Toc3075_1265269863" text:style-name="Index_20_Link" text:visited-style-name="Index_20_Link">5.3.3 – Crear sistema de archivos en el dispositivo DRBD<text:tab/>22</text:a></text:p>
          <text:p text:style-name="P83"><text:a xlink:type="simple" xlink:href="#__RefHeading___Toc6279_1265269863" text:style-name="Index_20_Link" text:visited-style-name="Index_20_Link">5.4.0 – Agregar recurso DRBD<text:tab/>23</text:a></text:p>
          <text:p text:style-name="P89"><text:a xlink:type="simple" xlink:href="#__RefHeading___Toc6281_1265269863" text:style-name="Index_20_Link" text:visited-style-name="Index_20_Link">5.4.1 – Configurar y Agregar DRBD<text:tab/>23</text:a></text:p>
          <text:p text:style-name="P89"><text:a xlink:type="simple" xlink:href="#__RefHeading___Toc6283_1265269863" text:style-name="Index_20_Link" text:visited-style-name="Index_20_Link">5.4.2 – Configurar punto de montaje<text:tab/>24</text:a></text:p>
          <text:p text:style-name="P83"><text:a xlink:type="simple" xlink:href="#__RefHeading___Toc6285_1265269863" text:style-name="Index_20_Link" text:visited-style-name="Index_20_Link">5.5.0 – Failover sobre el Cluster<text:tab/>26</text:a></text:p>
        </text:index-body>
      </text:table-of-content>
      <text:p text:style-name="P68"/>
      <text:h text:style-name="P166" text:outline-level="1"><text:bookmark-start text:name="__RefHeading___Toc766_245026740"/><text:span text:style-name="T6">1.0.0 - Configuración</text:span> de CENTOS 7.2 <text:bookmark-end text:name="__RefHeading___Toc766_245026740"/></text:h>
      <text:p text:style-name="P105">Previo a la instalación de los programas y servicios <text:span text:style-name="T19">debemos </text:span><text:s/>realizar la configuración de la red. <text:span text:style-name="T43">Tener en cuenta que si no se aclara, todos los procedimientos hay que realizarlos en ambos nodos.</text:span></text:p>
      <text:h text:style-name="Heading_20_2" text:outline-level="2"><text:bookmark-start text:name="__RefHeading___Toc777_245026740"/><text:span text:style-name="T6">1.1.0 - </text:span>Configurar Red<text:bookmark-end text:name="__RefHeading___Toc777_245026740"/></text:h>
      <text:p text:style-name="P5">Para realizar la configuración <text:span text:style-name="T82">del cluster</text:span>, vamos a <text:span text:style-name="T82">utilizar </text:span>los siguientes datos durante todo el manual.</text:p>
      <text:p text:style-name="P4"/>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71">Nodo</text:p>
          </table:table-cell>
          <table:table-cell table:style-name="Tabla1.A1" office:value-type="string">
            <text:p text:style-name="P71">Sony01</text:p>
          </table:table-cell>
          <table:table-cell table:style-name="Tabla1.A1" office:value-type="string">
            <text:p text:style-name="P71">Sony02</text:p>
          </table:table-cell>
          <table:table-cell table:style-name="Tabla1.D1" office:value-type="string">
            <text:p text:style-name="P71">Cluster</text:p>
          </table:table-cell>
        </table:table-row>
        <table:table-row>
          <table:table-cell table:style-name="Tabla1.A2" office:value-type="string">
            <text:p text:style-name="P71">IP</text:p>
          </table:table-cell>
          <table:table-cell table:style-name="Tabla1.A2" office:value-type="string">
            <text:p text:style-name="P72">10.0.2.157</text:p>
          </table:table-cell>
          <table:table-cell table:style-name="Tabla1.A2" office:value-type="string">
            <text:p text:style-name="P72">10.0.2.158</text:p>
          </table:table-cell>
          <table:table-cell table:style-name="Tabla1.D2" office:value-type="string">
            <text:p text:style-name="P72">10.0.2.161</text:p>
          </table:table-cell>
        </table:table-row>
      </table:table>
      <text:p text:style-name="P3"/>
      <text:p text:style-name="P5">Primero hay que realizar la configuración de la red en ambos equipos, editando los archivos de configuraci<text:span text:style-name="T82">ó</text:span>n de la interfa<text:span text:style-name="T82">z</text:span> de red. Tener <text:s/><text:span text:style-name="T9">en cuenta</text:span> que Centos 7, no utiliza las interface ethx <text:span text:style-name="T9">por defecto, </text:span>al contar con system.d</text:p>
      <text:p text:style-name="P161"/>
      <text:p text:style-name="P162"><text:span text:style-name="Emphasis"><text:span text:style-name="T3">Para </text:span></text:span><text:span text:style-name="Emphasis"><text:span text:style-name="T5">editar las interfaces</text:span></text:span></text:p>
      <text:p text:style-name="Comanddos"><draw:frame text:anchor-type="paragraph" draw:z-index="0" draw:style-name="gr1" draw:text-style-name="P169" svg:width="15.77cm" svg:height="7.716cm" svg:x="1.628cm" svg:y="1.289cm"><draw:text-box><text:p><text:span text:style-name="T158">TYPE=Ethernet</text:span></text:p><text:p><text:span text:style-name="T158">BOOTPROTO=none</text:span></text:p><text:p><text:span text:style-name="T158">DEFROUTE=yes</text:span></text:p><text:p><text:span text:style-name="T158">IPV4_FAILURE_FATAL=no</text:span></text:p><text:p><text:span text:style-name="T158">IPV6INIT=yes</text:span></text:p><text:p><text:span text:style-name="T158">IPV6_AUTOCONF=yes</text:span></text:p><text:p><text:span text:style-name="T158">IPV6_DEFROUTE=yes</text:span></text:p><text:p><text:span text:style-name="T158">IPV6_FAILURE_FATAL=no</text:span></text:p><text:p><text:span text:style-name="T158">NAME=eth0</text:span></text:p><text:p><text:span text:style-name="T158">UUID=579227af-5b7d-479a-87dc-3b89501a5c1e</text:span></text:p><text:p><text:span text:style-name="T158">DEVICE=eth0</text:span></text:p><text:p><text:span text:style-name="T158">ONBOOT=yes</text:span></text:p><text:p><text:span text:style-name="T158">DNS1=10.0.2.1</text:span></text:p><text:p><text:span text:style-name="T158">IPADDR=10.0.2.157</text:span></text:p><text:p><text:span text:style-name="T158">PREFIX=24</text:span></text:p><text:p><text:span text:style-name="T158">GATEWAY=10.0.2.1</text:span></text:p><text:p><text:span text:style-name="T158">IPV6_PEERDNS=yes</text:span></text:p><text:p><text:span text:style-name="T158">IPV6_PEERROUTES=yes</text:span></text:p><text:p><text:span text:style-name="T158">IPV6_PRIVACY=no</text:span></text:p></draw:text-box></draw:frame><text:span text:style-name="T29">[root@centosasa3 ~]# vi /etc/sysconfig/network-scripts/ifcfg-enp0s3</text:span> (o puede ser eth1, eth2, etc)</text:p>
      <text:p text:style-name="P1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9"><text:span text:style-name="Emphasis"><text:span text:style-name="T3">Para reiniciar los servicios</text:span></text:span></text:p>
      <text:p text:style-name="Comanddos"><text:span text:style-name="T30">redestec@fidebian:~$ </text:span><text:span text:style-name="T29">systesmctl restart network</text:span></text:p>
      <text:h text:style-name="Heading_20_3" text:outline-level="3"/>
      <text:h text:style-name="Heading_20_3" text:outline-level="3"><text:bookmark-start text:name="__RefHeading___Toc770_245026740"/>1.1.1 <text:span text:style-name="T68">-</text:span> Chequeo de comunicación y actualización de soft<text:span text:style-name="T82">ware</text:span><text:bookmark-end text:name="__RefHeading___Toc770_245026740"/></text:h>
      <text:p text:style-name="P14">Al trabajar con equipos remotos, nos conectamos <text:span text:style-name="T82">por</text:span> ssh y verificamos si los equipos se comunican <text:span text:style-name="T82">entre </text:span>s<text:span text:style-name="T82">í y si</text:span> pueden salir a internet para realizar las actualizaciones e instalación de soft necesarios.</text:p>
      <text:p text:style-name="P95"/>
      <text:p text:style-name="P7"/>
      <text:p text:style-name="P7"/>
      <text:p text:style-name="P7"/>
      <text:p text:style-name="Comanddos"><text:soft-page-break/>redestec@fidebian:~$ ssh 10.0.2.157</text:p>
      <text:p text:style-name="P1"><draw:frame text:anchor-type="paragraph" draw:z-index="72" draw:style-name="gr35" draw:text-style-name="P170" svg:width="15.77cm" svg:height="2.463cm" svg:x="1.628cm" svg:y="0.312cm"><draw:text-box><text:p><text:span text:style-name="T158">The authenticity of host '10.0.2.157 (10.0.2.157)' can't be established.</text:span></text:p><text:p><text:span text:style-name="T158">ECDSA key fingerprint is 45:ed:47:90:76:67:9d:e0:b7:cb:38:99:40:1c:37:c8.</text:span></text:p><text:p><text:span text:style-name="T158">Are you sure you want to continue connecting (yes/no)? yes</text:span></text:p><text:p><text:span text:style-name="T158">Warning: Permanently added '10.0.2.157' (ECDSA) to the list of known hosts.</text:span></text:p><text:p><text:span text:style-name="T158">redestec@10.0.2.157's password:</text:span></text:p><text:p><text:span text:style-name="T158"/></text:p></draw:text-box></draw:frame></text:p>
      <text:p text:style-name="P1"/>
      <text:p text:style-name="P1"/>
      <text:p text:style-name="P1"/>
      <text:p text:style-name="P1"/>
      <text:p text:style-name="P1"/>
      <text:p text:style-name="Comanddos">[root@centosasa3 ~]# ping -c1 8.8.8.8</text:p>
      <text:p text:style-name="P1"><draw:frame text:anchor-type="paragraph" draw:z-index="1" draw:style-name="gr2" draw:text-style-name="P170" svg:width="15.77cm" svg:height="1.23cm" svg:x="1.628cm" svg:y="0.131cm"><draw:text-box><text:p><text:span text:style-name="T158">PING 8.8.8.8 (8.8.8.8) 56(84) bytes of data.</text:span></text:p><text:p><text:span text:style-name="T158">64 bytes from 8.8.8.8: icmp_seq=1 ttl=54 time=41.9 ms</text:span></text:p><text:p><text:span text:style-name="T158"/></text:p></draw:text-box></draw:frame><text:span text:style-name="Emphasis"><text:span text:style-name="T2"/></text:span></text:p>
      <text:p text:style-name="P1"><text:span text:style-name="Emphasis"><text:span text:style-name="T2"/></text:span></text:p>
      <text:p text:style-name="P1"><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4">2</text:span></text:span><text:span text:style-name="Emphasis">.1 </text:span><text:span text:style-name="Emphasis"><text:span text:style-name="T68">-</text:span></text:span><text:span text:style-name="Emphasis"> Cambiamos el nombre del equipo</text:span><text:bookmark-end text:name="__RefHeading___Toc866_383831560"/></text:h>
      <text:p text:style-name="P35"><text:span text:style-name="Emphasis">Se procede al cambio de los nombres de ambos equipos para </text:span><text:span text:style-name="Emphasis"><text:span text:style-name="T82">que sea</text:span></text:span><text:span text:style-name="Emphasis"> m</text:span><text:span text:style-name="Emphasis"><text:span text:style-name="T82">á</text:span></text:span><text:span text:style-name="Emphasis">s f</text:span><text:span text:style-name="Emphasis"><text:span text:style-name="T82">á</text:span></text:span><text:span text:style-name="Emphasis">cil la utilización y saber sobre que equipo se está trabajando. Para tal caso, vamos a quitar el nombre de dominio para facilitar el uso </text:span><text:span text:style-name="Emphasis"><text:span text:style-name="T82">y evitar inconvenoentes con DRBD a futuro</text:span></text:span><text:span text:style-name="Emphasis">. </text:span><text:span text:style-name="Emphasis"><text:span text:style-name="T7">Para esto editamos el archivo de configuración hostname.</text:span></text:span></text:p>
      <text:p text:style-name="Comanddos">[root@centosasa3 ~]# vi /etc/hostname</text:p>
      <text:p text:style-name="P10">verificamos:</text:p>
      <text:p text:style-name="Comanddos"><text:span text:style-name="Emphasis"><text:span text:style-name="T2">[root@</text:span></text:span><text:span text:style-name="Emphasis"><text:span text:style-name="T4">sony01</text:span></text:span><text:span text:style-name="Emphasis"><text:span text:style-name="T2"> ~]# hostnamectl</text:span></text:span></text:p>
      <text:p text:style-name="P1"><draw:frame text:anchor-type="paragraph" draw:z-index="2" draw:style-name="gr3" draw:text-style-name="P170" svg:width="15.77cm" svg:height="4.465cm" svg:x="1.628cm" svg:y="0.131cm"><draw:text-box><text:p><text:span text:style-name="T158">Static hostname: sony01</text:span></text:p><text:p><text:span text:style-name="T158">Icon name: computer-vm</text:span></text:p><text:p><text:span text:style-name="T158">Chassis: vm</text:span></text:p><text:p><text:span text:style-name="T158">Machine ID: 2ec5c00888f5a1448a75cba3faaec36e</text:span></text:p><text:p><text:span text:style-name="T158">Boot ID: 7eef78b49bb54c83a7271839d7e7bb26</text:span></text:p><text:p><text:span text:style-name="T158">Virtualization: kvm</text:span></text:p><text:p><text:span text:style-name="T158">Operating System: CentOS Linux 7 (Core)</text:span></text:p><text:p><text:span text:style-name="T158">CPE OS Name: cpe:/o:centos:centos:7</text:span></text:p><text:p><text:span text:style-name="T158">Kernel: Linux 3.10.0-327.36.1.el7.x86_64</text:span></text:p><text:p><text:span text:style-name="T159">Architecture: x86-64</text:span></text:p><text:p><text:span text:style-name="T158"/></text:p></draw:text-box></draw:frame><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2"><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Text_20_body"><text:span text:style-name="Emphasis"><text:span text:style-name="T7">Otra forma de cambiar el hostname</text:span></text:span></text:p>
      <text:p text:style-name="Comanddos"><text:span text:style-name="Emphasis">[root@centosasa3 ~]# hostnamectl set-hostname sony01</text:span></text:p>
      <text:p text:style-name="P19"><text:span text:style-name="Emphasis"><text:span text:style-name="T21">o, modificando el archivo con un </text:span></text:span><text:span text:style-name="Emphasis"><text:span text:style-name="T23">echo</text:span></text:span></text:p>
      <text:p text:style-name="P75"><text:span text:style-name="Emphasis">[root@centosasa3 ~]# <text:s/>echo -e "10.0.2.158\tsony02" &gt;&gt; /etc/hosts</text:span></text:p>
      <text:h text:style-name="P163" text:outline-level="2"><text:bookmark-start text:name="__RefHeading___Toc870_383831560"/><text:span text:style-name="Emphasis">1.</text:span><text:span text:style-name="Emphasis"><text:span text:style-name="T14">3</text:span></text:span><text:span text:style-name="Emphasis">.1 - Resolución de IP, </text:span><text:span text:style-name="Emphasis"><text:span text:style-name="T20">Gateway, Hostname y DNS</text:span></text:span><text:bookmark-end text:name="__RefHeading___Toc870_383831560"/></text:h>
      <text:p text:style-name="P107"><text:span text:style-name="Emphasis">En cada equipo se debe modificar el archivo </text:span><text:span text:style-name="Emphasis"><text:span text:style-name="T8">hosts </text:span></text:span><text:span text:style-name="Emphasis">y colocar los datos del otro nodo, con esto </text:span><text:span text:style-name="Emphasis"><text:span text:style-name="T82">se</text:span></text:span><text:span text:style-name="Emphasis"> evita </text:span><text:span text:style-name="Emphasis"><text:span text:style-name="T82">recordar</text:span></text:span><text:span text:style-name="Emphasis"> las ip y trabajar s</text:span><text:span text:style-name="Emphasis"><text:span text:style-name="T82">ó</text:span></text:span><text:span text:style-name="Emphasis">lo con el nombre del nodo. </text:span><text:span text:style-name="Emphasis"><text:span text:style-name="T8">Esta configuración es automática sin necesidad de reiniciar el servicio de red.</text:span></text:span></text:p>
      <text:p text:style-name="Comanddos"><text:span text:style-name="Emphasis"/></text:p>
      <text:p text:style-name="Comanddos"><text:span text:style-name="Emphasis">[root@sony01 ~]# vi /etc/hosts</text:span></text:p>
      <text:p text:style-name="Comanddos"><draw:frame text:anchor-type="paragraph" draw:z-index="67" draw:style-name="gr34" draw:text-style-name="P169" svg:width="15.77cm" svg:height="0.537cm" svg:x="1.628cm" svg:y="-0.213cm"><draw:text-box><text:p><text:span text:style-name="T158">10.0.2.158</text:span><text:span text:style-name="T158"><text:tab/></text:span><text:span text:style-name="T158"><text:tab/></text:span><text:span text:style-name="T158">sony02</text:span></text:p></draw:text-box></draw:frame><text:span text:style-name="Emphasis"/></text:p>
      <text:p text:style-name="P108"><text:soft-page-break/><text:span text:style-name="Emphasis"><text:span text:style-name="T10">La configuración de Gateway, Hostname sigue siendo exactamente igual. Especificaremos nuestro HostName y puerta de enlace en el fichero /etc/sysconfig/network</text:span></text:span></text:p>
      <text:p text:style-name="Text_20_body"><draw:frame text:anchor-type="paragraph" draw:z-index="4" draw:style-name="gr5" draw:text-style-name="P169" svg:width="15.77cm" svg:height="1.22cm" svg:x="1.628cm" svg:y="-0.088cm"><draw:text-box><text:p><text:span text:style-name="T158">NETWORKING=yes</text:span></text:p><text:p><text:span text:style-name="T158">HOSTNAME=pruebas</text:span></text:p><text:p><text:span text:style-name="T158">GATEWAY=10.0.2.1</text:span></text:p></draw:text-box></draw:frame><text:span text:style-name="Emphasis"/></text:p>
      <text:p text:style-name="Text_20_body"><text:span text:style-name="Emphasis"/></text:p>
      <text:p text:style-name="P35"><text:span text:style-name="Emphasis">Y los DNS en lugar de configurarlos en /etc/resolv.conf vemos que es preferible añadirlos dentro del fichero de configuración de la interfaz de red</text:span></text:p>
      <text:p text:style-name="Text_20_body"><draw:frame text:anchor-type="paragraph" draw:z-index="5" draw:style-name="gr6" draw:text-style-name="P169" svg:width="15.77cm" svg:height="1.625cm" svg:x="1.628cm" svg:y="-0.088cm"><draw:text-box><text:p><text:span text:style-name="T158"># Generated by NetworkManager</text:span></text:p><text:p><text:span text:style-name="T158"># DNS1=xxx.xxx.xxx.xxx</text:span></text:p><text:p><text:span text:style-name="T158"># DNS2=xxx.xxx.xxx.xxx</text:span></text:p><text:p><text:span text:style-name="T158">#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4">4</text:span></text:span><text:span text:style-name="Emphasis">.</text:span><text:span text:style-name="Emphasis"><text:span text:style-name="T66">0</text:span></text:span><text:span text:style-name="Emphasis"> - Instalación ntpd</text:span><text:bookmark-end text:name="__RefHeading___Toc900_164111168"/></text:h>
      <text:p text:style-name="P109"><text:span text:style-name="Emphasis"><text:span text:style-name="T11">Para <text:s/>asegurarse de no tener inconsistencia en el horario, procedemos a la instalación y configuración en ambos equipos del demonio de sincronizado del reloj.</text:span></text:span></text:p>
      <text:p text:style-name="Comanddos"><text:span text:style-name="Emphasis"><text:span text:style-name="T35"><text:s/></text:span></text:span><text:span text:style-name="T25">[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20"><text:s text:c="2"/>Verificación del ntpd</text:p>
      <text:p text:style-name="Comanddos">[root@sony01 ~]# ntpd -d</text:p>
      <text:h text:style-name="Heading_20_3" text:outline-level="3"><text:bookmark-start text:name="__RefHeading___Toc904_164111168"/><text:span text:style-name="Emphasis">1.</text:span><text:span text:style-name="Emphasis"><text:span text:style-name="T14">4</text:span></text:span><text:span text:style-name="Emphasis">.</text:span><text:span text:style-name="Emphasis"><text:span text:style-name="T66">1</text:span></text:span><text:span text:style-name="Emphasis"> - Configuración ntpd</text:span><text:bookmark-end text:name="__RefHeading___Toc904_164111168"/></text:h>
      <text:p text:style-name="P35"><text:span text:style-name="Emphasis">Cambiar la configuración del archivo /etc/npd.conf y agregar las siguientes lineas</text:span></text:p>
      <text:p text:style-name="P6"><draw:frame text:anchor-type="paragraph" draw:z-index="3" draw:style-name="gr4" draw:text-style-name="P169" svg:width="15.77cm" svg:height="1.235cm" svg:x="1.628cm" svg:y="0.131cm"><draw:text-box><text:p><text:span text:style-name="T158">server 2.ar.pool.ntp.org</text:span></text:p><text:p><text:span text:style-name="T158">server 0.south-america.pool.ntp.org</text:span></text:p><text:p><text:span text:style-name="T160">server 2.south-america.pool.ntp.org</text:span></text:p></draw:text-box></draw:frame></text:p>
      <text:p text:style-name="P6"/>
      <text:p text:style-name="P6"/>
      <text:p text:style-name="P6"/>
      <text:p text:style-name="P35"><text:span text:style-name="Emphasis">Para que inicie el servicio al reiniciar el equipo hay que activarlo. Para ello hay que hacer lo siguiente:</text:span></text:p>
      <text:p text:style-name="Comanddos"><text:span text:style-name="Emphasis"><text:span text:style-name="T21">[root@sony01 ~]#</text:span></text:span><text:span text:style-name="Emphasis"> <text:s/></text:span>chkconfig ntpd on</text:p>
      <text:p text:style-name="P110"><text:span text:style-name="Emphasis"><text:span text:style-name="T37">Nota:</text:span></text:span><text:span text:style-name="Emphasis"><text:span text:style-name="T56">Dependiendo de la instalación de </text:span></text:span><text:span text:style-name="Emphasis"><text:span text:style-name="T58">C</text:span></text:span><text:span text:style-name="Emphasis"><text:span text:style-name="T56">ent</text:span></text:span><text:span text:style-name="Emphasis"><text:span text:style-name="T58">OS</text:span></text:span><text:span text:style-name="Emphasis"><text:span text:style-name="T56"> y su configuración inicial, podemos tener problema a la hora de activar el servivio ntpd. Para evitar esto, chequear si esta activo y corriendo el servicio </text:span></text:span><text:span text:style-name="Emphasis"><text:span text:style-name="T59">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8" draw:style-name="gr9" draw:text-style-name="P169" svg:width="15.77cm" svg:height="0.549cm" svg:x="1.628cm" svg:y="0.131cm"><draw:text-box><text:p><text:span text:style-name="T160">Removed symlink /etc/systemd/system/multi-user.target.wants/chronyd.service.</text:span></text:p></draw:text-box></draw:frame><text:span text:style-name="Emphasis"/></text:h>
      <text:p text:style-name="Comanddos"><text:span text:style-name="Emphasis">root@sony01 ~]# systemctl enable ntpd</text:span></text:p>
      <text:h text:style-name="Heading_20_2" text:outline-level="2"><text:bookmark-start text:name="__RefHeading___Toc906_164111168"/><text:soft-page-break/><text:span text:style-name="Emphasis">1.</text:span><text:span text:style-name="Emphasis"><text:span text:style-name="T14">5</text:span></text:span><text:span text:style-name="Emphasis">.1 - Configuración ssh</text:span><text:bookmark-end text:name="__RefHeading___Toc906_164111168"/></text:h>
      <text:p text:style-name="P111"><text:span text:style-name="Emphasis"><text:span text:style-name="T12">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3">ambos pasos se debe realizar en los dos nodos</text:span></text:span><text:span text:style-name="Emphasis">:</text:span></text:p>
      <text:p text:style-name="P73">Crear la llave:</text:p>
      <text:p text:style-name="Comanddos">[root@sony01 ~]# ssh-keygen -t dsa -N ""</text:p>
      <text:p text:style-name="Comanddos"><draw:frame text:anchor-type="paragraph" draw:z-index="10" draw:style-name="gr11" draw:text-style-name="P169" svg:width="15.77cm" svg:height="7.711cm" svg:x="1.628cm" svg:y="0.131cm"><draw:text-box><text:p><text:span text:style-name="T160">Generating public/private dsa key pair.</text:span></text:p><text:p><text:span text:style-name="T160">Enter file in which to save the key (/root/.ssh/id_dsa): </text:span></text:p><text:p><text:span text:style-name="T160">Created directory '/root/.ssh'.</text:span></text:p><text:p><text:span text:style-name="T160">Your identification has been saved in /root/.ssh/id_dsa.</text:span></text:p><text:p><text:span text:style-name="T160">Your public key has been saved in /root/.ssh/id_dsa.pub.</text:span></text:p><text:p><text:span text:style-name="T160">The key fingerprint is:</text:span></text:p><text:p><text:span text:style-name="T160">e2:bb:ac:f4:89:aa:31:88:21:f7:30:aa:67:c9:22:0b root@sony01</text:span></text:p><text:p><text:span text:style-name="T160">The key's randomart image is:</text:span></text:p><text:p><text:span text:style-name="T160">+--[ DSA 1024]----+</text:span></text:p><text:p><text:span text:style-name="T160">| <text:s text:c="29"/>|</text:span></text:p><text:p><text:span text:style-name="T160">| <text:s text:c="29"/>|</text:span></text:p><text:p><text:span text:style-name="T160">| <text:s text:c="29"/>|</text:span></text:p><text:p><text:span text:style-name="T160">| <text:s text:c="29"/>|</text:span></text:p><text:p><text:span text:style-name="T160">|o + <text:s text:c="2"/>. S <text:s text:c="16"/>|</text:span></text:p><text:p><text:span text:style-name="T160">|++ + . . <text:s text:c="16"/>|</text:span></text:p><text:p><text:span text:style-name="T160">|E. .o . <text:s text:c="20"/>|</text:span></text:p><text:p><text:span text:style-name="T160">|=o=. + o <text:s text:c="14"/>|</text:span></text:p><text:p><text:span text:style-name="T160">|=*..o.*. <text:s text:c="16"/>|</text:span></text:p><text:p><text:span text:style-name="T160">+---------------------+</text:span></text:p></draw:text-box></draw:frame></text:p>
      <text:p text:style-name="Comanddos"/>
      <text:p text:style-name="Comanddos"/>
      <text:p text:style-name="Comanddos"/>
      <text:p text:style-name="Comanddos"/>
      <text:p text:style-name="Comanddos"/>
      <text:p text:style-name="P73"/>
      <text:p text:style-name="P74"/>
      <text:p text:style-name="P74"/>
      <text:p text:style-name="P74"/>
      <text:p text:style-name="P74">Copiar llave:</text:p>
      <text:p text:style-name="Comanddos">[root@sony01 ~]# <text:span text:style-name="T26">s</text:span>sh-copy-id sony02</text:p>
      <text:h text:style-name="Heading_20_1" text:outline-level="1"><text:bookmark-start text:name="__RefHeading___Toc912_164111168"/>2.0.0 - Instalación <text:span text:style-name="T16">del Software de Cluster</text:span><text:bookmark-end text:name="__RefHeading___Toc912_164111168"/></text:h>
      <text:p text:style-name="P102">Una vez configurado el sistema operativo y los servicios necesarios para la comunicación entre s<text:span text:style-name="T83">í</text:span>, procedemos a la instalación de los paquetes relacionado con el cluster. Esa instalación se debe realizar en ambos nodos.</text:p>
      <text:p text:style-name="P102"/>
      <text:p text:style-name="P96"><text:span text:style-name="T39">PaceMaker:</text:span><text:span text:style-name="T27"> Es el conjunto de paquetes que van a ser los encargados de administrar los recursos de los nodos, permitiendo alta disponibilidad. En algunos sitios dicen que PaceMaker es la evolución de Heartbeat; cabe aclara que desde la versión 2.1.4 </text:span>el nombre <text:span text:style-name="T28">heartbeat</text:span> debería ser empleado exclusivamente para la capa de mensajería.</text:p>
      <text:p text:style-name="P97"><text:span text:style-name="T38">CoroSync:</text:span><text:span text:style-name="T36"> Conjunto de paquetes que se van a encargar de la comunicación y la toma de decisiones sobre los recursos. (Otra alternativa: </text:span>Heartbeat<text:span text:style-name="T42">)</text:span></text:p>
      <text:p text:style-name="P98"><text:span text:style-name="T39">PCS</text:span><text:span text:style-name="T27">: Soft encargado de administrar los nodos. (Otra alternativa: </text:span><text:bookmark text:name="tw-target-text"/><text:span text:style-name="T44">crmsh</text:span><text:span text:style-name="T46">)</text:span><text:span text:style-name="T36">.</text:span></text:p>
      <text:p text:style-name="P103"><text:span text:style-name="T40">DRBD</text:span><text:span text:style-name="T37">:</text:span> Sistema de bajo costo de SAN <text:span text:style-name="T36">(</text:span>Storage Area Network<text:span text:style-name="T36">) El objetivo es replicar datos a travez de a red en el recurso de almacenamiento, para estar altamente disponible.</text:span></text:p>
      <text:p text:style-name="P8"/>
      <text:p text:style-name="Comanddos"><text:span text:style-name="Emphasis"><text:span text:style-name="T26">root@sony01 ~]#</text:span></text:span>yum install -y pacemaker pcs psmisc policycoreutils-python</text:p>
      <text:h text:style-name="Heading_20_2" text:outline-level="2"><text:bookmark-start text:name="__RefHeading___Toc663_999924962"/><text:soft-page-break/>2.1.0 - Configuración Firewall<text:bookmark-end text:name="__RefHeading___Toc663_999924962"/></text:h>
      <text:p text:style-name="P99"><text:span text:style-name="T15">Para que los equipos se comuniquen entre ellos, se debe abrir los puertos de alta disponibilidad, para esto, hay que modificar la configuración del firewall. Los puertos necesarios son los TCP </text:span>2224, 3121 <text:span text:style-name="T17">y</text:span> 21064; <text:span text:style-name="T17">y </text:span>UDP 5405</text:p>
      <text:p text:style-name="P8"/>
      <text:p text:style-name="Comanddos">[root@sony01 ~]# firewall-cmd --permanent --add-service=high-availability</text:p>
      <text:p text:style-name="Text_20_body"><draw:frame text:anchor-type="paragraph" draw:z-index="9" draw:style-name="gr10" draw:text-style-name="P169" svg:width="15.77cm" svg:height="0.542cm" svg:x="1.628cm" svg:y="-0.039cm"><draw:text-box><text:p><text:span text:style-name="T160"><text:s/></text:span><text:span text:style-name="T160">success</text:span></text:p></draw:text-box></draw:frame></text:p>
      <text:p text:style-name="P100"><text:span text:style-name="T18">Tambien se debe modificar el SELinux y modificarlo a permisivo. <text:s/>Primero realizamos</text:span> setenforce 0 <text:span text:style-name="T18">para modificar el servicio que se esta corriendo y luego modificar el archivo para que recuerde en el <text:s/>proximo reinicio. </text:span></text:p>
      <text:p text:style-name="P9"/>
      <text:p text:style-name="P76">[root@sony01 ~]# setenforce 0</text:p>
      <text:p text:style-name="Comanddos">[root@sony01 ~]# sed -i.bak "s/SELINUX=enforcing/SELINUX=permissive/g" /etc/selinux/config</text:p>
      <text:p text:style-name="P77">[root@sony01 ~]# systemctl disable firewalld</text:p>
      <text:p text:style-name="P77">[root@sony01 ~]# systemctl stop firewalld</text:p>
      <text:p text:style-name="P77">[root@sony01 ~]# iptables --flush</text:p>
      <text:h text:style-name="Heading_20_2" text:outline-level="2"><text:bookmark-start text:name="__RefHeading___Toc665_999924962"/><text:span text:style-name="Emphasis">2.2.0 - Iniciando pcs</text:span><text:bookmark-end text:name="__RefHeading___Toc665_999924962"/></text:h>
      <text:p text:style-name="P101"><text:span text:style-name="Emphasis"><text:span text:style-name="T85">En ambos nodos se debe de iniciar el servicio y habilitarlo para el próximo inicio del equipo.</text:span></text:span></text:p>
      <text:p text:style-name="P11"><text:span text:style-name="Emphasis"/></text:p>
      <text:p text:style-name="Comanddos"><draw:frame text:anchor-type="paragraph" draw:z-index="6" draw:style-name="gr7" draw:text-style-name="P169" svg:width="15.77cm" svg:height="0.884cm" svg:x="1.363cm" svg:y="1.401cm"><draw:text-box><text:p><text:span text:style-name="T160">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1"><text:span text:style-name="Emphasis"/></text:p>
      <text:p text:style-name="P11"><text:span text:style-name="Emphasis"/></text:p>
      <text:p text:style-name="P35"><text:span text:style-name="Emphasis"><text:span text:style-name="T45">L</text:span></text:span><text:span text:style-name="Emphasis"><text:span text:style-name="T44">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7" draw:style-name="gr8" draw:text-style-name="P169" svg:width="15.77cm" svg:height="2.07cm" svg:x="1.363cm" svg:y="0.893cm"><draw:text-box><text:p><text:span text:style-name="T160">Cambiando la contraseña del usuario hacluster.</text:span></text:p><text:p><text:span text:style-name="T160">Nueva contraseña: </text:span></text:p><text:p><text:span text:style-name="T160">CONTRASEÑA INCORRECTA: La contraseña tiene menos de 8 caracteres</text:span></text:p><text:p><text:span text:style-name="T160">Vuelva a escribir la nueva contraseña: </text:span></text:p><text:p><text:span text:style-name="T160">passwd: todos los símbolos de autenticación se actualizaron con éxito.</text:span></text:p></draw:text-box></draw:frame>[root@sony02 ~]# passwd hacluster</text:p>
      <text:p text:style-name="P13"><text:span text:style-name="Emphasis"/></text:p>
      <text:p text:style-name="P18"><text:span text:style-name="Emphasis"/></text:p>
      <text:p text:style-name="P18"><text:span text:style-name="Emphasis"/></text:p>
      <text:p text:style-name="P21"><text:span text:style-name="Emphasis"/></text:p>
      <text:h text:style-name="Heading_20_2" text:outline-level="2"><text:bookmark-start text:name="__RefHeading___Toc924_1486652563"/><text:span text:style-name="Emphasis"><text:span text:style-name="T49">2.3.</text:span></text:span><text:span text:style-name="Emphasis"><text:span text:style-name="T50">0</text:span></text:span><text:span text:style-name="Emphasis"><text:span text:style-name="T49"> - Configuración CoroSyn</text:span></text:span><text:span text:style-name="Emphasis"><text:span text:style-name="T51">c</text:span></text:span><text:bookmark-end text:name="__RefHeading___Toc924_1486652563"/></text:h>
      <text:p text:style-name="P112"><text:span text:style-name="Emphasis"><text:span text:style-name="T52">Una vez instalado y configurado el demonio (servicio) pcs, las configuraciones sólo se realizan en un nodo, ya que el servicio se encarga de realizar por si solo la configuración en el otro.</text:span></text:span></text:p>
      <text:p text:style-name="Comanddos">[root@sony02 ~]# pcs cluster auth sony01 sony02</text:p>
      <text:p text:style-name="P22"/>
      <text:p text:style-name="P22"><draw:frame text:anchor-type="paragraph" draw:z-index="68" draw:style-name="gr6" draw:text-style-name="P171" svg:width="15.77cm" svg:height="1.625cm" svg:x="1.363cm" svg:y="-0.108cm"><draw:text-box><text:p><text:span text:style-name="T161">Username: hacluster</text:span></text:p><text:p><text:span text:style-name="T161">Password: </text:span></text:p><text:p><text:span text:style-name="T161">sony02: Authorized</text:span></text:p><text:p><text:span text:style-name="T161">sony01: Authorized</text:span></text:p></draw:text-box></draw:frame><text:soft-page-break/></text:p>
      <text:p text:style-name="P22"/>
      <text:p text:style-name="P78">[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3" text:outline-level="3"><text:bookmark-start text:name="__RefHeading___Toc985_1462296093"/>2.3.1 - Generar y sincronizar la <text:span text:style-name="T53">configuración</text:span> de <text:span text:style-name="T55">C</text:span>oro<text:span text:style-name="T55">S</text:span>ync<text:bookmark-end text:name="__RefHeading___Toc985_1462296093"/></text:h>
      <text:p text:style-name="P23"><draw:frame text:anchor-type="paragraph" draw:z-index="11" draw:style-name="gr11" draw:text-style-name="P171" svg:width="15.77cm" svg:height="7.711cm" svg:x="1.363cm" svg:y="-9.109cm"><draw:text-box><text:p><text:span text:style-name="T161">Usage: pcs [-f file] [-h] [commands]...</text:span></text:p><text:p><text:span text:style-name="T161">Control and configure pacemaker and corosync.</text:span></text:p><text:p><text:span text:style-name="T161"/></text:p><text:p><text:span text:style-name="T161">Options:</text:span></text:p><text:p><text:span text:style-name="T161"><text:s text:c="4"/></text:span><text:span text:style-name="T161">-h, --help <text:s/>Display usage and exit</text:span></text:p><text:p><text:span text:style-name="T161"><text:s text:c="4"/></text:span><text:span text:style-name="T161">-f file <text:s text:c="4"/>Perform actions on file instead of active CIB</text:span></text:p><text:p><text:span text:style-name="T161"><text:s text:c="4"/></text:span><text:span text:style-name="T161">--debug <text:s text:c="4"/>Print all network traffic and external commands run</text:span></text:p><text:p><text:span text:style-name="T161"><text:s text:c="4"/></text:span><text:span text:style-name="T161">--version <text:s text:c="2"/>Print pcs version information</text:span></text:p><text:p><text:span text:style-name="T161"/></text:p><text:p><text:span text:style-name="T161">Commands:</text:span></text:p><text:p><text:span text:style-name="T161"><text:s text:c="4"/></text:span><text:span text:style-name="T161">cluster <text:s text:c="4"/>Configure cluster options and nodes</text:span></text:p><text:p><text:span text:style-name="T161"><text:s text:c="4"/></text:span><text:span text:style-name="T161">resource <text:s text:c="3"/>Manage cluster resources</text:span></text:p><text:p><text:span text:style-name="T161"><text:s text:c="4"/></text:span><text:span text:style-name="T161">stonith <text:s text:c="4"/>Configure fence devices</text:span></text:p><text:p><text:span text:style-name="T161"><text:s text:c="4"/></text:span><text:span text:style-name="T161">constraint <text:s/>Set resource constraints</text:span></text:p><text:p><text:span text:style-name="T161"><text:s text:c="4"/></text:span><text:span text:style-name="T161">property <text:s text:c="3"/>Set pacemaker properties</text:span></text:p><text:p><text:span text:style-name="T161"><text:s text:c="4"/></text:span><text:span text:style-name="T161">acl <text:s text:c="8"/>Set pacemaker access control lists</text:span></text:p><text:p><text:span text:style-name="T161"><text:s text:c="4"/></text:span><text:span text:style-name="T161">status <text:s text:c="5"/>View cluster status</text:span></text:p><text:p><text:span text:style-name="T161"><text:s text:c="4"/></text:span><text:span text:style-name="T161">config <text:s text:c="5"/>View and manage cluster configuration</text:span></text:p><text:p><text:span text:style-name="T161"><text:s text:c="4"/></text:span><text:span text:style-name="T161">pcsd <text:s text:c="7"/>Manage pcs daemon</text:span></text:p></draw:text-box></draw:frame><text:span text:style-name="Emphasis"><text:span text:style-name="T53">Procedemos a crear el cluster, el mismo se llamará “</text:span></text:span><text:span text:style-name="Emphasis"><text:span text:style-name="T24">micluster</text:span></text:span><text:span text:style-name="Emphasis"><text:span text:style-name="T53">”</text:span></text:span></text:p>
      <text:p text:style-name="Comanddos"><text:span text:style-name="Emphasis">[root@sony02 ~]# pcs cluster setup --name micluster sony01 sony02</text:span></text:p>
      <text:p text:style-name="Text_20_body"><draw:frame text:anchor-type="paragraph" draw:z-index="12" draw:style-name="gr12" draw:text-style-name="P171" svg:width="15.77cm" svg:height="5.682cm" svg:x="1.363cm" svg:y="-0.012cm"><draw:text-box><text:p><text:span text:style-name="T161">Shutting down pacemaker/corosync services...</text:span></text:p><text:p><text:span text:style-name="T161">Redirecting to /bin/systemctl stop <text:s/>pacemaker.service</text:span></text:p><text:p><text:span text:style-name="T161">Redirecting to /bin/systemctl stop <text:s/>corosync.service</text:span></text:p><text:p><text:span text:style-name="T161">Killing any remaining services...</text:span></text:p><text:p><text:span text:style-name="T161">Removing all cluster configuration files...</text:span></text:p><text:p><text:span text:style-name="T161">sony01: Succeeded</text:span></text:p><text:p><text:span text:style-name="T161">sony02: Succeeded</text:span></text:p><text:p><text:span text:style-name="T161">Synchronizing pcsd certificates on nodes sony01, sony02...</text:span></text:p><text:p><text:span text:style-name="T161">sony02: Success</text:span></text:p><text:p><text:span text:style-name="T161">sony01: Success</text:span></text:p><text:p><text:span text:style-name="T161"/></text:p><text:p><text:span text:style-name="T161">Restaring pcsd on the nodes in order to reload the certificates...</text:span></text:p><text:p><text:span text:style-name="T161">sony02: Success</text:span></text:p><text:p><text:span text:style-name="T161">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24"><text:span text:style-name="Emphasis"/></text:p>
      <text:p text:style-name="P113"><text:span text:style-name="Emphasis"><text:span text:style-name="T86">Con esta configuración, ya se encuentra el cluster inicializado y autenticado.</text:span></text:span></text:p>
      <text:p text:style-name="P114"><text:span text:style-name="Emphasis"><text:span text:style-name="T87">Si realizamos un reinicio de los nodos, el cluster no va a iniciar, porque no lo hemos configurado para <text:s/>tal </text:span></text:span><text:span text:style-name="Emphasis"><text:span text:style-name="T89">fin</text:span></text:span><text:span text:style-name="Emphasis"><text:span text:style-name="T87">. Cada administrador deberá decidir si conviene configurar para un inicio automático en caso de caída total del nodo (reinicio inesperado, corte de luz) o simplemente esperar la intervención del administrador para el inicio. Muchas veces, la segunda alternativa es la llevada a cabo para poder realizar el mantenimiento y la <text:s/>revisión de los log; en nuestro caso vamos a dejar</text:span></text:span><text:span text:style-name="Emphasis"><text:span text:style-name="T89">lo</text:span></text:span><text:span text:style-name="Emphasis"><text:span text:style-name="T87"> de forma manual.</text:span></text:span></text:p>
      <text:p text:style-name="P115"><text:span text:style-name="Emphasis"><text:span text:style-name="T88">Revisamos si esta el servicio activo</text:span></text:span></text:p>
      <text:p text:style-name="Comanddos"><text:span text:style-name="Emphasis"/></text:p>
      <text:p text:style-name="Comanddos"><text:span text:style-name="Emphasis"/></text:p>
      <text:p text:style-name="Comanddos"><text:soft-page-break/><text:span text:style-name="Emphasis">[root@sony02 ~]# systemctl status pacemaker</text:span></text:p>
      <text:p text:style-name="Text_20_body"><draw:frame text:anchor-type="paragraph" draw:z-index="69" draw:style-name="gr5" draw:text-style-name="P171" svg:width="15.77cm" svg:height="1.22cm" svg:x="1.363cm" svg:y="0.093cm"><draw:text-box><text:p><text:span text:style-name="T161">● </text:span><text:span text:style-name="T161">pacemaker.service - Pacemaker High Availability Cluster Manager</text:span></text:p><text:p><text:span text:style-name="T161"><text:s text:c="3"/></text:span><text:span text:style-name="T161">Loaded: loaded (/usr/lib/systemd/system/pacemaker.service; disabled; vendor preset: disabled)</text:span></text:p><text:p><text:span text:style-name="T161"><text:s text:c="3"/></text:span><text:span text:style-name="T161">Active: inactive (dead)</text:span></text:p></draw:text-box></draw:frame><text:span text:style-name="Emphasis"/></text:p>
      <text:p text:style-name="Text_20_body"><text:span text:style-name="Emphasis"/></text:p>
      <text:p text:style-name="P26"><text:span text:style-name="Emphasis"><text:span text:style-name="T88">Procedemos a iniciar o parar cada nodo del cluster (se puede utilizar </text:span></text:span><text:span text:style-name="Emphasis"><text:span text:style-name="T139">“pcs cluster start “</text:span></text:span><text:span text:style-name="Emphasis"><text:span text:style-name="T140">son</text:span></text:span><text:span text:style-name="Emphasis"><text:span text:style-name="T141">y</text:span></text:span><text:span text:style-name="Emphasis"><text:span text:style-name="T140">01</text:span></text:span><text:span text:style-name="Emphasis"><text:span text:style-name="T139">””</text:span></text:span><text:span text:style-name="Emphasis"><text:span text:style-name="T88">)</text:span></text:span></text:p>
      <text:p text:style-name="P79"><text:span text:style-name="Emphasis">[root@sony02 ~]# pcs cluster start -all</text:span></text:p>
      <text:p text:style-name="P25"><text:span text:style-name="Emphasis"/></text:p>
      <text:p text:style-name="P27"><draw:frame text:anchor-type="paragraph" draw:z-index="13" draw:style-name="gr13" draw:text-style-name="P171" svg:width="15.77cm" svg:height="0.814cm" svg:x="1.363cm" svg:y="-0.907cm"><draw:text-box><text:p><text:span text:style-name="T161">sony01: Starting Cluster...</text:span></text:p><text:p><text:span text:style-name="T161">sony02: Starting Cluster...</text:span></text:p></draw:text-box></draw:frame><text:span text:style-name="Emphasis"><text:span text:style-name="T90">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27"><draw:frame text:anchor-type="paragraph" draw:z-index="14" draw:style-name="gr14" draw:text-style-name="P171" svg:width="15.77cm" svg:height="2.031cm" svg:x="1.363cm" svg:y="-1.907cm"><draw:text-box><text:p><text:span text:style-name="T161">Printing ring status.</text:span></text:p><text:p><text:span text:style-name="T161">Local node ID 1</text:span></text:p><text:p><text:span text:style-name="T161">RING ID 0</text:span></text:p><text:p><text:span text:style-name="T161"><text:tab/></text:span><text:span text:style-name="T161">Id</text:span><text:span text:style-name="T161"><text:tab/></text:span><text:span text:style-name="T161">= 10.0.2.157</text:span></text:p><text:p><text:span text:style-name="T161"><text:tab/></text:span><text:span text:style-name="T161">status</text:span><text:span text:style-name="T161"><text:tab/></text:span><text:span text:style-name="T161">= ring 0 active with no faults</text:span></text:p></draw:text-box></draw:frame><text:span text:style-name="Emphasis"><text:span text:style-name="T54"/></text:span></text:p>
      <text:p text:style-name="P116"><text:span text:style-name="Emphasis"><text:span text:style-name="T90">Es importante verificar que aparecen las IPs fijadas como "id" y que dice "with no faults”. En caso de tomar la </text:span></text:span><text:span text:style-name="Emphasis"><text:span text:style-name="T89">interfaz</text:span></text:span><text:span text:style-name="Emphasis"><text:span text:style-name="T90"> </text:span></text:span><text:span text:style-name="Emphasis"><text:span text:style-name="T32">lo</text:span></text:span><text:span text:style-name="Emphasis"><text:span text:style-name="T90">, hay</text:span></text:span><text:span text:style-name="Emphasis"><text:span text:style-name="T47"> </text:span></text:span><text:span text:style-name="Emphasis"><text:span text:style-name="T48">que </text:span></text:span><text:span text:style-name="Emphasis"><text:span text:style-name="T47">comprobar las configuraciones de red, firewall y selinux del nodo.</text:span></text:span></text:p>
      <text:p text:style-name="P117"><text:span text:style-name="Emphasis"><text:span text:style-name="T91">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15" draw:style-name="gr15" draw:text-style-name="P171" svg:width="15.77cm" svg:height="3.248cm" svg:x="1.363cm" svg:y="0.093cm"><draw:text-box><text:p><text:span text:style-name="T161">runtime.totem.pg.mrp.srp.members.1.config_version (u64) = 0</text:span></text:p><text:p><text:span text:style-name="T161">runtime.totem.pg.mrp.srp.members.1.ip (str) = r(0) ip(10.0.2.157) </text:span></text:p><text:p><text:span text:style-name="T161">runtime.totem.pg.mrp.srp.members.1.join_count (u32) = 1</text:span></text:p><text:p><text:span text:style-name="T161">runtime.totem.pg.mrp.srp.members.1.status (str) = joined</text:span></text:p><text:p><text:span text:style-name="T161">runtime.totem.pg.mrp.srp.members.2.config_version (u64) = 0</text:span></text:p><text:p><text:span text:style-name="T161">runtime.totem.pg.mrp.srp.members.2.ip (str) = r(0) ip(10.0.2.158) </text:span></text:p><text:p><text:span text:style-name="T161">runtime.totem.pg.mrp.srp.members.2.join_count (u32) = 1</text:span></text:p><text:p><text:span text:style-name="T161">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28"><text:span text:style-name="Emphasis"/></text:p>
      <text:p text:style-name="Comanddos"><draw:frame text:anchor-type="paragraph" draw:z-index="16" draw:style-name="gr14" draw:text-style-name="P171" svg:width="15.77cm" svg:height="2.031cm" svg:x="1.363cm" svg:y="1.094cm"><draw:text-box><text:p><text:span text:style-name="T161">Membership information</text:span></text:p><text:p><text:span text:style-name="T161">----------------------</text:span></text:p><text:p><text:span text:style-name="T161"><text:s text:c="4"/></text:span><text:span text:style-name="T161">Nodeid <text:s text:c="5"/>Votes Name</text:span></text:p><text:p><text:span text:style-name="T161"><text:s text:c="9"/></text:span><text:span text:style-name="T161">1 <text:s text:c="9"/>1 sony01</text:span></text:p><text:p><text:span text:style-name="T161"><text:s text:c="9"/></text:span><text:span text:style-name="T161">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29"><draw:frame text:anchor-type="paragraph" draw:z-index="17" draw:style-name="gr16" draw:text-style-name="P171" svg:width="15.77cm" svg:height="2.842cm" svg:x="1.385cm" svg:y="0.058cm"><draw:text-box><text:p><text:span text:style-name="T161">Cluster name: micluster</text:span></text:p><text:p><text:span text:style-name="T161">WARNING: no stonith devices and stonith-enabled is not false</text:span></text:p><text:p><text:span text:style-name="T161">Last updated: Tue Nov 15 16:01:56 2016</text:span><text:span text:style-name="T161"><text:tab/></text:span><text:span text:style-name="T161"><text:tab/></text:span><text:span text:style-name="T161">Last change: Tue Nov 15 14:44:19 2016 by hacluster via crmd on sony01</text:span></text:p><text:p><text:span text:style-name="T161">Stack: corosync</text:span></text:p><text:p><text:span text:style-name="T161">Current DC: sony01 (version 1.1.13-10.el7_2.4-44eb2dd) - partition with quorum</text:span></text:p><text:p><text:span text:style-name="T161">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oft-page-break/><text:span text:style-name="Emphasis"/></text:p>
      <text:p text:style-name="Text_20_body"><draw:frame text:anchor-type="paragraph" draw:z-index="70" draw:style-name="gr3" draw:text-style-name="P171" svg:width="15.77cm" svg:height="4.465cm" svg:x="1.385cm" svg:y="-0.942cm"><draw:text-box><text:p><text:span text:style-name="T161">Online: [ sony01 sony02 ]</text:span></text:p><text:p><text:span text:style-name="T161">Full list of resources:</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text:p><text:span text:style-name="T161"/></text:p><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118"><text:span text:style-name="Emphasis"><text:span text:style-name="T92">Por </text:span></text:span><text:span text:style-name="Emphasis"><text:span text:style-name="T89">ú</text:span></text:span><text:span text:style-name="Emphasis"><text:span text:style-name="T92">ltimo, podemos verificar si hay algun error. Tener en cuenta que al no estar configurado </text:span></text:span><text:span text:style-name="Emphasis"><text:span text:style-name="T89">STONITH</text:span></text:span><text:span text:style-name="Emphasis"><text:span text:style-name="T92"> van a </text:span></text:span><text:span text:style-name="Emphasis"><text:span text:style-name="T89">figurar</text:span></text:span><text:span text:style-name="Emphasis"><text:span text:style-name="T92"> dichos errores, por ende no tomarlos en cuenta.</text:span></text:span></text:p>
      <text:p text:style-name="P119"><text:span text:style-name="Emphasis"><text:span text:style-name="T93">Verificamos la validez de la configuración</text:span></text:span></text:p>
      <text:p text:style-name="Comanddos"><text:span text:style-name="Emphasis">[root@sony02 ~]# crm_verify -L -V</text:span></text:p>
      <text:p text:style-name="Text_20_body"><draw:frame text:anchor-type="paragraph" draw:z-index="18" draw:style-name="gr16" draw:text-style-name="P171" svg:width="15.77cm" svg:height="2.842cm" svg:x="1.385cm" svg:y="0.058cm"><draw:text-box><text:p><text:span text:style-name="T161"><text:s text:c="3"/></text:span><text:span text:style-name="T161">error: unpack_resources:</text:span><text:span text:style-name="T161"><text:tab/></text:span><text:span text:style-name="T161">Resource start-up disabled since no STONITH resources have been defined</text:span></text:p><text:p><text:span text:style-name="T161"><text:s text:c="3"/></text:span><text:span text:style-name="T161">error: unpack_resources:</text:span><text:span text:style-name="T161"><text:tab/></text:span><text:span text:style-name="T161">Either configure some or disable STONITH with the stonith-enabled option</text:span></text:p><text:p><text:span text:style-name="T161"><text:s text:c="3"/></text:span><text:span text:style-name="T161">error: unpack_resources:</text:span><text:span text:style-name="T161"><text:tab/></text:span><text:span text:style-name="T161">NOTE: Clusters with shared data need STONITH to ensure data integrity</text:span></text:p><text:p><text:span text:style-name="T161">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3" text:outline-level="3"><text:bookmark-start text:name="__RefHeading___Toc987_1462296093"/><text:span text:style-name="Emphasis">2.3.2 - Deshabilitar </text:span><text:span text:style-name="Emphasis"><text:span text:style-name="T83">STONITH</text:span></text:span><text:bookmark-end text:name="__RefHeading___Toc987_1462296093"/></text:h>
      <text:p text:style-name="P120"><text:span text:style-name="Emphasis"><text:span text:style-name="T94">Deshabilitar </text:span></text:span><text:span text:style-name="Emphasis"><text:span text:style-name="T89">STONITH</text:span></text:span><text:span text:style-name="Emphasis"><text:span text:style-name="T94">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120"><text:span text:style-name="Emphasis"><text:span text:style-name="T94">Posteriormente verificamos que ya stonith no esta activo/fallando con el comando </text:span></text:span><text:span text:style-name="Emphasis"><text:span text:style-name="T142">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121"><text:span text:style-name="Emphasis"><text:span text:style-name="T95">Realizadas las configuraciones básicas, debemos agregar recursos paso a paso. En primer lugar una dirección ip, luego procedemos a los servicios de apache y por último una unidad de disco de red con DRBD</text:span></text:span></text:p>
      <text:h text:style-name="Heading_20_2" text:outline-level="2"><text:span text:style-name="Emphasis"/></text:h>
      <text:h text:style-name="Heading_20_2" text:outline-level="2"><text:bookmark-start text:name="__RefHeading___Toc992_1462296093"/><text:span text:style-name="Emphasis">3.1.0 - Agregar un recurso IP</text:span><text:bookmark-end text:name="__RefHeading___Toc992_1462296093"/></text:h>
      <text:p text:style-name="P35"><text:bookmark text:name="tw-target-text2"/><text:span text:style-name="Emphasis"><text:span text:style-name="T84">Nuestro primer recurso será una dirección IP, </text:span></text:span><text:span text:style-name="Emphasis"><text:span text:style-name="T95">acesible a lus usuarios para s</text:span></text:span><text:span text:style-name="Emphasis"><text:span text:style-name="T84">er activa</text:span></text:span><text:span text:style-name="Emphasis"><text:span text:style-name="T95">da</text:span></text:span><text:span text:style-name="Emphasis"><text:span text:style-name="T84"> en cualquiera de los nodos. </text:span></text:span><text:span text:style-name="Emphasis"><text:span text:style-name="T95">La misma se llamará Cl</text:span></text:span><text:span text:style-name="Emphasis"><text:span text:style-name="T84">usterIP y </text:span></text:span><text:span text:style-name="Emphasis"><text:span text:style-name="T95">vamso a configurar que verifique que esté activa cada </text:span></text:span><text:span text:style-name="Emphasis"><text:span text:style-name="T84">30 segundos.</text:span></text:span></text:p>
      <text:p text:style-name="Comanddos"><text:span text:style-name="Emphasis"/></text:p>
      <text:p text:style-name="Comanddos"><text:span text:style-name="Emphasis"/></text:p>
      <text:p text:style-name="Comanddos"><text:span text:style-name="Emphasis"/></text:p>
      <text:p text:style-name="Comanddos"><text:soft-page-break/><text:span text:style-name="Emphasis">[root@sony02 ~]# pcs resource create ClusterIP ocf:heartbeat:IPaddr2 ip=192.168.0.203 cidr_netmask=24 op monitor interval=30s</text:span></text:p>
      <text:p text:style-name="P30"><draw:frame text:anchor-type="paragraph" draw:z-index="20" draw:style-name="gr18" draw:text-style-name="P171" svg:width="15.77cm" svg:height="2.437cm" svg:x="1.385cm" svg:y="0.058cm"><draw:text-box><text:p><text:span text:style-name="T161">Cluster name: micluster</text:span></text:p><text:p><text:span text:style-name="T161">Last updated: Tue Nov 15 16:36:45 2016</text:span><text:span text:style-name="T161"><text:tab/></text:span><text:span text:style-name="T161"><text:tab/></text:span><text:span text:style-name="T161">Last change: Tue Nov 15 16:36:06 2016 by root via cibadmin on sony02</text:span></text:p><text:p><text:span text:style-name="T161">Stack: corosync</text:span></text:p><text:p><text:span text:style-name="T161">Current DC: sony01 (version 1.1.13-10.el7_2.4-44eb2dd) - partition with quorum</text:span></text:p><text:p><text:span text:style-name="T161">2 nodes and 1 resource configured</text:span></text:p></draw:text-box></draw:frame><text:span text:style-name="Emphasis"/></text:p>
      <text:p text:style-name="P30"><text:span text:style-name="Emphasis"/></text:p>
      <text:p text:style-name="Text_20_body"><text:span text:style-name="Emphasis"/></text:p>
      <text:p text:style-name="Text_20_body"><draw:frame text:anchor-type="paragraph" draw:z-index="19" draw:style-name="gr17" draw:text-style-name="P171" svg:width="15.77cm" svg:height="6.088cm" svg:x="1.385cm" svg:y="0.09cm"><draw:text-box><text:p><text:span text:style-name="T161">Online: [ sony01 sony02 ]</text:span></text:p><text:p><text:span text:style-name="T161"/></text:p><text:p><text:span text:style-name="T161">Full list of resources:</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1</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text:p><text:span text:style-name="T161"/></text:p><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text:p><text:span text:style-name="T161"/></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122"><text:span text:style-name="Emphasis"><text:span text:style-name="T41">Nota:</text:span></text:span><text:span text:style-name="Emphasis"><text:span text:style-name="T96"> Al ejecutar el comando [root@sony01 ~]#</text:span></text:span><text:span text:style-name="Emphasis"><text:span text:style-name="T143"> pcs resource agents ocf:heartbeat</text:span></text:span><text:span text:style-name="Emphasis"><text:span text:style-name="T146">, nos devuelve el listado de scrips que maneja el standar ocf y son necesario para administrar los recursos a compartir. En caso de error, revisar si existe en este listado el recurso que queremos agregar.</text:span></text:span></text:p>
      <text:h text:style-name="Heading_20_3" text:outline-level="3"><text:bookmark-start text:name="__RefHeading___Toc994_1462296093"/><text:span text:style-name="Emphasis">3.1.1 - </text:span><text:span text:style-name="Emphasis"><text:span text:style-name="T60">Probar un failover</text:span></text:span><text:bookmark-end text:name="__RefHeading___Toc994_1462296093"/></text:h>
      <text:p text:style-name="P122"><text:span text:style-name="Emphasis"><text:span text:style-name="T96">Para asegurar</text:span></text:span><text:span text:style-name="Emphasis"><text:span text:style-name="T97">se</text:span></text:span><text:span text:style-name="Emphasis"><text:span text:style-name="T96"> que esta funcionando la alta disponibilidad, primero verificamos donde esta el recurso y posteriormente damos la baja del nodo. En nuestro caso se encuentra en sony01</text:span></text:span></text:p>
      <text:p text:style-name="Comanddos"><text:span text:style-name="Emphasis">[root@sony01 ~]# ping -c 1 10.0.2.161</text:span></text:p>
      <text:p text:style-name="P31"><draw:frame text:anchor-type="paragraph" draw:z-index="21" draw:style-name="gr18" draw:text-style-name="P171" svg:width="15.77cm" svg:height="2.437cm" svg:x="1.385cm" svg:y="0.09cm"><draw:text-box><text:p><text:span text:style-name="T161">PING 10.0.2.161 (10.0.2.161) 56(84) bytes of data.</text:span></text:p><text:p><text:span text:style-name="T161">64 bytes from 10.0.2.161: icmp_seq=1 ttl=64 time=0.058 ms</text:span></text:p><text:p><text:span text:style-name="T161"/></text:p><text:p><text:span text:style-name="T161">--- 192.168.0.203 ping statistics ---</text:span></text:p><text:p><text:span text:style-name="T161">1 packets transmitted, 1 received, 0% packet loss, time 0ms</text:span></text:p><text:p><text:span text:style-name="T161">rtt min/avg/max/mdev = 0.058/0.058/0.058/0.000 ms</text:span></text:p></draw:text-box></draw:frame><text:span text:style-name="Emphasis"/></text:p>
      <text:p text:style-name="P31"><text:span text:style-name="Emphasis"/></text:p>
      <text:p text:style-name="P31"><text:span text:style-name="Emphasis"/></text:p>
      <text:p text:style-name="P32"><text:span text:style-name="Emphasis"/></text:p>
      <text:p text:style-name="P124"><text:span text:style-name="Emphasis"><text:span text:style-name="T99">Luego detenemos sony01</text:span></text:span></text:p>
      <text:p text:style-name="Comanddos"><text:span text:style-name="Emphasis">[root@sony01 ~]# pcs cluster stop sony01</text:span></text:p>
      <text:p text:style-name="P32"><draw:frame text:anchor-type="paragraph" draw:z-index="22" draw:style-name="gr13" draw:text-style-name="P171" svg:width="15.77cm" svg:height="0.814cm" svg:x="1.385cm" svg:y="0.09cm"><draw:text-box><text:p><text:span text:style-name="T161">sony01: Stopping Cluster (pacemaker)...</text:span></text:p><text:p><text:span text:style-name="T161">sony01: Stopping Cluster (corosync)...</text:span></text:p></draw:text-box></draw:frame><text:span text:style-name="Emphasis"/></text:p>
      <text:p text:style-name="P33"><text:span text:style-name="Emphasis"/></text:p>
      <text:p text:style-name="P123"><text:span text:style-name="Emphasis"><text:span text:style-name="T98">Verificamos que pacemaker y corosync ya no estan corriendo:</text:span></text:span></text:p>
      <text:p text:style-name="Comanddos"><text:span text:style-name="Emphasis">[root@sony01 ~]# pcs status</text:span></text:p>
      <text:p text:style-name="P33"><draw:frame text:anchor-type="paragraph" draw:z-index="23" draw:style-name="gr19" draw:text-style-name="P171" svg:width="15.77cm" svg:height="0.461cm" svg:x="1.385cm" svg:y="0.09cm"><draw:text-box><text:p><text:span text:style-name="T161">Error: cluster is not currently running on this node</text:span></text:p></draw:text-box></draw:frame><text:span text:style-name="Emphasis"/></text:p>
      <text:p text:style-name="P125"><text:span text:style-name="Emphasis"><text:span text:style-name="T100"/></text:span></text:p>
      <text:p text:style-name="P125"><text:soft-page-break/><text:span text:style-name="Emphasis"><text:span text:style-name="T100">Si en cambio verificamos en sony02...</text:span></text:span></text:p>
      <text:p text:style-name="Comanddos"><text:span text:style-name="Emphasis">[root@sony02 ~]# pcs status</text:span></text:p>
      <text:p text:style-name="P34"><draw:frame text:anchor-type="paragraph" draw:z-index="24" draw:style-name="gr18" draw:text-style-name="P171" svg:width="15.77cm" svg:height="2.437cm" svg:x="1.385cm" svg:y="0.09cm"><draw:text-box><text:p><text:span text:style-name="T161">Cluster name: micluster</text:span></text:p><text:p><text:span text:style-name="T161">Last updated: Tue Nov 15 17:16:47 2016</text:span><text:span text:style-name="T161"><text:tab/></text:span><text:span text:style-name="T161"><text:tab/></text:span><text:span text:style-name="T161">Last change: Tue Nov 15 16:36:06 2016 by root via cibadmin on sony02</text:span></text:p><text:p><text:span text:style-name="T161">Stack: corosync</text:span></text:p><text:p><text:span text:style-name="T161">Current DC: sony02 (version 1.1.13-10.el7_2.4-44eb2dd) - partition with quorum</text:span></text:p><text:p><text:span text:style-name="T161">2 nodes and 1 resource configured</text:span></text:p></draw:text-box></draw:frame><text:span text:style-name="Emphasis"/></text:p>
      <text:p text:style-name="P34"><text:span text:style-name="Emphasis"/></text:p>
      <text:p text:style-name="P32"><text:span text:style-name="Emphasis"/></text:p>
      <text:p text:style-name="P32"><text:span text:style-name="Emphasis"/></text:p>
      <text:p text:style-name="P32"><text:span text:style-name="Emphasis"/></text:p>
      <text:p text:style-name="P31"><text:span text:style-name="Emphasis"/></text:p>
      <text:p text:style-name="P31"><text:span text:style-name="Emphasis"/></text:p>
      <text:p text:style-name="P31"><text:span text:style-name="Emphasis"/></text:p>
      <text:p text:style-name="P31"><text:span text:style-name="Emphasis"/></text:p>
      <text:p text:style-name="P31"><draw:frame text:anchor-type="paragraph" draw:z-index="25" draw:style-name="gr12" draw:text-style-name="P171" svg:width="15.77cm" svg:height="5.682cm" svg:x="1.385cm" svg:y="-3.911cm"><draw:text-box><text:p><text:span text:style-name="T161">Online: [ sony02 ]</text:span></text:p><text:p><text:span text:style-name="T161">OFFLINE: [ sony01 ]</text:span></text:p><text:p><text:span text:style-name="T161">Full list of resources:</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2</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text:p><text:span text:style-name="T161"/></text:p><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draw:text-box></draw:frame><text:span text:style-name="Emphasis"/></text:p>
      <text:p text:style-name="P31"><text:span text:style-name="Emphasis"/></text:p>
      <text:p text:style-name="P31"><text:span text:style-name="Emphasis"/></text:p>
      <text:p text:style-name="P35"><text:span text:style-name="Emphasis"><text:span text:style-name="T84">Sony01 esta offline para el cluster. El demonio pcsd esta corriendo para recibir comandos pcs pero no participa del cluster. El recurso ClusterIP ahora corre en sony02, se traslado automaticamente sin errores.</text:span></text:span></text:p>
      <text:p text:style-name="P126"><text:span text:style-name="Emphasis"><text:span text:style-name="T101">Posteriormente iniciamos nuevamente sony01</text:span></text:span></text:p>
      <text:p text:style-name="Comanddos"><text:span text:style-name="Emphasis">[root@sony02 ~]# pcs cluster start sony01</text:span></text:p>
      <text:h text:style-name="Heading_20_3" text:outline-level="3"><text:bookmark-start text:name="__RefHeading___Toc2251_1292225044"/><text:span text:style-name="Emphasis">3.</text:span><text:span text:style-name="Emphasis"><text:span text:style-name="T63">1</text:span></text:span><text:span text:style-name="Emphasis">.</text:span><text:span text:style-name="Emphasis"><text:span text:style-name="T63">2</text:span></text:span><text:span text:style-name="Emphasis"> - Evitar el cambio de nodo luego de un failover </text:span><text:span text:style-name="Emphasis"><text:span text:style-name="T66">- Stickiness</text:span></text:span><text:bookmark-end text:name="__RefHeading___Toc2251_1292225044"/></text:h>
      <text:p text:style-name="P39"><text:span text:style-name="Emphasis"><text:span text:style-name="T84">En la </text:span></text:span><text:span text:style-name="Emphasis"><text:span text:style-name="T102">mayoría</text:span></text:span><text:span text:style-name="Emphasis"><text:span text:style-name="T84"> de las circunstancias, es deseable prevenir que un recurso saludable sea trasladado por el cluster. Mover recursos casi siempre requiere un periodo de downtime. Para esto, pacemaker tiene el concepto de stickiness, que controla que tanto un servicio prefiere seguir corriendo donde esta. Se puede pensar como el "costo" de downtime. Por defecto, pacemaker asume que el costo de mover un recurso es cero para logar una asignación optima de recursos. Podemos configurar <text:s text:c="2"/>stickiness para cada recurso, pero es suficiente con hacerlo con el valor por defecto.</text:span></text:span></text:p>
      <text:p text:style-name="Comanddos"><text:span text:style-name="Emphasis">[root@sony02 ~]# pcs resource defaults</text:span></text:p>
      <text:p text:style-name="P36"><draw:frame text:anchor-type="paragraph" draw:z-index="26" draw:style-name="gr20" draw:text-style-name="P171" svg:width="15.77cm" svg:height="0.424cm" svg:x="1.385cm" svg:y="0.09cm"><draw:text-box><text:p><text:span text:style-name="T161">No defaults set</text:span></text:p></draw:text-box></draw:frame><text:span text:style-name="Emphasis"/></text:p>
      <text:p text:style-name="P80"><text:span text:style-name="Emphasis">[root@sony02 ~]# pcs resource defaults resource-stickiness=100</text:span></text:p>
      <text:p text:style-name="P80"><text:span text:style-name="Emphasis"><text:span text:style-name="T61">[root@sony02 ~]# pcs resource defaults</text:span></text:span></text:p>
      <text:p text:style-name="Text_20_body"><draw:frame text:anchor-type="paragraph" draw:z-index="27" draw:style-name="gr20" draw:text-style-name="P171" svg:width="15.77cm" svg:height="0.424cm" svg:x="1.385cm" svg:y="0.09cm"><draw:text-box><text:p><text:span text:style-name="T161">resource-stickiness: 100</text:span></text:p></draw:text-box></draw:frame><text:span text:style-name="Emphasis"/></text:p>
      <text:p text:style-name="P154"><text:span text:style-name="Emphasis"/></text:p>
      <text:p text:style-name="P154"><text:span text:style-name="Emphasis"/></text:p>
      <text:p text:style-name="P127"><text:soft-page-break/><text:span text:style-name="Emphasis"><text:span text:style-name="T103">Los stickiness también l</text:span></text:span><text:span text:style-name="Emphasis"><text:span text:style-name="T97">o</text:span></text:span><text:span text:style-name="Emphasis"><text:span text:style-name="T103">s podemos encontrar como reglas de pacemaker.</text:span></text:span></text:p>
      <text:p text:style-name="P16"><text:span text:style-name="Emphasis"><text:span text:style-name="T84">Las reglas pueden servir para que su configuración sea más dinámica. Uno de los ejemplos más comunes es el de establecer un valor para </text:span></text:span><text:span text:style-name="Emphasis"><text:span text:style-name="Source_20_Text"><text:span text:style-name="T84">resource-stickiness</text:span></text:span></text:span><text:span text:style-name="Emphasis"><text:span text:style-name="T84"> durante horas laborales para evitar que los recursos sean devueltos a su ubicación preferida y otro valor para fines de semana cuando no haya nadie que note la interrupción. </text:span></text:span></text:p>
      <text:p text:style-name="P104">Otro uso de reglas podría ser asignar máquinas a diferentes grupos de procesamiento (mediante un atributo de nodos) con base en el tiempo para luego usar el atributo durante la creación de restricciones de ubicación. </text:p>
      <text:p text:style-name="P15"><text:span text:style-name="T84">Cada regla puede contener un número de expresiones, expresiones de fecha y otras reglas. Los resultados de las expresiones se combinan según el campo </text:span><text:span text:style-name="Source_20_Text"><text:span text:style-name="T84">boolean-op</text:span></text:span><text:span text:style-name="T84"> de regla para determinar si la regla se evalúa como </text:span><text:span text:style-name="Source_20_Text"><text:span text:style-name="T84">true</text:span></text:span><text:span text:style-name="T84"> o </text:span><text:span text:style-name="Source_20_Text"><text:span text:style-name="T84">false</text:span></text:span><text:span text:style-name="T84">. Lo que suceda luego, dependerá del contexto en el que la regla sea utilizada. </text:span></text:p>
      <text:h text:style-name="Heading_20_2" text:outline-level="2"><text:bookmark-start text:name="__RefHeading___Toc998_1462296093"/><text:span text:style-name="Emphasis"><text:span text:style-name="T63">3</text:span></text:span><text:span text:style-name="Emphasis">.</text:span><text:span text:style-name="Emphasis"><text:span text:style-name="T63">2</text:span></text:span><text:span text:style-name="Emphasis">.0 - Agregar un recurso Apache</text:span><text:bookmark-end text:name="__RefHeading___Toc998_1462296093"/></text:h>
      <text:p text:style-name="P128"><text:span text:style-name="Emphasis"><text:span text:style-name="T104">Procedemos a instalar en ambos nodos el servicio de Apache, para poder montar luego una web.</text:span></text:span></text:p>
      <text:p text:style-name="P128"><text:span text:style-name="Emphasis"><text:span text:style-name="T149">Nota:</text:span></text:span><text:span text:style-name="Emphasis"><text:span text:style-name="T104"> Tener en cuenta que los recursos no deben ser administrado por el sistema operativo. Dicho servicio será manejado (start/stop) por el cluster cada vez que lo requiera.</text:span></text:span></text:p>
      <text:h text:style-name="Heading_20_3" text:outline-level="3"><text:bookmark-start text:name="__RefHeading___Toc2001_1056113442"/><text:span text:style-name="Emphasis"><text:span text:style-name="T63">3</text:span></text:span><text:span text:style-name="Emphasis">.</text:span><text:span text:style-name="Emphasis"><text:span text:style-name="T63">2</text:span></text:span><text:span text:style-name="Emphasis">.</text:span><text:span text:style-name="Emphasis"><text:span text:style-name="T63">1</text:span></text:span><text:span text:style-name="Emphasis"> </text:span><text:span text:style-name="Emphasis"><text:span text:style-name="T68">- </text:span></text:span><text:span text:style-name="Emphasis">Instalando el servicio apache</text:span><text:bookmark-end text:name="__RefHeading___Toc2001_1056113442"/></text:h>
      <text:p text:style-name="P43"><text:span text:style-name="Emphasis"><text:span text:style-name="T105">Para instalar el servicio apache procedemos de la siguiente forma:</text:span></text:span></text:p>
      <text:p text:style-name="Comanddos"><text:span text:style-name="Emphasis">[root@sony01 ~]# yum install -y httpd wget</text:span></text:p>
      <text:p text:style-name="P44"><text:span text:style-name="Emphasis"><text:span text:style-name="T62">Posteriormente, hay que abrir los puertos en el firewall</text:span></text:span></text:p>
      <text:p text:style-name="Comanddos"><text:span text:style-name="Emphasis">[root@sony01 ~]# firewall-cmd --permanent -add-service=http</text:span></text:p>
      <text:p text:style-name="P44"><draw:frame text:anchor-type="paragraph" draw:z-index="28" draw:style-name="gr20" draw:text-style-name="P171" svg:width="15.77cm" svg:height="0.424cm" svg:x="1.385cm" svg:y="0.09cm"><draw:text-box><text:p><text:span text:style-name="T161">success</text:span></text:p></draw:text-box></draw:frame><text:span text:style-name="Emphasis"/></text:p>
      <text:p text:style-name="Comanddos"><text:span text:style-name="Emphasis">[root@sony01 ~]# firewall-cmd --reload</text:span></text:p>
      <text:p text:style-name="Text_20_body"><draw:frame text:anchor-type="paragraph" draw:z-index="29" draw:style-name="gr20" draw:text-style-name="P171" svg:width="15.77cm" svg:height="0.424cm" svg:x="1.385cm" svg:y="0.09cm"><draw:text-box><text:p><text:span text:style-name="T161">success</text:span></text:p></draw:text-box></draw:frame><text:span text:style-name="Emphasis"/></text:p>
      <text:h text:style-name="Heading_20_3" text:outline-level="3"><text:bookmark-start text:name="__RefHeading___Toc2003_1056113442"/><text:span text:style-name="Emphasis"><text:span text:style-name="T63">3</text:span></text:span><text:span text:style-name="Emphasis">.</text:span><text:span text:style-name="Emphasis"><text:span text:style-name="T63">2</text:span></text:span><text:span text:style-name="Emphasis">.</text:span><text:span text:style-name="Emphasis"><text:span text:style-name="T63">2</text:span></text:span><text:span text:style-name="Emphasis"> - Probamos el servicio Apache</text:span><text:bookmark-end text:name="__RefHeading___Toc2003_1056113442"/></text:h>
      <text:p text:style-name="P129"><text:span text:style-name="Emphasis"><text:span text:style-name="T106">Debemos revisar si el servicio esta corriendo.</text:span></text:span></text:p>
      <text:p text:style-name="Comanddos"><text:span text:style-name="Emphasis">[root@sony01 ~]# systemctl status httpd</text:span></text:p>
      <text:p text:style-name="Text_20_body"><draw:frame text:anchor-type="paragraph" draw:z-index="30" draw:style-name="gr21" draw:text-style-name="P171" svg:width="15.77cm" svg:height="6.578cm" svg:x="1.385cm" svg:y="0.09cm"><draw:text-box><text:p><text:span text:style-name="T161">● </text:span><text:span text:style-name="T161">httpd.service - The Apache HTTP Server</text:span></text:p><text:p><text:span text:style-name="T161"><text:s text:c="3"/></text:span><text:span text:style-name="T161">Loaded: loaded (/usr/lib/systemd/system/httpd.service; disabled; vendor preset: disabled)</text:span></text:p><text:p><text:span text:style-name="T161"><text:s text:c="3"/></text:span><text:span text:style-name="T161">Active: active (running) since mar 2016-11-15 18:21:54 ART; 14s ago</text:span></text:p><text:p><text:span text:style-name="T161"><text:s text:c="5"/></text:span><text:span text:style-name="T161">Docs: man:httpd(8)</text:span></text:p><text:p><text:span text:style-name="T161"><text:s text:c="11"/></text:span><text:span text:style-name="T161">man:apachectl(8)</text:span></text:p><text:p><text:span text:style-name="T161"><text:s/></text:span><text:span text:style-name="T161">Main PID: 10702 (httpd)</text:span></text:p><text:p><text:span text:style-name="T161"><text:s text:c="3"/></text:span><text:span text:style-name="T161">Status: "Total requests: 3; Current requests/sec: 0.333; Current traffic: 113 B/sec"</text:span></text:p><text:p><text:span text:style-name="T161"><text:s text:c="3"/></text:span><text:span text:style-name="T161">CGroup: /system.slice/httpd.service</text:span></text:p><text:p><text:span text:style-name="T161"><text:s text:c="11"/>├─</text:span><text:span text:style-name="T161">10702 /usr/sbin/httpd -DFOREGROUND</text:span></text:p><text:p><text:span text:style-name="T161"><text:s text:c="11"/>├─</text:span><text:span text:style-name="T161">10703 /usr/sbin/httpd -DFOREGROUND</text:span></text:p><text:p><text:span text:style-name="T161"><text:s text:c="11"/>├─</text:span><text:span text:style-name="T161">10704 /usr/sbin/httpd -DFOREGROUND</text:span></text:p><text:p><text:span text:style-name="T161"><text:s text:c="11"/>├─</text:span><text:span text:style-name="T161">10705 /usr/sbin/httpd -DFOREGROUND</text:span></text:p><text:p><text:span text:style-name="T161"><text:s text:c="11"/>├─</text:span><text:span text:style-name="T161">10706 /usr/sbin/httpd -DFOREGROUND</text:span></text:p><text:p><text:span text:style-name="T161"><text:s text:c="11"/>├─</text:span><text:span text:style-name="T161">10707 /usr/sbin/httpd -DFOREGROUND</text:span></text:p><text:p><text:span text:style-name="T161"><text:s text:c="11"/>└─</text:span><text:span text:style-name="T161">10708 /usr/sbin/httpd -DFOREGROUND</text:span></text:p><text:p><text:span text:style-name="T161"/></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draw:frame text:anchor-type="paragraph" draw:z-index="73" draw:style-name="gr36" draw:text-style-name="P171" svg:width="15.77cm" svg:height="1.879cm" svg:x="1.385cm" svg:y="0.09cm"><draw:text-box><text:p><text:span text:style-name="T161">nov 15 18:21:54 sony01 systemd[1]: Starting The Apache HTTP Server...</text:span></text:p><text:p><text:span text:style-name="T161">nov 15 18:21:54 sony01 httpd[10702]: AH00558: httpd: Could not reliably det...ge</text:span></text:p><text:p><text:span text:style-name="T161">nov 15 18:21:54 sony01 systemd[1]: Started The Apache HTTP Server.</text:span></text:p><text:p><text:span text:style-name="T161">Hint: Some lines were ellipsized, use -l to show in full.</text:span></text:p></draw:text-box></draw:frame><text:soft-page-break/><text:span text:style-name="Emphasis"/></text:p>
      <text:p text:style-name="Text_20_body"><text:span text:style-name="Emphasis"/></text:p>
      <text:p text:style-name="P129"><text:span text:style-name="Emphasis"><text:span text:style-name="T106"/></text:span></text:p>
      <text:p text:style-name="P129"><text:span text:style-name="Emphasis"><text:span text:style-name="T106">Posteriormente debemos crear un archivo en cada nodo para verificar si responde el apache.</text:span></text:span></text:p>
      <text:p text:style-name="Text_20_body"><draw:frame text:anchor-type="paragraph" draw:z-index="31" draw:style-name="gr14" draw:text-style-name="P171" svg:width="15.77cm" svg:height="2.031cm" svg:x="1.385cm" svg:y="0.09cm"><draw:text-box><text:p><text:span text:style-name="T161">[root@sony01 ~]# cat &lt;&lt;-END &gt;/var/www/html/index.html</text:span></text:p><text:p><text:span text:style-name="T161">&lt;html&gt;</text:span></text:p><text:p><text:span text:style-name="T161">&lt;body&gt;Home Page - $(hostname) en MiCluster&lt;/body&gt;</text:span></text:p><text:p><text:span text:style-name="T161">&lt;/html&gt;</text:span></text:p><text:p><text:span text:style-name="T161">END</text:span></text:p></draw:text-box></draw:frame><text:span text:style-name="Emphasis"/></text:p>
      <text:p text:style-name="Text_20_body"><text:span text:style-name="Emphasis"/></text:p>
      <text:p text:style-name="Text_20_body"><text:span text:style-name="Emphasis"/></text:p>
      <text:h text:style-name="Heading_20_3" text:outline-level="3"><text:bookmark-start text:name="__RefHeading___Toc2005_1056113442"/><text:span text:style-name="Emphasis"><text:span text:style-name="T63">3</text:span></text:span><text:span text:style-name="Emphasis">.</text:span><text:span text:style-name="Emphasis"><text:span text:style-name="T63">2</text:span></text:span><text:span text:style-name="Emphasis">.</text:span><text:span text:style-name="Emphasis"><text:span text:style-name="T63">3</text:span></text:span><text:span text:style-name="Emphasis"> - Confugurar el estado URL de apache</text:span><text:bookmark-end text:name="__RefHeading___Toc2005_1056113442"/></text:h>
      <text:p text:style-name="P45"><text:span text:style-name="Emphasis"><text:span text:style-name="T107">PaceMaker utiliza el estado de apache para realizar el monitoreo</text:span></text:span></text:p>
      <text:p text:style-name="P45"><draw:frame text:anchor-type="paragraph" draw:z-index="32" draw:style-name="gr18" draw:text-style-name="P171" svg:width="15.77cm" svg:height="2.437cm" svg:x="1.385cm" svg:y="0.09cm"><draw:text-box><text:p><text:span text:style-name="T161">[root@sony01 ~]# cat &lt;&lt;-END &gt;/etc/httpd/conf.d/status.conf</text:span></text:p><text:p><text:span text:style-name="T161">&gt; <text:s/>&lt;Location /server-status&gt;</text:span></text:p><text:p><text:span text:style-name="T161">&gt; <text:s text:c="4"/>SetHandler server-status</text:span></text:p><text:p><text:span text:style-name="T161">&gt; <text:s text:c="4"/>Require local</text:span></text:p><text:p><text:span text:style-name="T161">&gt; <text:s/>&lt;/Location&gt;</text:span></text:p><text:p><text:span text:style-name="T161">&gt; END</text:span></text:p></draw:text-box></draw:frame><text:span text:style-name="Emphasis"/></text:p>
      <text:p text:style-name="P45"><text:span text:style-name="Emphasis"/></text:p>
      <text:p text:style-name="P45"><text:span text:style-name="Emphasis"/></text:p>
      <text:p text:style-name="P130"><text:span text:style-name="Emphasis"><text:span text:style-name="T150">Nota:</text:span></text:span><text:span text:style-name="Emphasis"><text:span text:style-name="T108"> No olvidar parar el servicio httpd en ambos nodos.</text:span></text:span></text:p>
      <text:p text:style-name="Comanddos"><text:span text:style-name="Emphasis">[root@sony02 ~]# systemctl stop httpd</text:span></text:p>
      <text:h text:style-name="Heading_20_3" text:outline-level="3"><text:bookmark-start text:name="__RefHeading___Toc2007_1056113442"/><text:span text:style-name="Emphasis">3.2.4 - Agregar el recurso Apache </text:span><text:bookmark-end text:name="__RefHeading___Toc2007_1056113442"/></text:h>
      <text:p text:style-name="P131"><text:span text:style-name="Emphasis"><text:span text:style-name="T109">Procedemos a agregar el recurso apache llamado WebSite.</text:span></text:span></text:p>
      <text:p text:style-name="Comanddos"><text:span text:style-name="Emphasis">[root@sony02 ~]# pcs resource create W</text:span><text:span text:style-name="Emphasis"><text:span text:style-name="T64">e</text:span></text:span><text:span text:style-name="Emphasis">bSite ocf:heartbeat:apache configfile=/etc/httpd/conf/httpd.conf statusurl="http://localhost/server-status" op monitor interval=1min</text:span></text:p>
      <text:p text:style-name="P131"><text:span text:style-name="Emphasis"><text:span text:style-name="T109">Al realizar esto automaticamente PaceMaker va a intentar hacer balance de carga, mostrando este recurso en otro nodo.</text:span></text:span></text:p>
      <text:p text:style-name="Comanddos"><text:span text:style-name="Emphasis">[root@sony01 ~]# pcs status</text:span></text:p>
      <text:p text:style-name="P46"><draw:frame text:anchor-type="paragraph" draw:z-index="33" draw:style-name="gr22" draw:text-style-name="P171" svg:width="15.77cm" svg:height="8.928cm" svg:x="1.385cm" svg:y="0.09cm"><draw:text-box><text:p><text:span text:style-name="T161">Cluster name: micluster</text:span></text:p><text:p><text:span text:style-name="T161">Last updated: Tue Nov 15 19:01:32 2016</text:span><text:span text:style-name="T161"><text:tab/></text:span><text:span text:style-name="T161"><text:tab/></text:span><text:span text:style-name="T161">Last change: Tue Nov 15 18:51:01 2016 by root via cibadmin on sony02</text:span></text:p><text:p><text:span text:style-name="T161">Stack: corosync</text:span></text:p><text:p><text:span text:style-name="T161">Current DC: sony01 (version 1.1.13-10.el7_2.4-44eb2dd) - partition with quorum</text:span></text:p><text:p><text:span text:style-name="T161">2 nodes and 2 resources configured</text:span></text:p><text:p><text:span text:style-name="T161"/></text:p><text:p><text:span text:style-name="T161">Online: [ sony01 sony02 ]</text:span></text:p><text:p><text:span text:style-name="T161"/></text:p><text:p><text:span text:style-name="T161">Full list of resources:</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1</text:span></text:p><text:p><text:span text:style-name="T161"><text:s/></text:span><text:span text:style-name="T161">WbSite</text:span><text:span text:style-name="T161"><text:tab/></text:span><text:span text:style-name="T161">(ocf::heartbeat:apache):</text:span><text:span text:style-name="T161"><text:tab/></text:span><text:span text:style-name="T161">Started sony02</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text:p><text:span text:style-name="T161"/></text:p><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draw:text-box></draw:frame><text:span text:style-name="Emphasis"/></text:p>
      <text:p text:style-name="P46"><text:span text:style-name="Emphasis"/></text:p>
      <text:p text:style-name="P46"><text:span text:style-name="Emphasis"/></text:p>
      <text:p text:style-name="P46"><text:span text:style-name="Emphasis"/></text:p>
      <text:p text:style-name="P46"><text:span text:style-name="Emphasis"/></text:p>
      <text:p text:style-name="P46"><text:span text:style-name="Emphasis"/></text:p>
      <text:p text:style-name="P46"><text:span text:style-name="Emphasis"/></text:p>
      <text:p text:style-name="P46"><text:span text:style-name="Emphasis"/></text:p>
      <text:p text:style-name="P46"><text:span text:style-name="Emphasis"/></text:p>
      <text:p text:style-name="P46"><text:span text:style-name="Emphasis"/></text:p>
      <text:p text:style-name="P46"><text:soft-page-break/><text:span text:style-name="Emphasis"/></text:p>
      <text:p text:style-name="P132"><text:span text:style-name="Emphasis"><text:span text:style-name="T110">Se aumenta el limite de tiempo para iniciar, detener y monitorear los recursos (para el tutorial). En producción, conviene hacerlo para cada recurso en particular.</text:span></text:span></text:p>
      <text:p text:style-name="Comanddos"><text:span text:style-name="Emphasis">[root@sony02 ~]# pcs resource op defaults timeout=240s</text:span></text:p>
      <text:p text:style-name="Comanddos"><text:span text:style-name="Emphasis">[root@sony02 ~]# pcs resource op defaults</text:span></text:p>
      <text:p text:style-name="P48"><draw:frame text:anchor-type="paragraph" draw:z-index="44" draw:style-name="gr20" draw:text-style-name="P171" svg:width="15.77cm" svg:height="0.424cm" svg:x="1.385cm" svg:y="0.09cm"><draw:text-box><text:p><text:span text:style-name="T161">timeout: 240s</text:span></text:p></draw:text-box></draw:frame><text:span text:style-name="Emphasis"/></text:p>
      <text:h text:style-name="Heading_20_1" text:outline-level="1"><text:bookmark-start text:name="__RefHeading___Toc2247_1292225044"/><text:span text:style-name="Emphasis">4.0.0 - Constraints</text:span><text:bookmark-end text:name="__RefHeading___Toc2247_1292225044"/></text:h>
      <text:p text:style-name="P38"><text:span text:style-name="Emphasis"><text:span text:style-name="T111">Los constraints son restricciones que se definen sobre los recursos y nodos; hay de tres tipos y son:</text:span></text:span></text:p>
      <text:p text:style-name="P38"><text:span text:style-name="Source_20_Text"><text:span text:style-name="T138">location</text:span></text:span><text:span text:style-name="Emphasis"><text:span text:style-name="T84"> — Una restricción de ubicación determina en cuál de los nodos puede ejecutarse un recurso.</text:span></text:span></text:p>
      <text:p text:style-name="P38"><text:span text:style-name="Source_20_Text"><text:span text:style-name="T138">order</text:span></text:span><text:span text:style-name="T84"> — Una restricción de orden determina el orden en el cual se ejecutan los recursos.</text:span></text:p>
      <text:p text:style-name="P38"><text:span text:style-name="Source_20_Text"><text:span text:style-name="T138">colocation</text:span></text:span><text:span text:style-name="T138"> </text:span><text:span text:style-name="T84">— Una restricción de colocación determina dónde se localizarán los recursos relativos a otros recursos.</text:span></text:p>
      <text:h text:style-name="Heading_20_2" text:outline-level="2"><text:bookmark-start text:name="__RefHeading___Toc2009_1056113442"/><text:span text:style-name="Emphasis"><text:span text:style-name="T67">4.1.0</text:span></text:span><text:span text:style-name="Emphasis"> - </text:span><text:span text:style-name="Emphasis"><text:span text:style-name="T65">Configuración de constraints de colocación -</text:span></text:span><text:span text:style-name="Emphasis"> ClusterIP y WebSite juntos</text:span><text:bookmark-end text:name="__RefHeading___Toc2009_1056113442"/></text:h>
      <text:p text:style-name="P35"><text:span text:style-name="Emphasis"><text:span text:style-name="T84">Asegurarse que los recursos corren en el mismo nodo. Para reducir la carga en una sola m</text:span></text:span><text:span text:style-name="Emphasis"><text:span text:style-name="T97">á</text:span></text:span><text:span text:style-name="Emphasis"><text:span text:style-name="T84">quina, Pacemaker generalmente tratara de distribuir los recursos entre los nodos. Sin embargo, le podemos decir al cluster </text:span></text:span><text:span text:style-name="Emphasis"><text:span text:style-name="T97">q</text:span></text:span><text:span text:style-name="Emphasis"><text:span text:style-name="T84">ue </text:span></text:span><text:span text:style-name="Emphasis"><text:span text:style-name="T97">dos</text:span></text:span><text:span text:style-name="Emphasis"><text:span text:style-name="T84"> recursos est</text:span></text:span><text:span text:style-name="Emphasis"><text:span text:style-name="T97">é</text:span></text:span><text:span text:style-name="Emphasis"><text:span text:style-name="T84">n relacionados y necesitan correr en el mismo nodo. Vamos a ordenarle al cluster que WebSite solo pueda correr en el host en el que ClusterIP esta activo.</text:span></text:span></text:p>
      <text:p text:style-name="P35"><text:span text:style-name="Emphasis"><text:span text:style-name="T84">Los constraints de colocación son direccionales. Implican ciertas cosas acerca del orden en el que </text:span></text:span><text:span text:style-name="Emphasis"><text:span text:style-name="T97">dos</text:span></text:span><text:span text:style-name="Emphasis"><text:span text:style-name="T84"> recursos van a ser asignados a una ubicaci</text:span></text:span><text:span text:style-name="Emphasis"><text:span text:style-name="T97">ó</text:span></text:span><text:span text:style-name="Emphasis"><text:span text:style-name="T84">n. En este caso, decimos que WebSite necesita estar ubicado en la misma maquina que ClusterIP, lo que implica que el cluster debe conocer la <text:s/>ubicación de ClusterIP antes de elegir la ubicación de WebSite.</text:span></text:span></text:p>
      <text:p text:style-name="P35"><text:span text:style-name="Emphasis"><text:span text:style-name="T151">Utilización:</text:span></text:span><text:span text:style-name="Emphasis"><text:span text:style-name="T154"> </text:span></text:span><text:span text:style-name="Emphasis"><text:span text:style-name="T145">pcs constraint colocation add myresource1 with myresource2 score=INFINITY</text:span></text:span></text:p>
      <text:p text:style-name="P134"><text:span text:style-name="Emphasis"><text:span text:style-name="T112">Podemos revisar las reglas a medida que vamos asignando valores a los recursos</text:span></text:span></text:p>
      <text:p text:style-name="Comanddos"><text:span text:style-name="Emphasis">[root@sony01 ~]# pcs constraint</text:span></text:p>
      <text:p text:style-name="P47"><text:span text:style-name="Emphasis"/></text:p>
      <text:p text:style-name="P47"><draw:frame text:anchor-type="paragraph" draw:z-index="34" draw:style-name="gr5" draw:text-style-name="P171" svg:width="15.77cm" svg:height="1.22cm" svg:x="1.385cm" svg:y="-0.91cm"><draw:text-box><text:p><text:span text:style-name="T161">Location Constraints:</text:span></text:p><text:p><text:span text:style-name="T161">Ordering Constraints:</text:span></text:p><text:p><text:span text:style-name="T161">Colocation Constraints:</text:span></text:p></draw:text-box></draw:frame><text:span text:style-name="Emphasis"/></text:p>
      <text:p text:style-name="P134"><text:span text:style-name="Emphasis"><text:span text:style-name="T112">El sitio web que corre con apache debe estar junto a la IP para que pueda dar el servicio, vamos a vincular el WebSite con ClusterIP con un constraints de colocación.</text:span></text:span></text:p>
      <text:p text:style-name="Comanddos"><text:span text:style-name="Emphasis"/></text:p>
      <text:p text:style-name="Comanddos"><text:span text:style-name="Emphasis">[root@sony01 ~]# pcs constraint colocation add WebSite with ClusterIP INFINITY</text:span></text:p>
      <text:p text:style-name="Comanddos"><text:span text:style-name="Emphasis"/></text:p>
      <text:p text:style-name="Comanddos"><text:soft-page-break/><text:span text:style-name="Emphasis">[root@sony01 ~]# pcs constraint</text:span></text:p>
      <text:p text:style-name="P49"><draw:frame text:anchor-type="paragraph" draw:z-index="35" draw:style-name="gr6" draw:text-style-name="P171" svg:width="15.77cm" svg:height="1.625cm" svg:x="1.385cm" svg:y="0.09cm"><draw:text-box><text:p><text:span text:style-name="T161">Location Constraints:</text:span></text:p><text:p><text:span text:style-name="T161">Ordering Constraints:</text:span></text:p><text:p><text:span text:style-name="T161">Colocation Constraints:</text:span></text:p><text:p><text:span text:style-name="T161"><text:s text:c="2"/></text:span><text:span text:style-name="T161">WebSite with ClusterIP (score:INFINITY)</text:span></text:p></draw:text-box></draw:frame><text:span text:style-name="Emphasis"/></text:p>
      <text:p text:style-name="P49"><text:span text:style-name="Emphasis"><text:span text:style-name="T54"/></text:span></text:p>
      <text:p text:style-name="P135"><text:span text:style-name="Emphasis"><text:span text:style-name="T113">Tener en cuenta que antes de aplicar este constraint de colocación, el cluster tomo la decisión de tener ClusterIP en sony01 y WebSite en sony02, para hacer un balance de carga</text:span></text:span></text:p>
      <text:p text:style-name="Comanddos"><text:span text:style-name="Emphasis">[root@sony01 ~]# pcs status</text:span></text:p>
      <text:p text:style-name="P49"><draw:frame text:anchor-type="paragraph" draw:z-index="36" draw:style-name="gr22" draw:text-style-name="P171" svg:width="15.77cm" svg:height="8.928cm" svg:x="1.385cm" svg:y="0.09cm"><draw:text-box><text:p><text:span text:style-name="T161">Cluster name: micluster</text:span></text:p><text:p><text:span text:style-name="T161">Last updated: Wed Nov 16 12:29:53 2016</text:span><text:span text:style-name="T161"><text:tab/></text:span><text:span text:style-name="T161"><text:tab/></text:span><text:span text:style-name="T161">Last change: Wed Nov 16 12:28:16 2016 by root via cibadmin on sony01</text:span></text:p><text:p><text:span text:style-name="T161">Stack: corosync</text:span></text:p><text:p><text:span text:style-name="T161">Current DC: sony02 (version 1.1.13-10.el7_2.4-44eb2dd) - partition with quorum</text:span></text:p><text:p><text:span text:style-name="T161">2 nodes and 2 resources configured</text:span></text:p><text:p><text:span text:style-name="T161"/></text:p><text:p><text:span text:style-name="T161">Online: [ sony01 sony02 ]</text:span></text:p><text:p><text:span text:style-name="T161"/></text:p><text:p><text:span text:style-name="T161">Full list of resources:</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1</text:span></text:p><text:p><text:span text:style-name="T161"><text:s/></text:span><text:span text:style-name="T161">WebSite</text:span><text:span text:style-name="T161"><text:tab/></text:span><text:span text:style-name="T161">(ocf::heartbeat:apache):</text:span><text:span text:style-name="T161"><text:tab/></text:span><text:span text:style-name="T161">Started sony01</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text:p><text:span text:style-name="T161"/></text:p><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draw:text-box></draw:frame><text:span text:style-name="Emphasis"/></text:p>
      <text:p text:style-name="P47"><text:span text:style-name="Emphasis"/></text:p>
      <text:p text:style-name="P47"><text:span text:style-name="Emphasis"/></text:p>
      <text:p text:style-name="P47"><text:span text:style-name="Emphasis"/></text:p>
      <text:p text:style-name="P47"><text:span text:style-name="Emphasis"/></text:p>
      <text:p text:style-name="P47"><text:span text:style-name="Emphasis"/></text:p>
      <text:p text:style-name="P47"><text:span text:style-name="Emphasis"/></text:p>
      <text:p text:style-name="P47"><text:span text:style-name="Emphasis"/></text:p>
      <text:p text:style-name="P47"><text:span text:style-name="Emphasis"/></text:p>
      <text:p text:style-name="P47"><text:span text:style-name="Emphasis"/></text:p>
      <text:p text:style-name="P47"><text:span text:style-name="Emphasis"/></text:p>
      <text:p text:style-name="P35"><text:span text:style-name="Emphasis"><text:span text:style-name="T148">Nota:</text:span></text:span><text:span text:style-name="Emphasis"><text:span text:style-name="T84"> </text:span></text:span><text:span text:style-name="Emphasis"><text:span text:style-name="T138">Puntaje:</text:span></text:span><text:span text:style-name="Emphasis"><text:span text:style-name="T84"> Los valores positivos indican que el recurso debe ejecutarse en el mismo nodo. Los valores negativos indican que los recursos no se deberían ejecutar en el mismo nodo. Un valor de + </text:span></text:span><text:span text:style-name="Emphasis"><text:span text:style-name="Source_20_Text"><text:span text:style-name="T84">INFINITY</text:span></text:span></text:span><text:span text:style-name="Emphasis"><text:span text:style-name="T84">, el valor predeterminado, indica que source_resource debe ejecutarse en el mismo nodo como target_resource. Un valor de </text:span></text:span><text:span text:style-name="Emphasis"><text:span text:style-name="Source_20_Text"><text:span text:style-name="T84">-INFINITY</text:span></text:span></text:span><text:span text:style-name="Emphasis"><text:span text:style-name="T84"> indica que source_resource no debe ejecutarse en el mismo nodo como un target_resource. </text:span></text:span></text:p>
      <text:h text:style-name="Heading_20_2" text:outline-level="2"><text:bookmark-start text:name="__RefHeading___Toc2249_1292225044"/><text:span text:style-name="Emphasis"><text:span text:style-name="T67">4.2.0</text:span></text:span><text:span text:style-name="Emphasis"> </text:span><text:span text:style-name="Emphasis"><text:span text:style-name="T68">- </text:span></text:span><text:span text:style-name="Emphasis">Configuración de constraints de orden - ClusterIP arranque antes que WebSite</text:span><text:bookmark-end text:name="__RefHeading___Toc2249_1292225044"/></text:h>
      <text:p text:style-name="P35"><text:span text:style-name="Emphasis"><text:span text:style-name="T84">Asegurarse que los recursos de inicen y detengan en orden. Como Apache va a estar vinculado a una direccion IP espec</text:span></text:span><text:span text:style-name="Emphasis"><text:span text:style-name="T97">í</text:span></text:span><text:span text:style-name="Emphasis"><text:span text:style-name="T84">fica, es importante configurar el orden de los recursos. Si la dirección se agrega despues de que inica Apache, no va a responder en esa IP. Para asegurarse que WebSite responderá sin importar la configuración de direcciones de Apache, necesitamos asegurarnos no solo de que ClusterIP corre en el mismo nodo, sino que se inice antes que WebSite. Agregamos un constraint de orden. Por defecto, los constraint de orden son obligatorios, lo que significa que la recuperación de ClusterIP lanzará la recuperación de WebSite.</text:span></text:span></text:p>
      <text:p text:style-name="P38"><text:span text:style-name="Emphasis"><text:span text:style-name="T151">Utilización:</text:span></text:span><text:span text:style-name="Emphasis"><text:span text:style-name="T155"> </text:span></text:span><text:span text:style-name="Emphasis"><text:span text:style-name="T111">pcs constraint VirtualIP then dummy_resource kind=Optional </text:span></text:span></text:p>
      <text:p text:style-name="Comanddos"><text:span text:style-name="Emphasis">[root@sony01 ~]# pcs constraint order ClusterIP then WebSite</text:span></text:p>
      <text:p text:style-name="P37"><draw:frame text:anchor-type="paragraph" draw:z-index="37" draw:style-name="gr20" draw:text-style-name="P171" svg:width="15.77cm" svg:height="0.424cm" svg:x="1.385cm" svg:y="0.09cm"><draw:text-box><text:p><text:span text:style-name="T161">Adding ClusterIP WebSite (kind: Mandatory) (Options: first-action=start then-action=start)</text:span></text:p></draw:text-box></draw:frame><text:span text:style-name="Emphasis"/></text:p>
      <text:p text:style-name="Comanddos"><text:soft-page-break/><text:span text:style-name="Emphasis">[root@sony01 ~]# pcs constraint</text:span></text:p>
      <text:p text:style-name="P35"><draw:frame text:anchor-type="paragraph" draw:z-index="38" draw:style-name="gr14" draw:text-style-name="P171" svg:width="15.77cm" svg:height="2.031cm" svg:x="1.385cm" svg:y="0.09cm"><draw:text-box><text:p><text:span text:style-name="T161">Location Constraints:</text:span></text:p><text:p><text:span text:style-name="T161">Ordering Constraints:</text:span></text:p><text:p><text:span text:style-name="T161"><text:s text:c="2"/></text:span><text:span text:style-name="T161">start ClusterIP then start WebSite (kind:Mandatory)</text:span></text:p><text:p><text:span text:style-name="T161">Colocation Constraints:</text:span></text:p><text:p><text:span text:style-name="T161"><text:s text:c="2"/></text:span><text:span text:style-name="T161">WebSite with ClusterIP (score:INFINITY)</text:span></text:p></draw:text-box></draw:frame><text:span text:style-name="Emphasis"/></text:p>
      <text:p text:style-name="P35"><text:span text:style-name="Emphasis"/></text:p>
      <text:p text:style-name="P35"><text:span text:style-name="Emphasis"/></text:p>
      <text:h text:style-name="Heading_20_2" text:outline-level="2"><text:bookmark-start text:name="__RefHeading___Toc2412_1699723844"/><text:span text:style-name="Emphasis">4.3.0 - Configuración de constraints de locación - Preferir un nodo sobre otro</text:span><text:bookmark-end text:name="__RefHeading___Toc2412_1699723844"/></text:h>
      <text:p text:style-name="P35"><text:span text:style-name="Emphasis"><text:span text:style-name="T84">Puede ser que una m</text:span></text:span><text:span text:style-name="Emphasis"><text:span text:style-name="T114">á</text:span></text:span><text:span text:style-name="Emphasis"><text:span text:style-name="T84">quina sea m</text:span></text:span><text:span text:style-name="Emphasis"><text:span text:style-name="T114">á</text:span></text:span><text:span text:style-name="Emphasis"><text:span text:style-name="T84">s potente que otras. En ese caso tiene sentido alojar los recursos en el nodo m</text:span></text:span><text:span text:style-name="Emphasis"><text:span text:style-name="T114">á</text:span></text:span><text:span text:style-name="Emphasis"><text:span text:style-name="T84">s poderoso. </text:span></text:span><text:span text:style-name="Emphasis"><text:span text:style-name="T114">Un c</text:span></text:span><text:span text:style-name="Emphasis"><text:span text:style-name="T84">onstraints de locación <text:s/>deci</text:span></text:span><text:span text:style-name="Emphasis"><text:span text:style-name="T114">de</text:span></text:span><text:span text:style-name="Emphasis"><text:span text:style-name="T84"> que el recurso WebSite prefiere el nodo sony01 con un score de 50. El score indica cuanto queremos que el recurso corra en ese nodo.</text:span></text:span></text:p>
      <text:p text:style-name="P35"><text:span text:style-name="Emphasis"><text:span text:style-name="T148">Utilización:</text:span></text:span><text:span text:style-name="Emphasis"><text:span text:style-name="T84"> </text:span></text:span><text:span text:style-name="Emphasis"><text:span text:style-name="T115">pcs constraind location recurso preferncia Nodo=score</text:span></text:span></text:p>
      <text:p text:style-name="P35"><text:span text:style-name="Emphasis"><text:span text:style-name="T84">El siguiente comando crea una restricción de ubicación para que un recurso prefiera el nodo o nodos especificado(s)</text:span></text:span></text:p>
      <text:p text:style-name="P35"><text:span text:style-name="Emphasis"><text:span text:style-name="T84">pcs constraint location Recurso prefers Nodo[=score]</text:span></text:span></text:p>
      <text:p text:style-name="P35"><text:span text:style-name="Emphasis"><text:span text:style-name="T84">Tambien, podemos indicar que “NO PREFIERA” un nodo en particular como se muestra en el siguiente comando.</text:span></text:span></text:p>
      <text:p text:style-name="P35"><text:span text:style-name="Emphasis"><text:span text:style-name="T84">pcs constraint location Recurso avoids Nodo[=score]</text:span></text:span></text:p>
      <text:p text:style-name="P136"><text:span text:style-name="Emphasis"><text:span text:style-name="T152">Nota:</text:span></text:span><text:span text:style-name="Emphasis"><text:span text:style-name="T116"> Tener en cuenta si estamos configurando con prefers, el score cuanto m</text:span></text:span><text:span text:style-name="Emphasis"><text:span text:style-name="T114">á</text:span></text:span><text:span text:style-name="Emphasis"><text:span text:style-name="T116">s grande es m</text:span></text:span><text:span text:style-name="Emphasis"><text:span text:style-name="T114">á</text:span></text:span><text:span text:style-name="Emphasis"><text:span text:style-name="T116">s va a preferir moverse a ese nodo, en cambio si utilizamos avoids y el score m</text:span></text:span><text:span text:style-name="Emphasis"><text:span text:style-name="T114">á</text:span></text:span><text:span text:style-name="Emphasis"><text:span text:style-name="T116">s grande menos va a preferir moverse al nodo.</text:span></text:span></text:p>
      <text:p text:style-name="P51"><text:span text:style-name="Emphasis"><text:span text:style-name="T117">En nuestro caso, vamos a darle un valor de prefencia a sony01 de 50</text:span></text:span></text:p>
      <text:p text:style-name="Comanddos"><text:span text:style-name="Emphasis">[root@sony01 ~]# pcs constraint location WebSite prefers sony01=50</text:span></text:p>
      <text:p text:style-name="Comanddos"><text:span text:style-name="Emphasis">[root@sony01 ~]# pcs constraint</text:span></text:p>
      <text:p text:style-name="P51"><text:span text:style-name="Emphasis"/></text:p>
      <text:p text:style-name="P50"><draw:frame text:anchor-type="paragraph" draw:z-index="39" draw:style-name="gr16" draw:text-style-name="P171" svg:width="15.77cm" svg:height="2.842cm" svg:x="1.385cm" svg:y="-0.91cm"><draw:text-box><text:p><text:span text:style-name="T161">Location Constraints:</text:span></text:p><text:p><text:span text:style-name="T161"><text:s text:c="2"/></text:span><text:span text:style-name="T161">Resource: WebSite</text:span></text:p><text:p><text:span text:style-name="T161"><text:s text:c="4"/></text:span><text:span text:style-name="T161">Enabled on: sony01 (score:50)</text:span></text:p><text:p><text:span text:style-name="T161">Ordering Constraints:</text:span></text:p><text:p><text:span text:style-name="T161"><text:s text:c="2"/></text:span><text:span text:style-name="T161">start ClusterIP then start WebSite (kind:Mandatory)</text:span></text:p><text:p><text:span text:style-name="T161">Colocation Constraints:</text:span></text:p><text:p><text:span text:style-name="T161"><text:s text:c="2"/></text:span><text:span text:style-name="T161">WebSite with ClusterIP (score:INFINITY)</text:span></text:p></draw:text-box></draw:frame><text:span text:style-name="Emphasis"/></text:p>
      <text:p text:style-name="Text_20_body"><text:span text:style-name="Emphasis"/></text:p>
      <text:p text:style-name="Text_20_body"><text:span text:style-name="Emphasis"/></text:p>
      <text:p text:style-name="Comanddos"><text:span text:style-name="Emphasis">[root@sony01 ~]# crm_simulate -sL</text:span></text:p>
      <text:p text:style-name="P52"><text:span text:style-name="Emphasis"/></text:p>
      <text:p text:style-name="P52"><text:span text:style-name="Emphasis"/></text:p>
      <text:p text:style-name="P52"><text:span text:style-name="Emphasis"/></text:p>
      <text:p text:style-name="P52"><text:span text:style-name="Emphasis"/></text:p>
      <text:p text:style-name="P52"><draw:frame text:anchor-type="paragraph" draw:z-index="40" draw:style-name="gr23" draw:text-style-name="P171" svg:width="15.77cm" svg:height="5.277cm" svg:x="1.385cm" svg:y="-2.91cm"><draw:text-box><text:p><text:span text:style-name="T161">Current cluster status:</text:span></text:p><text:p><text:span text:style-name="T161">Online: [ sony01 sony02 ]</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1</text:span></text:p><text:p><text:span text:style-name="T161"><text:s/></text:span><text:span text:style-name="T161">WebSite</text:span><text:span text:style-name="T161"><text:tab/></text:span><text:span text:style-name="T161">(ocf::heartbeat:apache):</text:span><text:span text:style-name="T161"><text:tab/></text:span><text:span text:style-name="T161">Started sony01</text:span></text:p><text:p><text:span text:style-name="T161"/></text:p><text:p><text:span text:style-name="T161">Allocation scores:</text:span></text:p><text:p><text:span text:style-name="T161">native_color: ClusterIP allocation score on sony01: 250</text:span></text:p><text:p><text:span text:style-name="T161">native_color: ClusterIP allocation score on sony02: 0</text:span></text:p><text:p><text:span text:style-name="T161">native_color: WebSite allocation score on sony01: 150</text:span></text:p><text:p><text:span text:style-name="T161">native_color: WebSite allocation score on sony02: -INFINITY</text:span></text:p><text:p><text:span text:style-name="T161"/></text:p><text:p><text:span text:style-name="T161"/></text:p></draw:text-box></draw:frame><text:span text:style-name="Emphasis"/></text:p>
      <text:p text:style-name="Text_20_body"><text:span text:style-name="Emphasis"/></text:p>
      <text:p text:style-name="Text_20_body"><text:soft-page-break/><text:span text:style-name="Emphasis"/></text:p>
      <text:h text:style-name="Heading_20_3" text:outline-level="3"><text:bookmark-start text:name="__RefHeading___Toc2417_1699723844"/><text:span text:style-name="Emphasis">4.3.1 – Mover recursos de nodo</text:span><text:bookmark-end text:name="__RefHeading___Toc2417_1699723844"/></text:h>
      <text:p text:style-name="P40"><text:span text:style-name="Emphasis"><text:span text:style-name="T118">Si deseamos mover los recursos a otro nodo, debemos mover el recurso ClusterIP, para eso hacemos un constraint de locaci</text:span></text:span><text:span text:style-name="Emphasis"><text:span text:style-name="T114">ó</text:span></text:span><text:span text:style-name="Emphasis"><text:span text:style-name="T118">n de sony02 dando un score=INFINITY; mientras a sony01 le colocamos un score menor como por ejemplo 0, con este cambio de configuración automáticamente va a migrar todos los recursos al nodo sony02</text:span></text:span><text:span text:style-name="Emphasis"><text:span text:style-name="T70">.</text:span></text:span></text:p>
      <text:p text:style-name="Comanddos"><text:span text:style-name="Emphasis">[root@sony01 ~]# pcs constraint location ClusterIP prefers sony01=0</text:span></text:p>
      <text:p text:style-name="Comanddos"><text:span text:style-name="Emphasis">[root@sony01 ~]# pcs constraint location ClusterIP prefers sony02=INFINITY</text:span></text:p>
      <text:p text:style-name="Comanddos"><text:span text:style-name="Emphasis">[root@sony01 ~]# crm_simulate -sL</text:span></text:p>
      <text:p text:style-name="Text_20_body"><draw:frame text:anchor-type="paragraph" draw:z-index="41" draw:style-name="gr24" draw:text-style-name="P171" svg:width="15.77cm" svg:height="4.871cm" svg:x="1.385cm" svg:y="0.09cm"><draw:text-box><text:p><text:span text:style-name="T161">Current cluster status:</text:span></text:p><text:p><text:span text:style-name="T161">Online: [ sony01 sony02 ]</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2</text:span></text:p><text:p><text:span text:style-name="T161"><text:s/></text:span><text:span text:style-name="T161">WebSite</text:span><text:span text:style-name="T161"><text:tab/></text:span><text:span text:style-name="T161">(ocf::heartbeat:apache):</text:span><text:span text:style-name="T161"><text:tab/></text:span><text:span text:style-name="T161">Started sony02</text:span></text:p><text:p><text:span text:style-name="T161"/></text:p><text:p><text:span text:style-name="T161">Allocation scores:</text:span></text:p><text:p><text:span text:style-name="T161">native_color: ClusterIP allocation score on sony01: 50</text:span></text:p><text:p><text:span text:style-name="T161">native_color: ClusterIP allocation score on sony02: INFINITY</text:span></text:p><text:p><text:span text:style-name="T161">native_color: WebSite allocation score on sony01: -INFINITY</text:span></text:p><text:p><text:span text:style-name="T161">native_color: WebSite allocation score on sony02: 100</text:span></text:p><text:p><text:span text:style-name="T161">Transition Summary:</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2414_1699723844"/><text:span text:style-name="Emphasis">4.4.0 - Remover constraint</text:span><text:span text:style-name="Emphasis"><text:span text:style-name="T69">s</text:span></text:span><text:bookmark-end text:name="__RefHeading___Toc2414_1699723844"/></text:h>
      <text:p text:style-name="P137"><text:span text:style-name="Emphasis"><text:span text:style-name="T119">En caso de querer remover un constraint, primero debemos saber el nombre completo del recurso con sus caracteristias que se encuentra despues de id:</text:span></text:span></text:p>
      <text:p text:style-name="Comanddos"><text:span text:style-name="Emphasis">[root@sony01 ~]# pcs constraint --full</text:span></text:p>
      <text:p text:style-name="P53"><draw:frame text:anchor-type="paragraph" draw:z-index="42" draw:style-name="gr25" draw:text-style-name="P171" svg:width="15.77cm" svg:height="4.084cm" svg:x="1.385cm" svg:y="0.09cm"><draw:text-box><text:p><text:span text:style-name="T161">Location Constraints:</text:span></text:p><text:p><text:span text:style-name="T161"><text:s text:c="2"/></text:span><text:span text:style-name="T161">Resource: ClusterIP</text:span></text:p><text:p><text:span text:style-name="T161"><text:s text:c="4"/></text:span><text:span text:style-name="T161">Enabled on: sony02 (score:50) (id:location-ClusterIP-sony02-50)</text:span></text:p><text:p><text:span text:style-name="T161"><text:s text:c="4"/></text:span><text:span text:style-name="T161">Enabled on: sony01 (score:50) (id:location-ClusterIP-sony01-50)</text:span></text:p><text:p><text:span text:style-name="T161"><text:s text:c="2"/></text:span><text:span text:style-name="T161">Resource: WebSite</text:span></text:p><text:p><text:span text:style-name="T161"><text:s text:c="4"/></text:span><text:span text:style-name="T161">Enabled on: sony01 (score:50) (id:location-WebSite-sony01-50)</text:span></text:p><text:p><text:span text:style-name="T161">Ordering Constraints:</text:span></text:p><text:p><text:span text:style-name="T161"><text:s text:c="2"/></text:span><text:span text:style-name="T161">start ClusterIP then start WebSite (kind:Mandatory) (id:order-ClusterIP-WebSite-mandatory)</text:span></text:p><text:p><text:span text:style-name="T161">Colocation Constraints:</text:span></text:p><text:p><text:span text:style-name="T161"><text:s text:c="2"/></text:span><text:span text:style-name="T161">WebSite with ClusterIP (score:INFINITY) (id:colocation-WebSite-ClusterIP-INFINITY)</text:span></text:p></draw:text-box></draw:frame><text:span text:style-name="Emphasis"/></text:p>
      <text:p text:style-name="P53"><text:span text:style-name="Emphasis"/></text:p>
      <text:p text:style-name="P53"><text:span text:style-name="Emphasis"/></text:p>
      <text:p text:style-name="P53"><text:span text:style-name="Emphasis"/></text:p>
      <text:p text:style-name="P53"><text:span text:style-name="Emphasis"/></text:p>
      <text:p text:style-name="P53"><text:span text:style-name="Emphasis"/></text:p>
      <text:p text:style-name="P53"><text:span text:style-name="Emphasis"><text:span text:style-name="T119">Posteriormente eliminar de la siguiente forma.</text:span></text:span></text:p>
      <text:p text:style-name="Comanddos"><text:span text:style-name="Emphasis">[root@sony01 ~]# pcs constraint remove location-WebSite-sony01-50</text:span></text:p>
      <text:p text:style-name="Comanddos"><text:span text:style-name="Emphasis">[root@sony01 ~]# pcs constraint --full</text:span></text:p>
      <text:p text:style-name="P53"><draw:frame text:anchor-type="paragraph" draw:z-index="43" draw:style-name="gr26" draw:text-style-name="P171" svg:width="15.77cm" svg:height="3.354cm" svg:x="1.385cm" svg:y="0.09cm"><draw:text-box><text:p><text:span text:style-name="T161">Location Constraints:</text:span></text:p><text:p><text:span text:style-name="T161"><text:s text:c="2"/></text:span><text:span text:style-name="T161">Resource: ClusterIP</text:span></text:p><text:p><text:span text:style-name="T161"><text:s text:c="4"/></text:span><text:span text:style-name="T161">Enabled on: sony02 (score:50)</text:span></text:p><text:p><text:span text:style-name="T161"><text:s text:c="4"/></text:span><text:span text:style-name="T161">Enabled on: sony01 (score:50)</text:span></text:p><text:p><text:span text:style-name="T161">Ordering Constraints:</text:span></text:p><text:p><text:span text:style-name="T161"><text:s text:c="2"/></text:span><text:span text:style-name="T161">start ClusterIP then start WebSite (kind:Mandatory)</text:span></text:p><text:p><text:span text:style-name="T161">Colocation Constraints:</text:span></text:p><text:p><text:span text:style-name="T161"><text:s text:c="2"/></text:span><text:span text:style-name="T161">WebSite with ClusterIP (score:INFINITY)</text:span></text:p></draw:text-box></draw:frame><text:span text:style-name="Emphasis"/></text:p>
      <text:p text:style-name="P53"><text:span text:style-name="Emphasis"/></text:p>
      <text:p text:style-name="Text_20_body"><text:span text:style-name="Emphasis"/></text:p>
      <text:p text:style-name="Text_20_body"><text:span text:style-name="Emphasis"/></text:p>
      <text:h text:style-name="Heading_20_1" text:outline-level="1"><text:bookmark-start text:name="__RefHeading___Toc3061_1265269863"/><text:soft-page-break/><text:span text:style-name="Emphasis">5.0.0 - Replicar almacenamiento mediante DRBD</text:span><text:bookmark-end text:name="__RefHeading___Toc3061_1265269863"/></text:h>
      <text:p text:style-name="P41"><text:span text:style-name="Emphasis"><text:span text:style-name="T34">DRBD</text:span></text:span><text:span text:style-name="Emphasis"><text:span text:style-name="T33"> </text:span></text:span><text:span text:style-name="Emphasis"><text:span text:style-name="T31">es un software que permite hacer </text:span></text:span><text:span text:style-name="Emphasis"><text:span text:style-name="Strong_20_Emphasis"><text:span text:style-name="T31">réplica de los datos de una partición entre varias máquinas </text:span></text:span></text:span><text:span text:style-name="Emphasis"><text:span text:style-name="Strong_20_Emphasis"><text:span text:style-name="T33">conectadas a través de una red</text:span></text:span></text:span><text:span text:style-name="Emphasis"><text:span text:style-name="T31">. Es decir, que si tengo una partición del mismo tamaño en dos máquinas, con DRBD puedo hacer una réplica del contenido de esta partición de forma automática, para que en el caso de que una máquina falle, tenga todo el contenido de esa partición accesible desde la otra máquina. Es como un </text:span></text:span><text:span text:style-name="Emphasis"><text:span text:style-name="Strong_20_Emphasis"><text:span text:style-name="T31">RAID1</text:span></text:span></text:span><text:span text:style-name="Emphasis"><text:span text:style-name="T31">, pero entre distintas máquinas.</text:span></text:span></text:p>
      <text:h text:style-name="Heading_20_2" text:outline-level="2"><text:bookmark-start text:name="__RefHeading___Toc3063_1265269863"/><text:span text:style-name="Emphasis">5.1.0 – Instalación de DRBD</text:span><text:bookmark-end text:name="__RefHeading___Toc3063_1265269863"/></text:h>
      <text:p text:style-name="P138"><text:span text:style-name="Emphasis"><text:span text:style-name="T120">Para la instalación de DRBD, vamos a utilizar repositorios de terceros de </text:span></text:span><text:span text:style-name="Emphasis"><text:span text:style-name="T144">elrepo</text:span></text:span><text:span text:style-name="Emphasis"><text:span text:style-name="T147"> para eso vamos a agregar la llave y el repositorio en ambos nodos.</text:span></text:span></text:p>
      <text:p text:style-name="Comanddos"><text:span text:style-name="Emphasis">[root@sony01 ~]# rpm --import https://www.elrepo.org/RPM-GPG-KEY-elrepo.org</text:span></text:p>
      <text:p text:style-name="Comanddos"><text:span text:style-name="Emphasis">[root@sony01 ~]#</text:span> rpm -Uvh http://www.elrepo.org/elrepo-release-7.0-2.el7.elrepo.noarch.rpm</text:p>
      <text:p text:style-name="P70"><draw:frame text:anchor-type="paragraph" draw:z-index="45" draw:style-name="gr6" draw:text-style-name="P171" svg:width="15.77cm" svg:height="1.625cm" svg:x="1.385cm" svg:y="0.09cm"><draw:text-box><text:p><text:span text:style-name="T161">Recuperando http://www.elrepo.org/elrepo-release-7.0-2.el7.elrepo.noarch.rpm</text:span></text:p><text:p><text:span text:style-name="T161">Preparando... <text:s text:c="24"/>################################# [100%]</text:span></text:p><text:p><text:span text:style-name="T161">Actualizando / instalando...</text:span></text:p><text:p><text:span text:style-name="T161"><text:s text:c="3"/></text:span><text:span text:style-name="T161">1:elrepo-release-7.0-2.el7.elrepo <text:s/>################################# [100%]</text:span></text:p></draw:text-box></draw:frame></text:p>
      <text:p text:style-name="P54"><text:span text:style-name="Emphasis"><text:span text:style-name="T57"/></text:span></text:p>
      <text:p text:style-name="P55"><text:span text:style-name="Emphasis"/></text:p>
      <text:p text:style-name="P139"><text:span text:style-name="Emphasis"><text:span text:style-name="T121">Procedemos a la instalación</text:span></text:span></text:p>
      <text:p text:style-name="Comanddos"><text:span text:style-name="Emphasis">[root@sony01 ~]# yum install -y kmod-drbd84 drbd84-utils</text:span></text:p>
      <text:p text:style-name="P140"><text:span text:style-name="Emphasis"><text:span text:style-name="T122">En la versión de CentOS 7, hay que aplicar un parche para el buen funcionamiento.</text:span></text:span></text:p>
      <text:p text:style-name="Comanddos"><text:span text:style-name="Emphasis">curl -o /usr/lib/ocf/resource.d/linbit/drbd 'http://git.linbit.com/gitweb.cgi?p=drbd-utils.git;a=blob_plain;f=scripts/drbd.ocf;h=cf6b966341377a993d1bf5f585a5b9fe72eaa5f2;hb=c11ba026bbbbc647b8112543df142f2185cb4b4b'</text:span></text:p>
      <text:p text:style-name="Text_20_body"><text:span text:style-name="Emphasis"/></text:p>
      <text:p text:style-name="P56"><draw:frame text:anchor-type="paragraph" draw:z-index="46" draw:style-name="gr6" draw:text-style-name="P171" svg:width="15.77cm" svg:height="1.625cm" svg:x="1.385cm" svg:y="-0.91cm"><draw:text-box><text:p><text:span text:style-name="T161"><text:s text:c="2"/></text:span><text:span text:style-name="T161">% Total <text:s text:c="3"/>% Received % Xferd <text:s/>Average Speed <text:s text:c="2"/>Time <text:s text:c="3"/>Time <text:s text:c="4"/>Time <text:s/>Current</text:span></text:p><text:p><text:span text:style-name="T161"><text:s text:c="33"/></text:span><text:span text:style-name="T161">Dload <text:s/>Upload <text:s text:c="2"/>Total <text:s text:c="2"/>Spent <text:s text:c="3"/>Left <text:s/>Speed</text:span></text:p><text:p><text:span text:style-name="T161">100 35410 <text:s text:c="3"/>0 35410 <text:s text:c="3"/>0 <text:s text:c="4"/>0 <text:s text:c="2"/>6805 <text:s text:c="5"/>0 --:--:-- <text:s/>0:00:05 --:--:-- <text:s/>9591</text:span></text:p></draw:text-box></draw:frame><text:span text:style-name="Emphasis"/></text:p>
      <text:h text:style-name="Heading_20_3" text:outline-level="3"><text:bookmark-start text:name="__RefHeading___Toc3065_1265269863"/><text:span text:style-name="Emphasis">5.1.1 – Abrir puertos para DRBD</text:span><text:bookmark-end text:name="__RefHeading___Toc3065_1265269863"/></text:h>
      <text:p text:style-name="P140"><text:span text:style-name="Emphasis"><text:span text:style-name="T122">Posteriormente debemos permitir la <text:s/>comunicación por el puerto xxxx a DRBD, por eso modificamos el SELinux y firewall en ambos nodos.</text:span></text:span></text:p>
      <text:p text:style-name="Comanddos"><text:span text:style-name="Emphasis">[root@sony01 ~]# semanage permissive -a drbd_t</text:span></text:p>
      <text:p text:style-name="P56"><text:span text:style-name="Emphasis"><text:span text:style-name="T71">Sony01</text:span></text:span></text:p>
      <text:p text:style-name="Comanddos"><text:span text:style-name="Emphasis">[root@sony01 ~]# firewall-cmd --permanent --add-rich-rule='rule family="ipv4" source address="10.0.2.158" port port="7789" protocol="tcp" accept'</text:span></text:p>
      <text:p text:style-name="Comanddos"><text:span text:style-name="Emphasis">[root@sony01 ~]# firewall-cmd --reload</text:span></text:p>
      <text:p text:style-name="P56"><text:span text:style-name="Emphasis"><text:span text:style-name="T71">Sony02</text:span></text:span></text:p>
      <text:p text:style-name="Comanddos"><text:span text:style-name="Emphasis">[root@sony02 ~]# firewall-cmd --permanent --add-rich-rule='rule family="ipv4" source address="10.0.2.157" port port="7789" protocol="tcp" accept'</text:span></text:p>
      <text:p text:style-name="Comanddos"><text:soft-page-break/><text:span text:style-name="Emphasis">[root@sony02 ~]# firewall-cmd --reload</text:span></text:p>
      <text:h text:style-name="Heading_20_2" text:outline-level="2"><text:bookmark-start text:name="__RefHeading___Toc3067_1265269863"/><text:span text:style-name="Emphasis">5.</text:span><text:span text:style-name="Emphasis"><text:span text:style-name="T72">2</text:span></text:span><text:span text:style-name="Emphasis">.</text:span><text:span text:style-name="Emphasis"><text:span text:style-name="T72">0</text:span></text:span><text:span text:style-name="Emphasis"> – Creando discos en los nodos con LVM</text:span><text:bookmark-end text:name="__RefHeading___Toc3067_1265269863"/></text:h>
      <text:p text:style-name="P141"><text:span text:style-name="Emphasis"><text:span text:style-name="T124">Para el almacenamiento de datos, debemos crear </text:span></text:span><text:span text:style-name="Emphasis"><text:span text:style-name="T123">un</text:span></text:span><text:span text:style-name="Emphasis"><text:span text:style-name="T124"> disco en cada nodo para tener replicado los datos, ambos deben tener exactamente el mismo tamaño.</text:span></text:span></text:p>
      <text:p text:style-name="Comanddos"><text:span text:style-name="Emphasis">[root@sony01 ~]# vgdisplay | grep -e Name -e Free</text:span></text:p>
      <text:p text:style-name="Text_20_body"><draw:frame text:anchor-type="paragraph" draw:z-index="47" draw:style-name="gr27" draw:text-style-name="P171" svg:width="15.77cm" svg:height="0.911cm" svg:x="1.385cm" svg:y="0.09cm"><draw:text-box><text:p><text:span text:style-name="T161"><text:s text:c="2"/></text:span><text:span text:style-name="T161">VG Name <text:s text:c="14"/>centos</text:span></text:p><text:p><text:span text:style-name="T161"><text:s text:c="2"/></text:span><text:span text:style-name="T161">Free <text:s/>PE / Size <text:s text:c="6"/>269 / 1,05 GiB</text:span></text:p></draw:text-box></draw:frame><text:span text:style-name="Emphasis"/></text:p>
      <text:p text:style-name="Text_20_body"><text:span text:style-name="Emphasis"/></text:p>
      <text:p text:style-name="Comanddos"><text:span text:style-name="Emphasis">[root@sony01 ~]# lvcreate --name drbd-demo --size 1G centos</text:span></text:p>
      <text:p text:style-name="Text_20_body"><draw:frame text:anchor-type="paragraph" draw:z-index="48" draw:style-name="gr28" draw:text-style-name="P171" svg:width="15.77cm" svg:height="0.429cm" svg:x="1.385cm" svg:y="0.09cm"><draw:text-box><text:p><text:span text:style-name="T161">Logical volume "drbd-demo" created.</text:span></text:p></draw:text-box></draw:frame><text:span text:style-name="Emphasis"/></text:p>
      <text:p text:style-name="Comanddos"><text:span text:style-name="Emphasis">[root@sony01 ~]# lvs</text:span></text:p>
      <text:p text:style-name="P57"><draw:frame text:anchor-type="paragraph" draw:z-index="49" draw:style-name="gr6" draw:text-style-name="P171" svg:width="15.77cm" svg:height="1.625cm" svg:x="1.385cm" svg:y="0.09cm"><draw:text-box><text:p><text:span text:style-name="T161"><text:s text:c="2"/></text:span><text:span text:style-name="T161">LV <text:s text:c="7"/>VG <text:s text:c="4"/>Attr <text:s text:c="6"/>LSize <text:s/>Pool Origin Data% <text:s/>Meta% <text:s/>Move Log Cpy%Sync Convert</text:span></text:p><text:p><text:span text:style-name="T161"><text:s text:c="2"/></text:span><text:span text:style-name="T161">drbd-demo centos -wi-a----- <text:s/>1,00g <text:s text:c="51"/></text:span></text:p><text:p><text:span text:style-name="T161"><text:s text:c="2"/></text:span><text:span text:style-name="T161">root <text:s text:c="5"/>centos -wi-ao---- 29,46g <text:s text:c="51"/></text:span></text:p><text:p><text:span text:style-name="T161"><text:s text:c="2"/></text:span><text:span text:style-name="T161">swap <text:s text:c="5"/>centos -wi-ao---- <text:s/>1,00g</text:span></text:p></draw:text-box></draw:frame><text:span text:style-name="Emphasis"/></text:p>
      <text:p text:style-name="Text_20_body"><text:span text:style-name="Emphasis"/></text:p>
      <text:p text:style-name="Text_20_body"><text:span text:style-name="Emphasis"/></text:p>
      <text:h text:style-name="Heading_20_2" text:outline-level="2"><text:bookmark-start text:name="__RefHeading___Toc3069_1265269863"/><text:span text:style-name="Emphasis"><text:span text:style-name="T73">5</text:span></text:span><text:span text:style-name="Emphasis">.</text:span><text:span text:style-name="Emphasis"><text:span text:style-name="T73">3.0 – Configurar DRBD</text:span></text:span><text:bookmark-end text:name="__RefHeading___Toc3069_1265269863"/></text:h>
      <text:h text:style-name="Heading_20_3" text:outline-level="3"><text:bookmark-start text:name="__RefHeading___Toc3071_1265269863"/><text:span text:style-name="Emphasis"><text:span text:style-name="T72">5</text:span></text:span><text:span text:style-name="Emphasis">.</text:span><text:span text:style-name="Emphasis"><text:span text:style-name="T72">3.1 – Creamos el archivo de configuración</text:span></text:span><text:bookmark-end text:name="__RefHeading___Toc3071_1265269863"/></text:h>
      <text:p text:style-name="P142"><text:span text:style-name="Emphasis"><text:span text:style-name="T125">Se debe crear el archivo con los datos de configuración para que DRBD levante las configuraciones.</text:span></text:span></text:p>
      <text:p text:style-name="Comanddos"><text:span text:style-name="Emphasis">[root@sony01 ~]# nano /etc/drbd.d/wwwdata.res</text:span></text:p>
      <text:p text:style-name="Text_20_body"><draw:frame text:anchor-type="paragraph" draw:z-index="50" draw:style-name="gr11" draw:text-style-name="P171" svg:width="15.77cm" svg:height="7.711cm" svg:x="1.385cm" svg:y="0.09cm"><draw:text-box><text:p><text:span text:style-name="T161">resource wwwdata {</text:span></text:p><text:p><text:span text:style-name="T161"><text:s/></text:span><text:span text:style-name="T161">protocol C;</text:span></text:p><text:p><text:span text:style-name="T161"><text:s/></text:span><text:span text:style-name="T161">meta-disk internal;</text:span></text:p><text:p><text:span text:style-name="T161"><text:s/></text:span><text:span text:style-name="T161">device /dev/drbd1;</text:span></text:p><text:p><text:span text:style-name="T161"><text:s/></text:span><text:span text:style-name="T161">syncer {</text:span></text:p><text:p><text:span text:style-name="T161"><text:s text:c="2"/></text:span><text:span text:style-name="T161">verify-alg sha1;</text:span></text:p><text:p><text:span text:style-name="T161"><text:s/></text:span><text:span text:style-name="T161">}</text:span></text:p><text:p><text:span text:style-name="T161"><text:s/></text:span><text:span text:style-name="T161">net {</text:span></text:p><text:p><text:span text:style-name="T161"><text:s text:c="2"/></text:span><text:span text:style-name="T161">allow-two-primaries;</text:span></text:p><text:p><text:span text:style-name="T161"><text:s/></text:span><text:span text:style-name="T161">}</text:span></text:p><text:p><text:span text:style-name="T161"><text:s/></text:span><text:span text:style-name="T161">on sony01 {</text:span></text:p><text:p><text:span text:style-name="T161"><text:s text:c="2"/></text:span><text:span text:style-name="T161">disk <text:s text:c="2"/>/dev/centos/drbd-demo;</text:span></text:p><text:p><text:span text:style-name="T161"><text:s text:c="2"/></text:span><text:span text:style-name="T161">address <text:s/>10.0.2.157:7789;</text:span></text:p><text:p><text:span text:style-name="T161"><text:s/></text:span><text:span text:style-name="T161">}</text:span></text:p><text:p><text:span text:style-name="T161"><text:s/></text:span><text:span text:style-name="T161">on sony02 {</text:span></text:p><text:p><text:span text:style-name="T161"><text:s text:c="2"/></text:span><text:span text:style-name="T161">disk <text:s text:c="2"/>/dev/centos/drbd-demo;</text:span></text:p><text:p><text:span text:style-name="T161"><text:s text:c="2"/></text:span><text:span text:style-name="T161">address <text:s/>10.0.2.158:7789;</text:span></text:p><text:p><text:span text:style-name="T161"><text:s/></text:span><text:span text:style-name="T161">}</text:span></text:p><text:p><text:span text:style-name="T161">}</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Heading_20_3" text:outline-level="3"><text:bookmark-start text:name="__RefHeading___Toc3073_1265269863"/><text:span text:style-name="Emphasis">5.3.2 – Inicializar DRBD</text:span><text:bookmark-end text:name="__RefHeading___Toc3073_1265269863"/></text:h>
      <text:p text:style-name="P143"><text:span text:style-name="Emphasis"><text:span text:style-name="T126">Iniciar DRBD. Crea los metadatos locales para el recurso DRBD, se asegura que el m</text:span></text:span><text:span text:style-name="Emphasis"><text:span text:style-name="T123">ó</text:span></text:span><text:span text:style-name="Emphasis"><text:span text:style-name="T126">dulo DRBD del kernel este cargado y crea el recurso. Ejecutar primero en un nodo y al term</text:span></text:span><text:span text:style-name="Emphasis"><text:span text:style-name="T123">i</text:span></text:span><text:span text:style-name="Emphasis"><text:span text:style-name="T126">nar los pasos seguir con el segundo.</text:span></text:span></text:p>
      <text:p text:style-name="Text_20_body"><text:soft-page-break/><text:span text:style-name="Emphasis"/></text:p>
      <text:p text:style-name="Comanddos"><text:span text:style-name="Emphasis">[root@sony01 ~]# drbdadm create-md wwwdata</text:span></text:p>
      <text:p text:style-name="P58"><draw:frame text:anchor-type="paragraph" draw:z-index="51" draw:style-name="gr29" draw:text-style-name="P171" svg:width="15.77cm" svg:height="3.654cm" svg:x="1.385cm" svg:y="0.09cm"><draw:text-box><text:p><text:span text:style-name="T161"><text:s text:c="2"/></text:span><text:span text:style-name="T161">--== <text:s/>Thank you for participating in the global usage survey <text:s/>==--</text:span></text:p><text:p><text:span text:style-name="T161">The server's response is:</text:span></text:p><text:p><text:span text:style-name="T161"/></text:p><text:p><text:span text:style-name="T161">you are the 926th user to install this version</text:span></text:p><text:p><text:span text:style-name="T161">initializing activity log</text:span></text:p><text:p><text:span text:style-name="T161">NOT initializing bitmap</text:span></text:p><text:p><text:span text:style-name="T161">Writing meta data...</text:span></text:p><text:p><text:span text:style-name="T161">New drbd meta data block successfully created.</text:span></text:p><text:p><text:span text:style-name="T161">success</text:span></text:p></draw:text-box></draw:frame><text:span text:style-name="Emphasis"/></text:p>
      <text:p text:style-name="P58"><text:span text:style-name="Emphasis"/></text:p>
      <text:p text:style-name="P58"><text:span text:style-name="Emphasis"/></text:p>
      <text:p text:style-name="P58"><text:span text:style-name="Emphasis"/></text:p>
      <text:p text:style-name="P58"><text:span text:style-name="Emphasis"/></text:p>
      <text:p text:style-name="P144"><text:span text:style-name="Emphasis"><text:span text:style-name="T127">Verificamos el resultado del módulo y posteriormente levantamos el dispositivo</text:span></text:span></text:p>
      <text:p text:style-name="Comanddos"><text:span text:style-name="Emphasis">[root@sony01 ~]# modprobe drbd</text:span></text:p>
      <text:p text:style-name="Comanddos"><text:span text:style-name="Emphasis">[root@sony01 ~]# drbdadm up wwwdata</text:span></text:p>
      <text:p text:style-name="Comanddos"><text:span text:style-name="Emphasis">[root@sony01 ~]# cat /proc/drbd</text:span></text:p>
      <text:p text:style-name="P58"><draw:frame text:anchor-type="paragraph" draw:z-index="52" draw:style-name="gr16" draw:text-style-name="P171" svg:width="15.77cm" svg:height="2.842cm" svg:x="1.385cm" svg:y="0.09cm"><draw:text-box><text:p><text:span text:style-name="T161">version: 8.4.8-1 (api:1/proto:86-101)</text:span></text:p><text:p><text:span text:style-name="T161">GIT-hash: 22b4c802192646e433d3f7399d578ec7fecc6272 build by mockbuild@, 2016-10-13 19:58:26</text:span></text:p><text:p><text:span text:style-name="T161"/></text:p><text:p><text:span text:style-name="T161"><text:s/></text:span><text:span text:style-name="T161">1: cs:WFConnection ro:Secondary/Unknown ds:Inconsistent/Inconsistent C r-----</text:span></text:p><text:p><text:span text:style-name="T161"><text:s text:c="4"/></text:span><text:span text:style-name="T161">ns:0 nr:0 dw:0 dr:0 al:8 bm:0 lo:0 pe:0 ua:0 ap:0 ep:1 wo:f oos:1048508</text:span></text:p><text:p><text:span text:style-name="T161"/></text:p></draw:text-box></draw:frame><text:span text:style-name="Emphasis"/></text:p>
      <text:p text:style-name="P58"><text:span text:style-name="Emphasis"/></text:p>
      <text:p text:style-name="P58"><text:span text:style-name="Emphasis"/></text:p>
      <text:p text:style-name="P58"><text:span text:style-name="Emphasis"/></text:p>
      <text:p text:style-name="P144"><text:span text:style-name="Emphasis"><text:span text:style-name="T127">Repetimos los pasos para el sony02, al realizar el cat no va a informar que los datos tienen inconsistencia</text:span></text:span></text:p>
      <text:p text:style-name="Comanddos"><text:span text:style-name="Emphasis">[root@sony02 ~]# cat /proc/drbd</text:span></text:p>
      <text:p text:style-name="P59"><draw:frame text:anchor-type="paragraph" draw:z-index="53" draw:style-name="gr18" draw:text-style-name="P171" svg:width="15.77cm" svg:height="2.437cm" svg:x="1.385cm" svg:y="0.09cm"><draw:text-box><text:p><text:span text:style-name="T161">version: 8.4.8-1 (api:1/proto:86-101)</text:span></text:p><text:p><text:span text:style-name="T161">GIT-hash: 22b4c802192646e433d3f7399d578ec7fecc6272 build by mockbuild@, 2016-10-13 19:58:26</text:span></text:p><text:p><text:span text:style-name="T161"/></text:p><text:p><text:span text:style-name="T161"><text:s/></text:span><text:span text:style-name="T161">1: cs:Connected ro:Secondary/Secondary ds:Inconsistent/Inconsistent C r-----</text:span></text:p><text:p><text:span text:style-name="T161"><text:s text:c="4"/></text:span><text:span text:style-name="T161">ns:0 nr:0 dw:0 dr:0 al:8 bm:0 lo:0 pe:0 ua:0 ap:0 ep:1 wo:f oos:1048508</text:span></text:p></draw:text-box></draw:frame><text:span text:style-name="Emphasis"/></text:p>
      <text:p text:style-name="P59"><text:span text:style-name="Emphasis"/></text:p>
      <text:p text:style-name="P59"><text:span text:style-name="Emphasis"/></text:p>
      <text:p text:style-name="Comanddos"><text:span text:style-name="Emphasis"/></text:p>
      <text:p text:style-name="P145"><text:span text:style-name="Emphasis"><text:span text:style-name="T123">Como todavía no hay datos, los datos de este nodo están marcados como INCONSISTENTES. El estado es WFConnection (Waiting for Connection) el estado de los nodos pares esta marcado como Unknown. Para hacer los datos consistentes, le decimos a DRBD que nodo deberia ser considerado como el que tiene los datos correctos. Elegimos sony01 y corremos este comando:</text:span></text:span></text:p>
      <text:p text:style-name="Comanddos"><text:span text:style-name="Emphasis">[root@sony01 ~]# drbdadm primary --force wwwdata</text:span></text:p>
      <text:p text:style-name="Text_20_body"><text:span text:style-name="Emphasis"><text:span text:style-name="T84">Si verificamos inmediatamente el estado:</text:span></text:span></text:p>
      <text:p text:style-name="P81"><text:span text:style-name="Emphasis"><text:span text:style-name="T74">[root@sony01 ~]# cat /proc/drbd</text:span></text:span></text:p>
      <text:p text:style-name="P58"><text:span text:style-name="Emphasis"/></text:p>
      <text:p text:style-name="P58"><text:span text:style-name="Emphasis"/></text:p>
      <text:p text:style-name="P58"><text:span text:style-name="Emphasis"/></text:p>
      <text:p text:style-name="P58"><text:soft-page-break/><text:span text:style-name="Emphasis"/></text:p>
      <text:p text:style-name="P58"><draw:frame text:anchor-type="paragraph" draw:z-index="54" draw:style-name="gr15" draw:text-style-name="P171" svg:width="15.77cm" svg:height="3.248cm" svg:x="1.21cm" svg:y="-0.303cm"><draw:text-box><text:p><text:span text:style-name="T161">version: 8.4.8-1 (api:1/proto:86-101)</text:span></text:p><text:p><text:span text:style-name="T161">GIT-hash: 22b4c802192646e433d3f7399d578ec7fecc6272 build by mockbuild@, 2016-10-13 19:58:26</text:span></text:p><text:p><text:span text:style-name="T161"/></text:p><text:p><text:span text:style-name="T161"><text:s/></text:span><text:span text:style-name="T161">1: cs:SyncSource ro:Primary/Secondary ds:UpToDate/Inconsistent C r-----</text:span></text:p><text:p><text:span text:style-name="T161"><text:s text:c="4"/></text:span><text:span text:style-name="T161">ns:21360 nr:0 dw:0 dr:22272 al:8 bm:0 lo:0 pe:0 ua:0 ap:0 ep:1 wo:f oos:1027148</text:span></text:p><text:p><text:span text:style-name="T161"><text:tab/></text:span><text:span text:style-name="T161">[&gt;....................] sync'ed: <text:s/>2.4% (1027148/1048508)K</text:span></text:p><text:p><text:span text:style-name="T161"><text:tab/></text:span><text:span text:style-name="T161">finish: 0:05:32 speed: 3,048 (3,048) K/sec</text:span></text:p></draw:text-box></draw:frame><text:span text:style-name="Emphasis"/></text:p>
      <text:p text:style-name="P58"><text:span text:style-name="Emphasis"/></text:p>
      <text:p text:style-name="P60"><text:span text:style-name="Emphasis"/></text:p>
      <text:p text:style-name="P60"><text:span text:style-name="Emphasis"/></text:p>
      <text:p text:style-name="P60"><text:span text:style-name="Emphasis"/></text:p>
      <text:p text:style-name="P60"><text:span text:style-name="Emphasis"><text:span text:style-name="T128">Una vez sincronizado, ambos nodos figuran UpToDate</text:span></text:span></text:p>
      <text:p text:style-name="P58"><text:span text:style-name="Emphasis"/></text:p>
      <text:p text:style-name="P58"><draw:frame text:anchor-type="paragraph" draw:z-index="55" draw:style-name="gr18" draw:text-style-name="P171" svg:width="15.77cm" svg:height="2.437cm" svg:x="1.385cm" svg:y="-0.91cm"><draw:text-box><text:p><text:span text:style-name="T161">version: 8.4.8-1 (api:1/proto:86-101)</text:span></text:p><text:p><text:span text:style-name="T161">GIT-hash: 22b4c802192646e433d3f7399d578ec7fecc6272 build by mockbuild@, 2016-10-13 19:58:26</text:span></text:p><text:p><text:span text:style-name="T161"/></text:p><text:p><text:span text:style-name="T161"><text:s/></text:span><text:span text:style-name="T161">1: cs:Connected ro:Primary/Secondary ds:UpToDate/UpToDate C r-----</text:span></text:p><text:p><text:span text:style-name="T161"><text:s text:c="4"/></text:span><text:span text:style-name="T161">ns:1048508 nr:0 dw:0 dr:1049420 al:8 bm:0 lo:0 pe:0 ua:0 ap:0 ep:1 wo:f oos:0</text:span></text:p></draw:text-box></draw:frame><text:span text:style-name="Emphasis"/></text:p>
      <text:p text:style-name="P58"><text:span text:style-name="Emphasis"/></text:p>
      <text:h text:style-name="P167" text:outline-level="3"><text:bookmark-start text:name="__RefHeading___Toc3075_1265269863"/><text:span text:style-name="Emphasis"><text:span text:style-name="T72">5</text:span></text:span><text:span text:style-name="Emphasis">.</text:span><text:span text:style-name="Emphasis"><text:span text:style-name="T72">3.3 – Crear sistema de archivos en el dispositivo DRBD</text:span></text:span><text:bookmark-end text:name="__RefHeading___Toc3075_1265269863"/></text:h>
      <text:p text:style-name="P61"><text:span text:style-name="Emphasis"><text:span text:style-name="T129">Para poder almacenar datos, debemos crear el sistema de archivos. Este, puede ser en ext2, ext3, ext4, xfs, entre otros, dependiendo de nuestras necesidades.</text:span></text:span></text:p>
      <text:p text:style-name="Comanddos"><text:span text:style-name="Emphasis">[root@sony01 ~]# mkfs.xfs /dev/drbd1</text:span></text:p>
      <text:p text:style-name="Text_20_body"><text:span text:style-name="Emphasis"/></text:p>
      <text:p text:style-name="Text_20_body"><draw:frame text:anchor-type="paragraph" draw:z-index="56" draw:style-name="gr29" draw:text-style-name="P171" svg:width="15.77cm" svg:height="3.654cm" svg:x="1.385cm" svg:y="-0.91cm"><draw:text-box><text:p><text:span text:style-name="T161">meta-data=/dev/drbd1 <text:s text:c="12"/>isize=256 <text:s text:c="3"/>agcount=4, agsize=65532 blks</text:span></text:p><text:p><text:span text:style-name="T161"><text:s text:c="9"/></text:span><text:span text:style-name="T161">= <text:s text:c="22"/>sectsz=512 <text:s text:c="2"/>attr=2, projid32bit=1</text:span></text:p><text:p><text:span text:style-name="T161"><text:s text:c="9"/></text:span><text:span text:style-name="T161">= <text:s text:c="22"/>crc=0 <text:s text:c="7"/>finobt=0</text:span></text:p><text:p><text:span text:style-name="T161">data <text:s text:c="4"/>= <text:s text:c="22"/>bsize=4096 <text:s text:c="2"/>blocks=262127, imaxpct=25</text:span></text:p><text:p><text:span text:style-name="T161"><text:s text:c="9"/></text:span><text:span text:style-name="T161">= <text:s text:c="22"/>sunit=0 <text:s text:c="5"/>swidth=0 blks</text:span></text:p><text:p><text:span text:style-name="T161">naming <text:s text:c="2"/>=version 2 <text:s text:c="13"/>bsize=4096 <text:s text:c="2"/>ascii-ci=0 ftype=0</text:span></text:p><text:p><text:span text:style-name="T161">log <text:s text:c="5"/>=internal log <text:s text:c="10"/>bsize=4096 <text:s text:c="2"/>blocks=853, version=2</text:span></text:p><text:p><text:span text:style-name="T161"><text:s text:c="9"/></text:span><text:span text:style-name="T161">= <text:s text:c="22"/>sectsz=512 <text:s text:c="2"/>sunit=0 blks, lazy-count=1</text:span></text:p><text:p><text:span text:style-name="T161">realtime =none</text:span></text:p></draw:text-box></draw:frame><text:span text:style-name="Emphasis"/></text:p>
      <text:p text:style-name="Text_20_body"><text:span text:style-name="Emphasis"/></text:p>
      <text:p text:style-name="Text_20_body"><text:span text:style-name="Emphasis"/></text:p>
      <text:p text:style-name="P61"><text:span text:style-name="Emphasis"/></text:p>
      <text:p text:style-name="P146"><text:span text:style-name="Emphasis"><text:span text:style-name="T129">Lo montamos, lo llenamos con los datos Web, le damos los mismos permisos de SELinux y lo desmontamos. El cluster va a gestionar los montajes y desmontajes por si mismo.</text:span></text:span></text:p>
      <text:p text:style-name="Comanddos"><text:span text:style-name="Emphasis">[root@sony01 ~]# mount /dev/drbd1 /mnt</text:span></text:p>
      <text:p text:style-name="P147"><text:span text:style-name="Emphasis"><text:span text:style-name="T130">Posteriormente, para realizar las pruebas creamos un archivo html para verificar posteriormente si nuestro recurso funciona a <text:s/>la perfección</text:span></text:span></text:p>
      <text:p text:style-name="P62"><draw:frame text:anchor-type="paragraph" draw:z-index="57" draw:style-name="gr14" draw:text-style-name="P171" svg:width="15.77cm" svg:height="2.031cm" svg:x="1.385cm" svg:y="0.09cm"><draw:text-box><text:p><text:span text:style-name="T161">[root@sony01 ~]# cat &lt;&lt;-END &gt;/var/www/html/index.html</text:span></text:p><text:p><text:span text:style-name="T161">&lt;html&gt;</text:span></text:p><text:p><text:span text:style-name="T161">&lt;body&gt;Home Page – IPCluster&lt;/body&gt;</text:span></text:p><text:p><text:span text:style-name="T161">&lt;/html&gt;</text:span></text:p><text:p><text:span text:style-name="T161">END</text:span></text:p></draw:text-box></draw:frame><text:span text:style-name="Emphasis"/></text:p>
      <text:p text:style-name="Text_20_body"><text:span text:style-name="Emphasis"/></text:p>
      <text:p text:style-name="Text_20_body"><text:span text:style-name="Emphasis"/></text:p>
      <text:p text:style-name="P148"><text:span text:style-name="Emphasis"><text:span text:style-name="T131">Para realizar la prueba que el apache tome el disco para revisar los datos, debemos crear una referencia de donde debe leer. Luego que chequeamos, desmontamos.</text:span></text:span></text:p>
      <text:p text:style-name="Comanddos"><text:span text:style-name="Emphasis">[root@sony01 ~]# chcon -R --reference=/var/www/html /mnt</text:span></text:p>
      <text:p text:style-name="Comanddos"><text:span text:style-name="Emphasis">[root@sony01 ~]# umount /dev/drbd1</text:span></text:p>
      <text:p text:style-name="P148"><text:soft-page-break/><text:span text:style-name="Emphasis"><text:span text:style-name="T153">Nota:</text:span></text:span><text:span text:style-name="Emphasis"><text:span text:style-name="T131"> Si no desmontamos el drdbd1 antes de trabajar en el cluster, podremos tener problemas en el futuro.</text:span></text:span></text:p>
      <text:h text:style-name="Heading_20_2" text:outline-level="2"><text:bookmark-start text:name="__RefHeading___Toc6279_1265269863"/><text:span text:style-name="Emphasis">5.4.0 – </text:span><text:span text:style-name="Emphasis"><text:span text:style-name="T77">Agregar recurso </text:span></text:span><text:span text:style-name="Emphasis">DRBD</text:span><text:bookmark-end text:name="__RefHeading___Toc6279_1265269863"/></text:h>
      <text:h text:style-name="Heading_20_3" text:outline-level="3"><text:bookmark-start text:name="__RefHeading___Toc6281_1265269863"/><text:span text:style-name="Emphasis"><text:span text:style-name="T81">5</text:span></text:span><text:span text:style-name="Emphasis">.4.1 – Configurar y Agregar DRBD</text:span><text:bookmark-end text:name="__RefHeading___Toc6281_1265269863"/></text:h>
      <text:p text:style-name="P149"><text:span text:style-name="Emphasis"><text:span text:style-name="T132">Pcs permite acumular cambios en un archivo y aplicar los cambios automáticamente. Para esto llenamos el archivo con el XML crudo del CIB.</text:span></text:span></text:p>
      <text:p text:style-name="Comanddos"><text:span text:style-name="Emphasis">[root@sony01 ~]# pcs cluster cib drbd_cfg</text:span></text:p>
      <text:p text:style-name="P149"><text:span text:style-name="Emphasis"><text:span text:style-name="T132">Creamos un recurso para el dispositivo DRBD, y un recurso CLON adicional <text:s/>para permitir que el recurso corra en los 2 nodos a la vez.</text:span></text:span></text:p>
      <text:p text:style-name="Comanddos"><text:span text:style-name="Emphasis">[root@sony01 ~]# pcs -f drbd_cfg resource create WebData ocf:linbit:drbd drbd_resource=wwwdata op monitor interval=60s</text:span></text:p>
      <text:p text:style-name="Comanddos"><text:span text:style-name="Emphasis">[root@sony01 ~]# pcs -f drbd_cfg resource master WebDataClone WebData master-max=1 master-node-max=1 clone-max=2 clone-node-max=1 notify=true</text:span></text:p>
      <text:p text:style-name="P149"><text:span text:style-name="Emphasis"><text:span text:style-name="T132">Procedemos a revisar como quedaría antes de aplicar los cambios.</text:span></text:span></text:p>
      <text:p text:style-name="Comanddos"><text:span text:style-name="Emphasis">[root@sony01 ~]# pcs -f drbd_cfg resource show</text:span></text:p>
      <text:p text:style-name="P63"><draw:frame text:anchor-type="paragraph" draw:z-index="58" draw:style-name="gr6" draw:text-style-name="P171" svg:width="15.77cm" svg:height="1.625cm" svg:x="1.385cm" svg:y="0.09cm"><draw:text-box><text:p><text:span text:style-name="T161"><text:s/></text:span><text:span text:style-name="T161">ClusterIP</text:span><text:span text:style-name="T161"><text:tab/></text:span><text:span text:style-name="T161">(ocf::heartbeat:IPaddr2):</text:span><text:span text:style-name="T161"><text:tab/></text:span><text:span text:style-name="T161">Started sony02</text:span></text:p><text:p><text:span text:style-name="T161"><text:s/></text:span><text:span text:style-name="T161">WebSite</text:span><text:span text:style-name="T161"><text:tab/></text:span><text:span text:style-name="T161">(ocf::heartbeat:apache):</text:span><text:span text:style-name="T161"><text:tab/></text:span><text:span text:style-name="T161">Started sony02</text:span></text:p><text:p><text:span text:style-name="T161"><text:s/></text:span><text:span text:style-name="T161">Master/Slave Set: WebDataClone [WebData]</text:span></text:p><text:p><text:span text:style-name="T161"><text:s text:c="5"/></text:span><text:span text:style-name="T161">Stopped: [ sony01 sony02 ]</text:span></text:p></draw:text-box></draw:frame><text:span text:style-name="Emphasis"/></text:p>
      <text:p text:style-name="P63"><text:span text:style-name="Emphasis"/></text:p>
      <text:p text:style-name="P64"><text:span text:style-name="Emphasis"/></text:p>
      <text:p text:style-name="P150"><text:span text:style-name="Emphasis"><text:span text:style-name="T133">Aplicamos los cambios del archivo drbd_cfg al CIB</text:span></text:span></text:p>
      <text:p text:style-name="Comanddos"><text:span text:style-name="Emphasis">[root@sony01 ~]# pcs cluster cib-push drbd_cfg</text:span></text:p>
      <text:p text:style-name="Text_20_body"><draw:frame text:anchor-type="paragraph" draw:z-index="59" draw:style-name="gr30" draw:text-style-name="P171" svg:width="15.77cm" svg:height="0.408cm" svg:x="1.385cm" svg:y="0.09cm"><draw:text-box><text:p><text:span text:style-name="T161">CIB updated</text:span></text:p></draw:text-box></draw:frame><text:span text:style-name="Emphasis"/></text:p>
      <text:p text:style-name="Comanddos"><text:span text:style-name="Emphasis">[root@sony01 ~]# pcs status</text:span></text:p>
      <text:p text:style-name="Text_20_body"><draw:frame text:anchor-type="paragraph" draw:z-index="60" draw:style-name="gr31" draw:text-style-name="P171" svg:width="15.77cm" svg:height="8.191cm" svg:x="1.385cm" svg:y="0.09cm"><draw:text-box><text:p><text:span text:style-name="T161">Cluster name: micluster</text:span></text:p><text:p><text:span text:style-name="T161">Last updated: Thu Nov <text:s/>3 17:40:20 2016</text:span><text:span text:style-name="T161"><text:tab/></text:span><text:span text:style-name="T161"><text:tab/></text:span><text:span text:style-name="T161">Last change: Thu Nov <text:s/>3 17:39:35 2016 by root via cibadmin on sony01</text:span></text:p><text:p><text:span text:style-name="T161">Stack: corosync</text:span></text:p><text:p><text:span text:style-name="T161">Current DC: sony02 (version 1.1.13-10.el7_2.4-44eb2dd) - partition with quorum</text:span></text:p><text:p><text:span text:style-name="T161">2 nodes and 4 resources configured</text:span></text:p><text:p><text:span text:style-name="T161"/></text:p><text:p><text:span text:style-name="T161">Online: [ sony01 sony02 ]</text:span></text:p><text:p><text:span text:style-name="T161"/></text:p><text:p><text:span text:style-name="T161">Full list of resources:</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2</text:span></text:p><text:p><text:span text:style-name="T161"><text:s/></text:span><text:span text:style-name="T161">WebSite</text:span><text:span text:style-name="T161"><text:tab/></text:span><text:span text:style-name="T161">(ocf::heartbeat:apache):</text:span><text:span text:style-name="T161"><text:tab/></text:span><text:span text:style-name="T161">Started sony02</text:span></text:p><text:p><text:span text:style-name="T161"><text:s/></text:span><text:span text:style-name="T161">Master/Slave Set: WebDataClone [WebData]</text:span></text:p><text:p><text:span text:style-name="T161"><text:s text:c="5"/></text:span><text:span text:style-name="T161">Masters: [ sony01 ]</text:span></text:p><text:p><text:span text:style-name="T161"><text:s text:c="5"/></text:span><text:span text:style-name="T161">Slaves: [ sony02 ]</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draw:frame text:anchor-type="paragraph" draw:z-index="74" draw:style-name="gr37" draw:text-style-name="P171" svg:width="15.77cm" svg:height="2.072cm" svg:x="1.385cm" svg:y="0.09cm"><draw:text-box><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draw:text-box></draw:frame><text:soft-page-break/><text:span text:style-name="Emphasis"/></text:p>
      <text:p text:style-name="Text_20_body"><text:span text:style-name="Emphasis"/></text:p>
      <text:p text:style-name="P64"><text:span text:style-name="Emphasis"/></text:p>
      <text:p text:style-name="P64"><text:span text:style-name="Emphasis"><text:span text:style-name="T133">Una vez completado, vemos que WebDataClone esta corriendo como Maestro en sony01 y el esclavo en sony02.</text:span></text:span></text:p>
      <text:p text:style-name="P64"><text:span text:style-name="Emphasis"><text:span text:style-name="T133">Procedemos a agregar los módulos para que se carguen al inicio.</text:span></text:span></text:p>
      <text:p text:style-name="Comanddos"><text:span text:style-name="Emphasis">[root@sony01 ~]# echo drbd &gt;/etc/modules-load.d/drbd.conf</text:span></text:p>
      <text:p text:style-name="Comanddos"><text:span text:style-name="Emphasis">[root@sony02 ~]# echo drbd &gt;/etc/modules-load.d/drbd.conf</text:span></text:p>
      <text:h text:style-name="P168" text:outline-level="3"><text:bookmark-start text:name="__RefHeading___Toc6283_1265269863"/><text:span text:style-name="Emphasis"><text:span text:style-name="T81">5</text:span></text:span><text:span text:style-name="Emphasis">.4.</text:span><text:span text:style-name="Emphasis"><text:span text:style-name="T78">2</text:span></text:span><text:span text:style-name="Emphasis"> – </text:span><text:span text:style-name="Emphasis"><text:span text:style-name="T79">Configurar punto de montaje</text:span></text:span><text:bookmark-end text:name="__RefHeading___Toc6283_1265269863"/></text:h>
      <text:p text:style-name="P42"><text:span text:style-name="Emphasis"><text:span text:style-name="T134">Tenemos el dispositivo DRBD funcionando, lo montamos como filesystem. Llamamos a Filesystem directamente (en vez de ocf:heartbeat:filesystem) por que sabemos que hay un solo script de recurso con ese nombre disponible para Pacemaker.</text:span></text:span></text:p>
      <text:p text:style-name="P42"><text:span text:style-name="Emphasis"><text:span text:style-name="T134">Como vamos a trabajar con el XML, procedemos a la configuración sin guardar hasta terminar las configuraciones.</text:span></text:span></text:p>
      <text:p text:style-name="Comanddos"><text:span text:style-name="Emphasis">[root@sony01 ~]# pcs cluster cib fs_cfg</text:span></text:p>
      <text:p text:style-name="P42"><text:span text:style-name="Emphasis"><text:span text:style-name="T134">Debemos informar <text:s/>que sistema de archivo, el punto de montaje al Cluster, para que el lo pueda administrar.</text:span></text:span></text:p>
      <text:p text:style-name="Comanddos"><text:span text:style-name="Emphasis">[root@sony01 ~]# pcs -f fs_cfg resource create WebFS Filesystem device="/dev/drbd1" directory="/var/www/html" fstype="xfs"</text:span></text:p>
      <text:p text:style-name="P152"><text:span text:style-name="Emphasis"><text:span text:style-name="T135">Configuramos los constraint de colocación y orden para tanto el disco y el sistema de archivos se est</text:span></text:span><text:span text:style-name="Emphasis"><text:span text:style-name="T123">é</text:span></text:span><text:span text:style-name="Emphasis"><text:span text:style-name="T135">n ejecutando en el mismo nodo.</text:span></text:span></text:p>
      <text:p text:style-name="Comanddos"><text:span text:style-name="Emphasis">[root@sony01 ~]# pcs -f fs_cfg constraint colocation add WebFS with WebDataClone INFINITY with-rsc-role=Master</text:span></text:p>
      <text:p text:style-name="Comanddos"><text:span text:style-name="Emphasis">[root@sony01 ~]# pcs -f fs_cfg constraint order promote WebDataClone then start WebFS</text:span></text:p>
      <text:p text:style-name="P65"><draw:frame text:anchor-type="paragraph" draw:z-index="62" draw:style-name="gr30" draw:text-style-name="P171" svg:width="15.77cm" svg:height="0.408cm" svg:x="1.385cm" svg:y="0.09cm"><draw:text-box><text:p><text:span text:style-name="T161">Adding WebDataClone WebFS (kind: Mandatory) (Options: first-action=promote then-action=start)</text:span></text:p></draw:text-box></draw:frame><text:span text:style-name="Emphasis"/></text:p>
      <text:p text:style-name="P152"><text:span text:style-name="Emphasis"><text:span text:style-name="T135">Configuramos los constraint de colocación y orden para que el disco esté en el mismo lugar que WebSite y arranque antes que <text:s/>WebSite</text:span></text:span></text:p>
      <text:p text:style-name="Comanddos"><text:span text:style-name="Emphasis">[root@sony01 ~]# pcs -f fs_cfg constraint colocation add WebSite with WebFS INFINITY</text:span></text:p>
      <text:p text:style-name="Comanddos"><text:span text:style-name="Emphasis">[root@sony01 ~]# pcs -f fs_cfg constraint order WebFS then WebSite</text:span></text:p>
      <text:p text:style-name="P65"><draw:frame text:anchor-type="paragraph" draw:z-index="61" draw:style-name="gr30" draw:text-style-name="P171" svg:width="15.77cm" svg:height="0.408cm" svg:x="1.385cm" svg:y="0.09cm"><draw:text-box><text:p><text:span text:style-name="T161">Adding WebFS WebSite (kind: Mandatory) (Options: first-action=start then-action=start)</text:span></text:p></draw:text-box></draw:frame><text:span text:style-name="Emphasis"/></text:p>
      <text:p text:style-name="P65"><text:span text:style-name="Emphasis"><text:span text:style-name="T135"/></text:span></text:p>
      <text:p text:style-name="P65"><text:span text:style-name="Emphasis"><text:span text:style-name="T135"/></text:span></text:p>
      <text:p text:style-name="P65"><text:soft-page-break/><text:span text:style-name="Emphasis"><text:span text:style-name="T135">Procedemos a chequear las configuraciones</text:span></text:span></text:p>
      <text:p text:style-name="Comanddos"><text:span text:style-name="Emphasis">[root@sony01 ~]# pcs -f fs_cfg constraint</text:span></text:p>
      <text:p text:style-name="P65"><draw:frame text:anchor-type="paragraph" draw:z-index="71" draw:style-name="gr29" draw:text-style-name="P171" svg:width="15.77cm" svg:height="3.654cm" svg:x="1.385cm" svg:y="0.09cm"><draw:text-box><text:p><text:span text:style-name="T161">Location Constraints:</text:span></text:p><text:p><text:span text:style-name="T161">Ordering Constraints:</text:span></text:p><text:p><text:span text:style-name="T161"><text:s text:c="2"/></text:span><text:span text:style-name="T161">start ClusterIP then start WebSite (kind:Mandatory)</text:span></text:p><text:p><text:span text:style-name="T161"><text:s text:c="2"/></text:span><text:span text:style-name="T161">promote WebDataClone then start WebFS (kind:Mandatory)</text:span></text:p><text:p><text:span text:style-name="T161"><text:s text:c="2"/></text:span><text:span text:style-name="T161">start WebFS then start WebSite (kind:Mandatory)</text:span></text:p><text:p><text:span text:style-name="T161">Colocation Constraints:</text:span></text:p><text:p><text:span text:style-name="T161"><text:s text:c="2"/></text:span><text:span text:style-name="T161">WebSite with ClusterIP (score:INFINITY)</text:span></text:p><text:p><text:span text:style-name="T161"><text:s text:c="2"/></text:span><text:span text:style-name="T161">WebFS with WebDataClone (score:INFINITY) (with-rsc-role:Master)</text:span></text:p><text:p><text:span text:style-name="T161"><text:s text:c="2"/></text:span><text:span text:style-name="T161">WebSite with WebFS (score:INFINITY)</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Comanddos"><text:span text:style-name="Emphasis">[root@sony01 ~]# pcs -f fs_cfg resource show</text:span></text:p>
      <text:p text:style-name="Text_20_body"><draw:frame text:anchor-type="paragraph" draw:z-index="63" draw:style-name="gr18" draw:text-style-name="P171" svg:width="15.77cm" svg:height="2.437cm" svg:x="1.385cm" svg:y="0.09cm"><draw:text-box><text:p><text:span text:style-name="T161"><text:s/></text:span><text:span text:style-name="T161">ClusterIP</text:span><text:span text:style-name="T161"><text:tab/></text:span><text:span text:style-name="T161">(ocf::heartbeat:IPaddr2):</text:span><text:span text:style-name="T161"><text:tab/></text:span><text:span text:style-name="T161">Started sony02</text:span></text:p><text:p><text:span text:style-name="T161"><text:s/></text:span><text:span text:style-name="T161">WebSite</text:span><text:span text:style-name="T161"><text:tab/></text:span><text:span text:style-name="T161">(ocf::heartbeat:apache):</text:span><text:span text:style-name="T161"><text:tab/></text:span><text:span text:style-name="T161">Started sony02</text:span></text:p><text:p><text:span text:style-name="T161"><text:s/></text:span><text:span text:style-name="T161">Master/Slave Set: WebDataClone [WebData]</text:span></text:p><text:p><text:span text:style-name="T161"><text:s text:c="5"/></text:span><text:span text:style-name="T161">Masters: [ sony01 ]</text:span></text:p><text:p><text:span text:style-name="T161"><text:s text:c="5"/></text:span><text:span text:style-name="T161">Slaves: [ sony02 ]</text:span></text:p><text:p><text:span text:style-name="T161"><text:s/></text:span><text:span text:style-name="T161">WebFS</text:span><text:span text:style-name="T161"><text:tab/></text:span><text:span text:style-name="T161">(ocf::heartbeat:Filesystem):</text:span><text:span text:style-name="T161"><text:tab/></text:span><text:span text:style-name="T161">Stopped</text:span></text:p></draw:text-box></draw:frame><text:span text:style-name="Emphasis"/></text:p>
      <text:p text:style-name="Text_20_body"><text:span text:style-name="Emphasis"/></text:p>
      <text:p text:style-name="Text_20_body"><text:span text:style-name="Emphasis"/></text:p>
      <text:p text:style-name="P66"><text:span text:style-name="Emphasis"/></text:p>
      <text:p text:style-name="P66"><text:span text:style-name="Emphasis"><text:span text:style-name="T136">Aplicamos la configuraci</text:span></text:span><text:span text:style-name="Emphasis"><text:span text:style-name="T123">ó</text:span></text:span><text:span text:style-name="Emphasis"><text:span text:style-name="T136">n y verificamos el estado del cluster</text:span></text:span></text:p>
      <text:p text:style-name="Comanddos"><text:span text:style-name="Emphasis">[root@sony01 ~]# pcs cluster cib-push fs_cfg</text:span></text:p>
      <text:p text:style-name="Text_20_body"><draw:frame text:anchor-type="paragraph" draw:z-index="64" draw:style-name="gr30" draw:text-style-name="P171" svg:width="15.77cm" svg:height="0.408cm" svg:x="1.385cm" svg:y="0.09cm"><draw:text-box><text:p><text:span text:style-name="T161">CIB updated</text:span></text:p></draw:text-box></draw:frame><text:span text:style-name="Emphasis"/></text:p>
      <text:p text:style-name="Comanddos"><text:span text:style-name="Emphasis">[root@sony01 ~]# pcs status</text:span></text:p>
      <text:p text:style-name="Text_20_body"><draw:frame text:anchor-type="paragraph" draw:z-index="65" draw:style-name="gr32" draw:text-style-name="P171" svg:width="15.77cm" svg:height="10.551cm" svg:x="1.385cm" svg:y="0.09cm"><draw:text-box><text:p><text:span text:style-name="T161">Cluster name: micluster</text:span></text:p><text:p><text:span text:style-name="T161">Last updated: Thu Nov <text:s/>3 17:47:39 2016</text:span><text:span text:style-name="T161"><text:tab/></text:span><text:span text:style-name="T161"><text:tab/></text:span><text:span text:style-name="T161">Last change: Thu Nov <text:s/>3 17:47:08 2016 by root via cibadmin on sony01</text:span></text:p><text:p><text:span text:style-name="T161">Stack: corosync</text:span></text:p><text:p><text:span text:style-name="T161">Current DC: sony02 (version 1.1.13-10.el7_2.4-44eb2dd) - partition with quorum</text:span></text:p><text:p><text:span text:style-name="T161">2 nodes and 5 resources configured</text:span></text:p><text:p><text:span text:style-name="T161"/></text:p><text:p><text:span text:style-name="T161">Online: [ sony01 sony02 ]</text:span></text:p><text:p><text:span text:style-name="T161"/></text:p><text:p><text:span text:style-name="T161">Full list of resources:</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2</text:span></text:p><text:p><text:span text:style-name="T161"><text:s/></text:span><text:span text:style-name="T161">WebSite</text:span><text:span text:style-name="T161"><text:tab/></text:span><text:span text:style-name="T161">(ocf::heartbeat:apache):</text:span><text:span text:style-name="T161"><text:tab/></text:span><text:span text:style-name="T161">Started sony02</text:span></text:p><text:p><text:span text:style-name="T161"><text:s/></text:span><text:span text:style-name="T161">Master/Slave Set: WebDataClone [WebData]</text:span></text:p><text:p><text:span text:style-name="T161"><text:s text:c="5"/></text:span><text:span text:style-name="T161">Masters: [ sony02 ]</text:span></text:p><text:p><text:span text:style-name="T161"><text:s text:c="5"/></text:span><text:span text:style-name="T161">Slaves: [ sony01 ]</text:span></text:p><text:p><text:span text:style-name="T161"><text:s/></text:span><text:span text:style-name="T161">WebFS</text:span><text:span text:style-name="T161"><text:tab/></text:span><text:span text:style-name="T161">(ocf::heartbeat:Filesystem):</text:span><text:span text:style-name="T161"><text:tab/></text:span><text:span text:style-name="T161">Started sony02</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text:p><text:span text:style-name="T161"/></text:p><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P164" text:outline-level="2"><text:span text:style-name="Emphasis"/></text:h>
      <text:h text:style-name="P165" text:outline-level="2"><text:bookmark-start text:name="__RefHeading___Toc6285_1265269863"/><text:span text:style-name="Emphasis">5.5.0 – Failover sobre el Cluster</text:span><text:bookmark-end text:name="__RefHeading___Toc6285_1265269863"/></text:h>
      <text:p text:style-name="P153"><text:span text:style-name="Emphasis"><text:span text:style-name="T137">Para verificar si la configuración queda a nuestro gusto, probamos de hacer un failover sobre el cluster, para uno u otro nodo y viendo como pasa los recursos de un nodo a otro.</text:span></text:span></text:p>
      <text:p text:style-name="P153"><text:span text:style-name="Emphasis"><text:span text:style-name="T137">El modo standby continua corriendo corosync y pacemaker pero no le permite correr recursos. Los recursos que estén corriendo serán trasladados.</text:span></text:span></text:p>
      <text:p text:style-name="Comanddos"><text:span text:style-name="Emphasis">[root@sony01 ~]# pcs cluster standby sony02</text:span></text:p>
      <text:p text:style-name="Comanddos"><text:span text:style-name="Emphasis">[root@sony01 ~]# pcs status</text:span></text:p>
      <text:p text:style-name="P67"><draw:frame text:anchor-type="paragraph" draw:z-index="66" draw:style-name="gr33" draw:text-style-name="P171" svg:width="15.77cm" svg:height="10.956cm" svg:x="1.385cm" svg:y="0.09cm"><draw:text-box><text:p><text:span text:style-name="T161">Cluster name: micluster</text:span></text:p><text:p><text:span text:style-name="T161">Last updated: Thu Nov <text:s/>3 17:49:48 2016</text:span><text:span text:style-name="T161"><text:tab/></text:span><text:span text:style-name="T161"><text:tab/></text:span><text:span text:style-name="T161">Last change: Thu Nov <text:s/>3 17:49:44 2016 by root via crm_attribute on sony01</text:span></text:p><text:p><text:span text:style-name="T161">Stack: corosync</text:span></text:p><text:p><text:span text:style-name="T161">Current DC: sony02 (version 1.1.13-10.el7_2.4-44eb2dd) - partition with quorum</text:span></text:p><text:p><text:span text:style-name="T161">2 nodes and 5 resources configured</text:span></text:p><text:p><text:span text:style-name="T161"/></text:p><text:p><text:span text:style-name="T161">Node sony02: standby</text:span></text:p><text:p><text:span text:style-name="T161">Online: [ sony01 ]</text:span></text:p><text:p><text:span text:style-name="T161"/></text:p><text:p><text:span text:style-name="T161">Full list of resources:</text:span></text:p><text:p><text:span text:style-name="T161"/></text:p><text:p><text:span text:style-name="T161"><text:s/></text:span><text:span text:style-name="T161">ClusterIP</text:span><text:span text:style-name="T161"><text:tab/></text:span><text:span text:style-name="T161">(ocf::heartbeat:IPaddr2):</text:span><text:span text:style-name="T161"><text:tab/></text:span><text:span text:style-name="T161">Started sony01</text:span></text:p><text:p><text:span text:style-name="T161"><text:s/></text:span><text:span text:style-name="T161">WebSite</text:span><text:span text:style-name="T161"><text:tab/></text:span><text:span text:style-name="T161">(ocf::heartbeat:apache):</text:span><text:span text:style-name="T161"><text:tab/></text:span><text:span text:style-name="T161">Started sony01</text:span></text:p><text:p><text:span text:style-name="T161"><text:s/></text:span><text:span text:style-name="T161">Master/Slave Set: WebDataClone [WebData]</text:span></text:p><text:p><text:span text:style-name="T161"><text:s text:c="5"/></text:span><text:span text:style-name="T161">Masters: [ sony01 ]</text:span></text:p><text:p><text:span text:style-name="T161"><text:s text:c="5"/></text:span><text:span text:style-name="T161">Stopped: [ sony02 ]</text:span></text:p><text:p><text:span text:style-name="T161"><text:s/></text:span><text:span text:style-name="T161">WebFS</text:span><text:span text:style-name="T161"><text:tab/></text:span><text:span text:style-name="T161">(ocf::heartbeat:Filesystem):</text:span><text:span text:style-name="T161"><text:tab/></text:span><text:span text:style-name="T161">Started sony01</text:span></text:p><text:p><text:span text:style-name="T161"/></text:p><text:p><text:span text:style-name="T161">PCSD Status:</text:span></text:p><text:p><text:span text:style-name="T161"><text:s text:c="2"/></text:span><text:span text:style-name="T161">sony01: Online</text:span></text:p><text:p><text:span text:style-name="T161"><text:s text:c="2"/></text:span><text:span text:style-name="T161">sony02: Online</text:span></text:p><text:p><text:span text:style-name="T161"/></text:p><text:p><text:span text:style-name="T161">Daemon Status:</text:span></text:p><text:p><text:span text:style-name="T161"><text:s text:c="2"/></text:span><text:span text:style-name="T161">corosync: active/disabled</text:span></text:p><text:p><text:span text:style-name="T161"><text:s text:c="2"/></text:span><text:span text:style-name="T161">pacemaker: active/disabled</text:span></text:p><text:p><text:span text:style-name="T161"><text:s text:c="2"/></text:span><text:span text:style-name="T161">pcsd: active/enabled</text:span></text:p></draw:text-box></draw:frame><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153"><text:span text:style-name="Emphasis"><text:span text:style-name="T137">Como podemos observar los recursos se han movido a sony01</text:span></text:span></text:p>
      <text:p text:style-name="P67"><text:span text:style-name="Emphasis"><text:span text:style-name="T137">Volvemos a activar el nodo sony02 para dejar en funcionamiento.</text:span></text:span><text:span text:style-name="Emphasis"><text:span text:style-name="T81"> </text:span></text:span></text:p>
      <text:p text:style-name="Comanddos"><text:span text:style-name="Emphasis">[root@sony01 ~]# pcs cluster unstandby sony02</text:span></text:p>
      <text:p text:style-name="Comanddos"><text:span text:style-name="Emphasis"/></text:p>
      <text:p text:style-name="P84"><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Text_20_body"><text:span text:style-name="Emphasis"><text:span text:style-name="T156">Integrantes: </text:span></text:span></text:p>
      <text:p text:style-name="P87"><text:span text:style-name="Emphasis"><text:span text:style-name="T156">Mellado, Gustavo</text:span></text:span></text:p>
      <text:p text:style-name="P88"><text:span text:style-name="Emphasis"><text:span text:style-name="T156">Sandoval, Jonathan</text:span></text:span></text:p>
      <text:p text:style-name="P88"><text:span text:style-name="Emphasis"><text:span text:style-name="T156">Celescinco, Cristian</text:span></text:span></text:p>
      <text:p text:style-name="P88"><text:span text:style-name="Emphasis"><text:span text:style-name="T156">Ruggeri, Christian</text:span></text:span></text:p>
      <text:p text:style-name="P88"><text:span text:style-name="Emphasis"><text:span text:style-name="T156">Schvartzma, Guillerm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7T18:39:20.098154848</dc:date>
    <meta:editing-duration>P1DT2H8M56S</meta:editing-duration>
    <meta:editing-cycles>141</meta:editing-cycles>
    <meta:generator>LibreOffice/5.0.3.2$Linux_X86_64 LibreOffice_project/00m0$Build-2</meta:generator>
    <dc:creator>chrisar </dc:creator>
    <meta:document-statistic meta:table-count="1" meta:image-count="0" meta:object-count="0" meta:page-count="27" meta:paragraph-count="350" meta:word-count="4359" meta:character-count="28431" meta:non-whitespace-character-count="24374"/>
  </office:meta>
</office:document-meta>
</file>